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225in"/>
    </style:style>
    <style:style style:name="Table32.C" style:family="table-column">
      <style:table-column-properties style:column-width="4.2479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75in"/>
    </style:style>
    <style:style style:name="Table33.B" style:family="table-column">
      <style:table-column-properties style:column-width="0.9375in"/>
    </style:style>
    <style:style style:name="Table33.C" style:family="table-column">
      <style:table-column-properties style:column-width="4.0104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C2" style:family="table-cell">
      <style:table-cell-properties fo:padding="0.0382in" fo:border-left="0.05pt solid #000000" fo:border-right="0.05pt solid #000000" fo:border-top="none" fo:border-bottom="none"/>
    </style:style>
    <style:style style:name="Table33.6" style:family="table-row">
      <style:table-row-properties style:min-row-height="0.2806in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Table36" style:family="table">
      <style:table-properties style:width="6.7021in" fo:margin-left="0in" table:align="left"/>
    </style:style>
    <style:style style:name="Table36.A" style:family="table-column">
      <style:table-column-properties style:column-width="1.225in"/>
    </style:style>
    <style:style style:name="Table36.B" style:family="table-column">
      <style:table-column-properties style:column-width="1.3347in"/>
    </style:style>
    <style:style style:name="Table36.C" style:family="table-column">
      <style:table-column-properties style:column-width="4.142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7021in" fo:margin-left="0in" table:align="left"/>
    </style:style>
    <style:style style:name="Table37.A" style:family="table-column">
      <style:table-column-properties style:column-width="1.75in"/>
    </style:style>
    <style:style style:name="Table37.B" style:family="table-column">
      <style:table-column-properties style:column-width="1.25in"/>
    </style:style>
    <style:style style:name="Table37.C" style:family="table-column">
      <style:table-column-properties style:column-width="3.7021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C2" style:family="table-cell">
      <style:table-cell-properties fo:padding="0.0382in" fo:border-left="0.05pt solid #000000" fo:border-right="0.05pt solid #000000" fo:border-top="none" fo:border-bottom="none"/>
    </style:style>
    <style:style style:name="Table37.6" style:family="table-row">
      <style:table-row-properties style:min-row-height="0.2806in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225in"/>
    </style:style>
    <style:style style:name="Table38.C" style:family="table-column">
      <style:table-column-properties style:column-width="4.2479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75in"/>
    </style:style>
    <style:style style:name="Table39.B" style:family="table-column">
      <style:table-column-properties style:column-width="0.9375in"/>
    </style:style>
    <style:style style:name="Table39.C" style:family="table-column">
      <style:table-column-properties style:column-width="4.0104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9.A2" style:family="table-cell">
      <style:table-cell-properties fo:padding="0.0382in" fo:border-left="0.05pt solid #000000" fo:border-right="none" fo:border-top="none" fo:border-bottom="none"/>
    </style:style>
    <style:style style:name="Table39.C2" style:family="table-cell">
      <style:table-cell-properties fo:padding="0.0382in" fo:border-left="0.05pt solid #000000" fo:border-right="0.05pt solid #000000" fo:border-top="none" fo:border-bottom="none"/>
    </style:style>
    <style:style style:name="Table39.6" style:family="table-row">
      <style:table-row-properties style:min-row-height="0.2806in"/>
    </style:style>
    <style:style style:name="Table39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3.3465in" style:rel-column-width="32767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fo:color="#ff3333" officeooo:rsid="00274225" officeooo:paragraph-rsid="0078b0f3"/>
    </style:style>
    <style:style style:name="P8" style:family="paragraph" style:parent-style-name="Standard">
      <style:text-properties fo:color="#ff3333" officeooo:rsid="00274225" officeooo:paragraph-rsid="007aa6de"/>
    </style:style>
    <style:style style:name="P9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e4b87" officeooo:paragraph-rsid="0078b0f3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e4b87" officeooo:paragraph-rsid="007aa6de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e4b87" officeooo:paragraph-rsid="007cf42e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1fa352" officeooo:paragraph-rsid="0078b0f3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1fa352" officeooo:paragraph-rsid="007aa6de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1fa352" officeooo:paragraph-rsid="007cf42e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38d1fd" officeooo:paragraph-rsid="0078b0f3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38d1fd" officeooo:paragraph-rsid="007aa6de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38d1fd" officeooo:paragraph-rsid="007cf42e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45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46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47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48" style:family="paragraph" style:parent-style-name="Standard">
      <style:text-properties style:font-name="Courier 10 Pitch" fo:font-size="10pt" officeooo:rsid="0039f378" officeooo:paragraph-rsid="0078b0f3" style:font-size-asian="10pt" style:font-size-complex="10pt"/>
    </style:style>
    <style:style style:name="P49" style:family="paragraph" style:parent-style-name="Standard">
      <style:text-properties style:font-name="Courier 10 Pitch" fo:font-size="10pt" officeooo:rsid="0039f378" officeooo:paragraph-rsid="007aa6de" style:font-size-asian="10pt" style:font-size-complex="10pt"/>
    </style:style>
    <style:style style:name="P50" style:family="paragraph" style:parent-style-name="Standard">
      <style:text-properties style:font-name="Courier 10 Pitch" fo:font-size="10pt" officeooo:rsid="0039f378" officeooo:paragraph-rsid="007cf42e" style:font-size-asian="10pt" style:font-size-complex="10pt"/>
    </style:style>
    <style:style style:name="P51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52" style:family="paragraph" style:parent-style-name="Standard">
      <style:text-properties style:font-name="Courier 10 Pitch" fo:font-size="10pt" officeooo:rsid="003d6c7d" officeooo:paragraph-rsid="007cf42e" style:font-size-asian="10pt" style:font-size-complex="10pt"/>
    </style:style>
    <style:style style:name="P53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54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55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56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57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58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59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60" style:family="paragraph" style:parent-style-name="Standard">
      <style:text-properties style:font-name="Courier 10 Pitch" fo:font-size="10pt" officeooo:rsid="007ab3f9" officeooo:paragraph-rsid="007ab3f9" style:font-size-asian="10pt" style:font-size-complex="10pt"/>
    </style:style>
    <style:style style:name="P61" style:family="paragraph" style:parent-style-name="Standard">
      <style:text-properties style:font-name="Courier 10 Pitch" fo:font-size="10pt" officeooo:rsid="007b2980" officeooo:paragraph-rsid="007b2980" style:font-size-asian="10pt" style:font-size-complex="10pt"/>
    </style:style>
    <style:style style:name="P62" style:family="paragraph" style:parent-style-name="Standard">
      <style:text-properties fo:color="#000000" officeooo:rsid="001cebec"/>
    </style:style>
    <style:style style:name="P63" style:family="paragraph" style:parent-style-name="Standard">
      <style:text-properties fo:color="#000000" officeooo:rsid="001cebec" officeooo:paragraph-rsid="001cebec"/>
    </style:style>
    <style:style style:name="P64" style:family="paragraph" style:parent-style-name="Standard">
      <style:text-properties officeooo:rsid="000e6747" officeooo:paragraph-rsid="00151403"/>
    </style:style>
    <style:style style:name="P65" style:family="paragraph" style:parent-style-name="Standard">
      <style:text-properties officeooo:rsid="00151403" officeooo:paragraph-rsid="00151403"/>
    </style:style>
    <style:style style:name="P66" style:family="paragraph" style:parent-style-name="Standard">
      <style:text-properties officeooo:paragraph-rsid="00151403"/>
    </style:style>
    <style:style style:name="P67" style:family="paragraph" style:parent-style-name="Standard">
      <style:text-properties officeooo:rsid="00163d02" officeooo:paragraph-rsid="00163d02"/>
    </style:style>
    <style:style style:name="P68" style:family="paragraph" style:parent-style-name="Standard">
      <style:text-properties officeooo:rsid="00163d02" officeooo:paragraph-rsid="001d2196"/>
    </style:style>
    <style:style style:name="P69" style:family="paragraph" style:parent-style-name="Standard">
      <style:text-properties officeooo:rsid="00163d02" officeooo:paragraph-rsid="0021d6c7"/>
    </style:style>
    <style:style style:name="P70" style:family="paragraph" style:parent-style-name="Standard">
      <style:text-properties officeooo:rsid="00163d02" officeooo:paragraph-rsid="0022b5a5"/>
    </style:style>
    <style:style style:name="P71" style:family="paragraph" style:parent-style-name="Standard">
      <style:text-properties officeooo:rsid="00163d02" officeooo:paragraph-rsid="00386202"/>
    </style:style>
    <style:style style:name="P72" style:family="paragraph" style:parent-style-name="Standard">
      <style:text-properties officeooo:rsid="00163d02" officeooo:paragraph-rsid="0039f378"/>
    </style:style>
    <style:style style:name="P73" style:family="paragraph" style:parent-style-name="Standard">
      <style:text-properties officeooo:rsid="00163d02" officeooo:paragraph-rsid="0073096a"/>
    </style:style>
    <style:style style:name="P74" style:family="paragraph" style:parent-style-name="Standard">
      <style:text-properties officeooo:rsid="00163d02" officeooo:paragraph-rsid="0078b0f3"/>
    </style:style>
    <style:style style:name="P75" style:family="paragraph" style:parent-style-name="Standard">
      <style:text-properties officeooo:rsid="00163d02" officeooo:paragraph-rsid="007aa6de"/>
    </style:style>
    <style:style style:name="P76" style:family="paragraph" style:parent-style-name="Standard">
      <style:text-properties officeooo:rsid="001d2196" officeooo:paragraph-rsid="001d2196"/>
    </style:style>
    <style:style style:name="P77" style:family="paragraph" style:parent-style-name="Standard">
      <style:text-properties officeooo:rsid="001d2196" officeooo:paragraph-rsid="0021d6c7"/>
    </style:style>
    <style:style style:name="P78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79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80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81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82" style:family="paragraph" style:parent-style-name="Standard">
      <style:text-properties officeooo:rsid="002450d1" officeooo:paragraph-rsid="002450d1"/>
    </style:style>
    <style:style style:name="P83" style:family="paragraph" style:parent-style-name="Standard">
      <style:text-properties officeooo:rsid="0033ea2e" officeooo:paragraph-rsid="0033ea2e"/>
    </style:style>
    <style:style style:name="P84" style:family="paragraph" style:parent-style-name="Standard">
      <style:text-properties officeooo:rsid="0033ea2e" officeooo:paragraph-rsid="0038d1fd"/>
    </style:style>
    <style:style style:name="P85" style:family="paragraph" style:parent-style-name="Standard">
      <style:text-properties officeooo:rsid="003b7fb0" officeooo:paragraph-rsid="003b7fb0"/>
    </style:style>
    <style:style style:name="P86" style:family="paragraph" style:parent-style-name="Standard">
      <style:text-properties fo:color="#e8bf6a" style:font-name="Source Code Pro" fo:font-size="10.5pt" officeooo:paragraph-rsid="00694e97"/>
    </style:style>
    <style:style style:name="P87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88" style:family="paragraph" style:parent-style-name="Standard">
      <style:text-properties style:use-window-font-color="true"/>
    </style:style>
    <style:style style:name="P89" style:family="paragraph" style:parent-style-name="Standard">
      <style:text-properties style:use-window-font-color="true" officeooo:paragraph-rsid="006d594a"/>
    </style:style>
    <style:style style:name="P90" style:family="paragraph" style:parent-style-name="Standard">
      <style:text-properties style:use-window-font-color="true" officeooo:rsid="001cebec" officeooo:paragraph-rsid="001cebec"/>
    </style:style>
    <style:style style:name="P91" style:family="paragraph" style:parent-style-name="Standard">
      <style:text-properties style:use-window-font-color="true" officeooo:rsid="001cebec" officeooo:paragraph-rsid="001d03e1"/>
    </style:style>
    <style:style style:name="P92" style:family="paragraph" style:parent-style-name="Standard">
      <style:text-properties style:use-window-font-color="true" officeooo:rsid="001cebec" officeooo:paragraph-rsid="006d594a"/>
    </style:style>
    <style:style style:name="P93" style:family="paragraph" style:parent-style-name="Standard">
      <style:text-properties style:use-window-font-color="true" officeooo:rsid="001d03e1" officeooo:paragraph-rsid="001d03e1"/>
    </style:style>
    <style:style style:name="P94" style:family="paragraph" style:parent-style-name="Standard">
      <style:text-properties style:use-window-font-color="true" officeooo:rsid="007708b4"/>
    </style:style>
    <style:style style:name="P95" style:family="paragraph" style:parent-style-name="Standard">
      <style:text-properties officeooo:paragraph-rsid="0078b0f3"/>
    </style:style>
    <style:style style:name="P96" style:family="paragraph" style:parent-style-name="Standard">
      <style:text-properties officeooo:paragraph-rsid="007aa6de"/>
    </style:style>
    <style:style style:name="P97" style:family="paragraph" style:parent-style-name="Text_20_body">
      <style:text-properties officeooo:rsid="00151403" officeooo:paragraph-rsid="00151403"/>
    </style:style>
    <style:style style:name="P98" style:family="paragraph" style:parent-style-name="Text_20_body">
      <style:text-properties officeooo:rsid="0021d6c7" officeooo:paragraph-rsid="0021d6c7"/>
    </style:style>
    <style:style style:name="P99" style:family="paragraph" style:parent-style-name="Text_20_body">
      <style:text-properties officeooo:rsid="0025be6b" officeooo:paragraph-rsid="0025be6b"/>
    </style:style>
    <style:style style:name="P100" style:family="paragraph" style:parent-style-name="Text_20_body">
      <style:text-properties officeooo:rsid="0025be6b" officeooo:paragraph-rsid="003d6c7d"/>
    </style:style>
    <style:style style:name="P101" style:family="paragraph" style:parent-style-name="Text_20_body">
      <style:text-properties officeooo:rsid="0025be6b" officeooo:paragraph-rsid="0057f91b"/>
    </style:style>
    <style:style style:name="P102" style:family="paragraph" style:parent-style-name="Text_20_body">
      <style:text-properties officeooo:rsid="0025be6b" officeooo:paragraph-rsid="005db881"/>
    </style:style>
    <style:style style:name="P103" style:family="paragraph" style:parent-style-name="Text_20_body">
      <style:text-properties officeooo:rsid="0025be6b" officeooo:paragraph-rsid="007cf42e"/>
    </style:style>
    <style:style style:name="P104" style:family="paragraph" style:parent-style-name="Text_20_body">
      <style:text-properties fo:color="#000000" officeooo:rsid="00274225" officeooo:paragraph-rsid="00274225"/>
    </style:style>
    <style:style style:name="P105" style:family="paragraph" style:parent-style-name="Text_20_body">
      <style:text-properties fo:color="#000000" officeooo:rsid="00274225" officeooo:paragraph-rsid="0074f8a0"/>
    </style:style>
    <style:style style:name="P106" style:family="paragraph" style:parent-style-name="Text_20_body">
      <style:text-properties fo:color="#000000" officeooo:rsid="00274225" officeooo:paragraph-rsid="0078b0f3"/>
    </style:style>
    <style:style style:name="P107" style:family="paragraph" style:parent-style-name="Text_20_body">
      <style:text-properties fo:color="#000000" officeooo:rsid="00274225" officeooo:paragraph-rsid="007aa6de"/>
    </style:style>
    <style:style style:name="P108" style:family="paragraph" style:parent-style-name="Text_20_body">
      <style:text-properties fo:color="#000000" officeooo:rsid="0057f91b" officeooo:paragraph-rsid="0057f91b"/>
    </style:style>
    <style:style style:name="P109" style:family="paragraph" style:parent-style-name="Text_20_body">
      <style:text-properties fo:color="#000000" officeooo:rsid="0057f91b" officeooo:paragraph-rsid="0073096a"/>
    </style:style>
    <style:style style:name="P110" style:family="paragraph" style:parent-style-name="Text_20_body">
      <style:text-properties fo:color="#000000" officeooo:rsid="0078b0f3" officeooo:paragraph-rsid="0078b0f3"/>
    </style:style>
    <style:style style:name="P111" style:family="paragraph" style:parent-style-name="Text_20_body">
      <style:text-properties fo:color="#000000" officeooo:rsid="007aa6de" officeooo:paragraph-rsid="007aa6de"/>
    </style:style>
    <style:style style:name="P112" style:family="paragraph" style:parent-style-name="Text_20_body">
      <style:text-properties officeooo:rsid="002c852f" officeooo:paragraph-rsid="002c852f"/>
    </style:style>
    <style:style style:name="P113" style:family="paragraph" style:parent-style-name="Text_20_body">
      <style:text-properties officeooo:rsid="002cf951" officeooo:paragraph-rsid="002cf951"/>
    </style:style>
    <style:style style:name="P114" style:family="paragraph" style:parent-style-name="Text_20_body">
      <style:text-properties officeooo:rsid="002f8de7" officeooo:paragraph-rsid="002f8de7"/>
    </style:style>
    <style:style style:name="P115" style:family="paragraph" style:parent-style-name="Text_20_body">
      <style:text-properties officeooo:rsid="002f8de7" officeooo:paragraph-rsid="003d6c7d"/>
    </style:style>
    <style:style style:name="P116" style:family="paragraph" style:parent-style-name="Text_20_body">
      <style:text-properties officeooo:rsid="003126e2" officeooo:paragraph-rsid="003126e2"/>
    </style:style>
    <style:style style:name="P117" style:family="paragraph" style:parent-style-name="Text_20_body">
      <style:text-properties officeooo:rsid="00327c72" officeooo:paragraph-rsid="00327c72"/>
    </style:style>
    <style:style style:name="P118" style:family="paragraph" style:parent-style-name="Text_20_body">
      <style:text-properties officeooo:rsid="0036dffb" officeooo:paragraph-rsid="0036dffb"/>
    </style:style>
    <style:style style:name="P119" style:family="paragraph" style:parent-style-name="Text_20_body">
      <style:text-properties officeooo:rsid="003d6c7d" officeooo:paragraph-rsid="003d6c7d"/>
    </style:style>
    <style:style style:name="P120" style:family="paragraph" style:parent-style-name="Text_20_body">
      <style:text-properties officeooo:rsid="003d6c7d" officeooo:paragraph-rsid="003f95a7"/>
    </style:style>
    <style:style style:name="P121" style:family="paragraph" style:parent-style-name="Text_20_body">
      <style:text-properties officeooo:rsid="003d6c7d" officeooo:paragraph-rsid="004498e1"/>
    </style:style>
    <style:style style:name="P122" style:family="paragraph" style:parent-style-name="Text_20_body">
      <style:text-properties officeooo:rsid="003d6c7d" officeooo:paragraph-rsid="007cf42e"/>
    </style:style>
    <style:style style:name="P123" style:family="paragraph" style:parent-style-name="Text_20_body">
      <style:text-properties officeooo:rsid="0027725a" officeooo:paragraph-rsid="003d6c7d"/>
    </style:style>
    <style:style style:name="P124" style:family="paragraph" style:parent-style-name="Text_20_body">
      <style:text-properties officeooo:rsid="0027725a" officeooo:paragraph-rsid="003f95a7"/>
    </style:style>
    <style:style style:name="P125" style:family="paragraph" style:parent-style-name="Text_20_body">
      <style:text-properties officeooo:rsid="0027725a" officeooo:paragraph-rsid="004498e1"/>
    </style:style>
    <style:style style:name="P126" style:family="paragraph" style:parent-style-name="Text_20_body">
      <style:text-properties officeooo:rsid="0040e648" officeooo:paragraph-rsid="0040e648"/>
    </style:style>
    <style:style style:name="P127" style:family="paragraph" style:parent-style-name="Text_20_body">
      <style:text-properties officeooo:rsid="0022b5a5" officeooo:paragraph-rsid="004e7455"/>
    </style:style>
    <style:style style:name="P128" style:family="paragraph" style:parent-style-name="Text_20_body">
      <style:text-properties officeooo:rsid="004e7455" officeooo:paragraph-rsid="004e7455"/>
    </style:style>
    <style:style style:name="P129" style:family="paragraph" style:parent-style-name="Text_20_body">
      <style:text-properties officeooo:rsid="001d2196" officeooo:paragraph-rsid="001d2196"/>
    </style:style>
    <style:style style:name="P130" style:family="paragraph" style:parent-style-name="Text_20_body">
      <style:text-properties officeooo:rsid="003f95a7" officeooo:paragraph-rsid="003f95a7"/>
    </style:style>
    <style:style style:name="P131" style:family="paragraph" style:parent-style-name="Text_20_body">
      <style:text-properties style:font-name="DejaVu Sans" officeooo:paragraph-rsid="006c4c9d"/>
    </style:style>
    <style:style style:name="P132" style:family="paragraph" style:parent-style-name="Text_20_body">
      <style:text-properties officeooo:rsid="0073096a" officeooo:paragraph-rsid="0073096a"/>
    </style:style>
    <style:style style:name="P133" style:family="paragraph" style:parent-style-name="Text_20_body">
      <style:text-properties officeooo:rsid="0078b0f3" officeooo:paragraph-rsid="0078b0f3"/>
    </style:style>
    <style:style style:name="P134" style:family="paragraph" style:parent-style-name="Standard">
      <style:paragraph-properties fo:break-before="page"/>
    </style:style>
    <style:style style:name="P135" style:family="paragraph" style:parent-style-name="Text_20_body">
      <style:paragraph-properties fo:break-before="page"/>
      <style:text-properties officeooo:rsid="0022b5a5" officeooo:paragraph-rsid="004e7455"/>
    </style:style>
    <style:style style:name="P136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37" style:family="paragraph" style:parent-style-name="Table_20_Contents">
      <style:text-properties style:font-name="Courier 10 Pitch" fo:font-size="10pt" style:font-size-asian="10pt" style:font-size-complex="10pt"/>
    </style:style>
    <style:style style:name="P138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39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40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41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42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43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44" style:family="paragraph" style:parent-style-name="Table_20_Contents">
      <style:text-properties style:font-name="Courier 10 Pitch" fo:font-size="10pt" officeooo:rsid="0019c5a7" officeooo:paragraph-rsid="007cf42e" style:font-size-asian="10pt" style:font-size-complex="10pt"/>
    </style:style>
    <style:style style:name="P145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46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47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48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49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50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51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52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53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54" style:family="paragraph" style:parent-style-name="Table_20_Contents">
      <style:text-properties style:font-name="Courier 10 Pitch" fo:font-size="10pt" officeooo:rsid="00386202" officeooo:paragraph-rsid="0078b0f3" style:font-size-asian="10pt" style:font-size-complex="10pt"/>
    </style:style>
    <style:style style:name="P155" style:family="paragraph" style:parent-style-name="Table_20_Contents">
      <style:text-properties style:font-name="Courier 10 Pitch" fo:font-size="10pt" officeooo:rsid="00386202" officeooo:paragraph-rsid="007aa6de" style:font-size-asian="10pt" style:font-size-complex="10pt"/>
    </style:style>
    <style:style style:name="P156" style:family="paragraph" style:parent-style-name="Table_20_Contents">
      <style:text-properties style:font-name="Courier 10 Pitch" fo:font-size="10pt" officeooo:rsid="00386202" officeooo:paragraph-rsid="007cf42e" style:font-size-asian="10pt" style:font-size-complex="10pt"/>
    </style:style>
    <style:style style:name="P157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58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59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60" style:family="paragraph" style:parent-style-name="Table_20_Contents">
      <style:text-properties style:font-name="Courier 10 Pitch" fo:font-size="10pt" officeooo:rsid="0039f378" officeooo:paragraph-rsid="0078b0f3" style:font-size-asian="10pt" style:font-size-complex="10pt"/>
    </style:style>
    <style:style style:name="P161" style:family="paragraph" style:parent-style-name="Table_20_Contents">
      <style:text-properties style:font-name="Courier 10 Pitch" fo:font-size="10pt" officeooo:rsid="0039f378" officeooo:paragraph-rsid="007aa6de" style:font-size-asian="10pt" style:font-size-complex="10pt"/>
    </style:style>
    <style:style style:name="P162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63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64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65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66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67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68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69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70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71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72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73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74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75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76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77" style:family="paragraph" style:parent-style-name="Table_20_Contents">
      <style:text-properties style:font-name="Courier 10 Pitch" fo:font-size="10pt" officeooo:rsid="007aa6de" officeooo:paragraph-rsid="007aa6de" style:font-size-asian="10pt" style:font-size-complex="10pt"/>
    </style:style>
    <style:style style:name="P178" style:family="paragraph" style:parent-style-name="Table_20_Contents">
      <style:text-properties style:font-name="Courier 10 Pitch" fo:font-size="10pt" officeooo:paragraph-rsid="007cf42e" style:font-size-asian="10pt" style:font-size-complex="10pt"/>
    </style:style>
    <style:style style:name="P179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80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81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82" style:family="paragraph" style:parent-style-name="Title">
      <style:text-properties style:font-name="DejaVu Sans" officeooo:rsid="0009aa62" officeooo:paragraph-rsid="0009aa62"/>
    </style:style>
    <style:style style:name="P183" style:family="paragraph" style:parent-style-name="code">
      <style:text-properties officeooo:rsid="00151403" officeooo:paragraph-rsid="00151403"/>
    </style:style>
    <style:style style:name="P184" style:family="paragraph" style:parent-style-name="code">
      <style:text-properties officeooo:rsid="00163d02" officeooo:paragraph-rsid="00163d02"/>
    </style:style>
    <style:style style:name="P185" style:family="paragraph" style:parent-style-name="code">
      <style:text-properties officeooo:rsid="0011dcd7" officeooo:paragraph-rsid="0011dcd7"/>
    </style:style>
    <style:style style:name="P186" style:family="paragraph" style:parent-style-name="code">
      <style:text-properties officeooo:rsid="0011dcd7" officeooo:paragraph-rsid="0053f785"/>
    </style:style>
    <style:style style:name="P187" style:family="paragraph" style:parent-style-name="code">
      <style:text-properties officeooo:paragraph-rsid="0021d6c7"/>
    </style:style>
    <style:style style:name="P188" style:family="paragraph" style:parent-style-name="code">
      <style:text-properties officeooo:rsid="0021d6c7" officeooo:paragraph-rsid="0021d6c7"/>
    </style:style>
    <style:style style:name="P189" style:family="paragraph" style:parent-style-name="code">
      <style:text-properties officeooo:rsid="0023fa78" officeooo:paragraph-rsid="0023fa78"/>
    </style:style>
    <style:style style:name="P190" style:family="paragraph" style:parent-style-name="code">
      <style:text-properties officeooo:paragraph-rsid="0025be6b"/>
    </style:style>
    <style:style style:name="P191" style:family="paragraph" style:parent-style-name="code">
      <style:text-properties officeooo:rsid="0025be6b" officeooo:paragraph-rsid="0025be6b"/>
    </style:style>
    <style:style style:name="P192" style:family="paragraph" style:parent-style-name="code">
      <style:text-properties officeooo:rsid="0025be6b" officeooo:paragraph-rsid="007cf42e"/>
    </style:style>
    <style:style style:name="P193" style:family="paragraph" style:parent-style-name="code">
      <style:text-properties officeooo:rsid="00274225" officeooo:paragraph-rsid="00274225"/>
    </style:style>
    <style:style style:name="P194" style:family="paragraph" style:parent-style-name="code">
      <style:text-properties officeooo:rsid="00274225" officeooo:paragraph-rsid="0078b0f3"/>
    </style:style>
    <style:style style:name="P195" style:family="paragraph" style:parent-style-name="code">
      <style:text-properties officeooo:rsid="00274225" officeooo:paragraph-rsid="007aa6de"/>
    </style:style>
    <style:style style:name="P196" style:family="paragraph" style:parent-style-name="code">
      <style:text-properties officeooo:rsid="0027725a" officeooo:paragraph-rsid="0027725a"/>
    </style:style>
    <style:style style:name="P197" style:family="paragraph" style:parent-style-name="code">
      <style:text-properties officeooo:rsid="00288dd0" officeooo:paragraph-rsid="00288dd0"/>
    </style:style>
    <style:style style:name="P198" style:family="paragraph" style:parent-style-name="code">
      <style:text-properties officeooo:rsid="002cf951" officeooo:paragraph-rsid="002cf951"/>
    </style:style>
    <style:style style:name="P199" style:family="paragraph" style:parent-style-name="code">
      <style:text-properties officeooo:rsid="002f8de7" officeooo:paragraph-rsid="002f8de7"/>
    </style:style>
    <style:style style:name="P200" style:family="paragraph" style:parent-style-name="code">
      <style:text-properties officeooo:rsid="00327c72" officeooo:paragraph-rsid="00327c72"/>
    </style:style>
    <style:style style:name="P201" style:family="paragraph" style:parent-style-name="code">
      <style:text-properties officeooo:rsid="0035c545" officeooo:paragraph-rsid="0035c545"/>
    </style:style>
    <style:style style:name="P202" style:family="paragraph" style:parent-style-name="code">
      <style:text-properties officeooo:rsid="0035c545" officeooo:paragraph-rsid="0048fd8b"/>
    </style:style>
    <style:style style:name="P203" style:family="paragraph" style:parent-style-name="code">
      <style:text-properties fo:font-weight="bold" style:font-weight-asian="bold" style:font-weight-complex="bold"/>
    </style:style>
    <style:style style:name="P204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205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206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207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208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209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210" style:family="paragraph" style:parent-style-name="code">
      <style:text-properties fo:font-weight="bold" officeooo:rsid="003666ba" officeooo:paragraph-rsid="0078b0f3" style:font-weight-asian="bold" style:font-weight-complex="bold"/>
    </style:style>
    <style:style style:name="P211" style:family="paragraph" style:parent-style-name="code">
      <style:text-properties fo:font-weight="bold" officeooo:rsid="003666ba" officeooo:paragraph-rsid="007aa6de" style:font-weight-asian="bold" style:font-weight-complex="bold"/>
    </style:style>
    <style:style style:name="P212" style:family="paragraph" style:parent-style-name="code">
      <style:text-properties fo:font-weight="bold" officeooo:rsid="003666ba" officeooo:paragraph-rsid="007cf42e" style:font-weight-asian="bold" style:font-weight-complex="bold"/>
    </style:style>
    <style:style style:name="P213" style:family="paragraph" style:parent-style-name="code">
      <style:text-properties officeooo:rsid="003666ba" officeooo:paragraph-rsid="003666ba"/>
    </style:style>
    <style:style style:name="P214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215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216" style:family="paragraph" style:parent-style-name="code">
      <style:text-properties officeooo:rsid="0036c942" officeooo:paragraph-rsid="0036c942"/>
    </style:style>
    <style:style style:name="P217" style:family="paragraph" style:parent-style-name="code">
      <style:text-properties officeooo:rsid="0036dffb" officeooo:paragraph-rsid="0036dffb"/>
    </style:style>
    <style:style style:name="P218" style:family="paragraph" style:parent-style-name="code">
      <style:text-properties officeooo:paragraph-rsid="003cd0b3"/>
    </style:style>
    <style:style style:name="P219" style:family="paragraph" style:parent-style-name="code">
      <style:text-properties officeooo:rsid="0042cfc3" officeooo:paragraph-rsid="0042cfc3"/>
    </style:style>
    <style:style style:name="P220" style:family="paragraph" style:parent-style-name="code">
      <style:text-properties officeooo:paragraph-rsid="00474aaf"/>
    </style:style>
    <style:style style:name="P221" style:family="paragraph" style:parent-style-name="code">
      <style:text-properties officeooo:rsid="0048fd8b" officeooo:paragraph-rsid="0048fd8b"/>
    </style:style>
    <style:style style:name="P222" style:family="paragraph" style:parent-style-name="code">
      <style:text-properties officeooo:rsid="0048fd8b" officeooo:paragraph-rsid="0051de33"/>
    </style:style>
    <style:style style:name="P223" style:family="paragraph" style:parent-style-name="code">
      <style:text-properties officeooo:paragraph-rsid="004e7455"/>
    </style:style>
    <style:style style:name="P224" style:family="paragraph" style:parent-style-name="code">
      <style:text-properties officeooo:rsid="0053f785" officeooo:paragraph-rsid="0053f785"/>
    </style:style>
    <style:style style:name="P225" style:family="paragraph" style:parent-style-name="code">
      <style:text-properties officeooo:rsid="0059c840" officeooo:paragraph-rsid="0059c840"/>
    </style:style>
    <style:style style:name="P226" style:family="paragraph" style:parent-style-name="code">
      <style:text-properties officeooo:rsid="0059c840" officeooo:paragraph-rsid="005bba8f"/>
    </style:style>
    <style:style style:name="P227" style:family="paragraph" style:parent-style-name="code">
      <style:text-properties officeooo:rsid="0059c840" officeooo:paragraph-rsid="00713873"/>
    </style:style>
    <style:style style:name="P228" style:family="paragraph" style:parent-style-name="code">
      <style:text-properties officeooo:rsid="0059ffc0" officeooo:paragraph-rsid="0059ffc0"/>
    </style:style>
    <style:style style:name="P229" style:family="paragraph" style:parent-style-name="code">
      <style:text-properties officeooo:rsid="005bba8f" officeooo:paragraph-rsid="005bba8f"/>
    </style:style>
    <style:style style:name="P230" style:family="paragraph" style:parent-style-name="code">
      <style:text-properties officeooo:rsid="00474aaf" officeooo:paragraph-rsid="00474aaf"/>
    </style:style>
    <style:style style:name="P231" style:family="paragraph" style:parent-style-name="code">
      <style:text-properties officeooo:paragraph-rsid="0078b0f3"/>
    </style:style>
    <style:style style:name="P232" style:family="paragraph" style:parent-style-name="code">
      <style:text-properties officeooo:rsid="007a1ffa" officeooo:paragraph-rsid="007a1ffa"/>
    </style:style>
    <style:style style:name="P233" style:family="paragraph" style:parent-style-name="code">
      <style:text-properties officeooo:rsid="007a1ffa" officeooo:paragraph-rsid="007aa6de"/>
    </style:style>
    <style:style style:name="P234" style:family="paragraph" style:parent-style-name="code">
      <style:text-properties officeooo:paragraph-rsid="007aa6de"/>
    </style:style>
    <style:style style:name="P235" style:family="paragraph" style:parent-style-name="code">
      <style:text-properties officeooo:paragraph-rsid="007cf42e"/>
    </style:style>
    <style:style style:name="P23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237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238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239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240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241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242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243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244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245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246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P247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48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249" style:family="paragraph" style:parent-style-name="Preformatted_20_Text">
      <style:text-properties fo:color="#e8bf6a" style:font-name="Source Code Pro" fo:font-size="10.5pt" officeooo:paragraph-rsid="00694e97"/>
    </style:style>
    <style:style style:name="P250" style:family="paragraph" style:parent-style-name="Preformatted_20_Text">
      <style:text-properties fo:color="#a9b7c6"/>
    </style:style>
    <style:style style:name="P251" style:family="paragraph" style:parent-style-name="Preformatted_20_Text">
      <style:text-properties fo:color="#a9b7c6" style:font-name="Source Code Pro" fo:font-size="10.5pt"/>
    </style:style>
    <style:style style:name="P252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253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254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255" style:family="paragraph" style:parent-style-name="Preformatted_20_Text">
      <style:text-properties fo:color="#a9b7c6" fo:font-size="10pt" style:font-size-asian="10pt" style:font-size-complex="10pt"/>
    </style:style>
    <style:style style:name="P256" style:family="paragraph" style:parent-style-name="Preformatted_20_Text">
      <style:text-properties fo:color="#bbb529" style:font-name="Source Code Pro" fo:font-size="10.5pt"/>
    </style:style>
    <style:style style:name="P257" style:family="paragraph" style:parent-style-name="Text_20_body">
      <style:text-properties officeooo:paragraph-rsid="007f25a0"/>
    </style:style>
    <style:style style:name="P258" style:family="paragraph" style:parent-style-name="Heading_20_2">
      <style:paragraph-properties fo:break-before="page"/>
      <style:text-properties officeooo:rsid="00694e97" officeooo:paragraph-rsid="00694e97"/>
    </style:style>
    <style:style style:name="P259" style:family="paragraph" style:parent-style-name="Heading_20_2">
      <style:paragraph-properties fo:break-before="page"/>
      <style:text-properties officeooo:rsid="007f25a0" officeooo:paragraph-rsid="007f25a0"/>
    </style:style>
    <style:style style:name="P260" style:family="paragraph" style:parent-style-name="Heading_20_3">
      <style:paragraph-properties fo:break-before="page"/>
    </style:style>
    <style:style style:name="P261" style:family="paragraph" style:parent-style-name="Heading_20_3">
      <style:paragraph-properties fo:break-before="page"/>
      <style:text-properties officeooo:rsid="00151403" officeooo:paragraph-rsid="00151403"/>
    </style:style>
    <style:style style:name="P262" style:family="paragraph" style:parent-style-name="Heading_20_3">
      <style:paragraph-properties fo:break-before="page"/>
      <style:text-properties officeooo:rsid="00163d02" officeooo:paragraph-rsid="00163d02"/>
    </style:style>
    <style:style style:name="P263" style:family="paragraph" style:parent-style-name="Heading_20_3">
      <style:paragraph-properties fo:break-before="page"/>
      <style:text-properties officeooo:rsid="0019c5a7" officeooo:paragraph-rsid="0019c5a7"/>
    </style:style>
    <style:style style:name="P264" style:family="paragraph" style:parent-style-name="Heading_20_3">
      <style:paragraph-properties fo:break-before="page"/>
      <style:text-properties officeooo:rsid="0019c5a7" officeooo:paragraph-rsid="0078b0f3"/>
    </style:style>
    <style:style style:name="P265" style:family="paragraph" style:parent-style-name="Heading_20_3">
      <style:paragraph-properties fo:break-before="page"/>
      <style:text-properties officeooo:rsid="0019c5a7" officeooo:paragraph-rsid="007aa6de"/>
    </style:style>
    <style:style style:name="P266" style:family="paragraph" style:parent-style-name="Heading_20_3">
      <style:paragraph-properties fo:break-before="page"/>
      <style:text-properties officeooo:rsid="0019c5a7" officeooo:paragraph-rsid="0057f91b"/>
    </style:style>
    <style:style style:name="P267" style:family="paragraph" style:parent-style-name="Heading_20_3">
      <style:paragraph-properties fo:break-before="page"/>
      <style:text-properties officeooo:rsid="0019c5a7" officeooo:paragraph-rsid="007cf42e"/>
    </style:style>
    <style:style style:name="P268" style:family="paragraph" style:parent-style-name="Heading_20_3">
      <style:paragraph-properties fo:break-before="page"/>
      <style:text-properties officeooo:paragraph-rsid="00327c72"/>
    </style:style>
    <style:style style:name="P269" style:family="paragraph" style:parent-style-name="Heading_20_3">
      <style:paragraph-properties fo:break-before="page"/>
      <style:text-properties officeooo:rsid="0040e648" officeooo:paragraph-rsid="0040e648"/>
    </style:style>
    <style:style style:name="P270" style:family="paragraph" style:parent-style-name="code" style:list-style-name="">
      <style:text-properties officeooo:paragraph-rsid="007cf42e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style:font-name="Source Code Pro" fo:font-size="10.5pt"/>
    </style:style>
    <style:style style:name="T53" style:family="text">
      <style:text-properties fo:color="#e8bf6a"/>
    </style:style>
    <style:style style:name="T54" style:family="text">
      <style:text-properties fo:color="#e8bf6a" style:font-name="Source Code Pro"/>
    </style:style>
    <style:style style:name="T55" style:family="text">
      <style:text-properties fo:color="#e8bf6a" style:font-name="Source Code Pro" fo:font-size="10.5pt"/>
    </style:style>
    <style:style style:name="T56" style:family="text">
      <style:text-properties fo:color="#e8bf6a" style:font-size-asian="9pt" style:font-size-complex="9pt"/>
    </style:style>
    <style:style style:name="T57" style:family="text">
      <style:text-properties fo:color="#9876aa"/>
    </style:style>
    <style:style style:name="T58" style:family="text">
      <style:text-properties fo:color="#9876aa" style:font-name="Source Code Pro"/>
    </style:style>
    <style:style style:name="T59" style:family="text">
      <style:text-properties fo:color="#9876aa" style:font-name="Source Code Pro" fo:font-size="10.5pt"/>
    </style:style>
    <style:style style:name="T60" style:family="text">
      <style:text-properties fo:color="#9876aa" fo:font-style="italic"/>
    </style:style>
    <style:style style:name="T61" style:family="text">
      <style:text-properties fo:color="#9876aa" style:font-size-asian="9pt" style:font-size-complex="9pt"/>
    </style:style>
    <style:style style:name="T62" style:family="text">
      <style:text-properties fo:color="#bababa"/>
    </style:style>
    <style:style style:name="T63" style:family="text">
      <style:text-properties fo:color="#bababa" style:font-name="Source Code Pro"/>
    </style:style>
    <style:style style:name="T64" style:family="text">
      <style:text-properties fo:color="#bababa" style:font-name="Source Code Pro" fo:font-size="10.5pt"/>
    </style:style>
    <style:style style:name="T65" style:family="text">
      <style:text-properties fo:color="#6a8759"/>
    </style:style>
    <style:style style:name="T66" style:family="text">
      <style:text-properties fo:color="#6a8759" style:font-name="Source Code Pro"/>
    </style:style>
    <style:style style:name="T67" style:family="text">
      <style:text-properties fo:color="#6a8759" style:font-name="Source Code Pro" fo:font-size="10.5pt"/>
    </style:style>
    <style:style style:name="T68" style:family="text">
      <style:text-properties fo:color="#bbb529"/>
    </style:style>
    <style:style style:name="T69" style:family="text">
      <style:text-properties fo:color="#d0d0ff"/>
    </style:style>
    <style:style style:name="T70" style:family="text">
      <style:text-properties fo:color="#cc7832"/>
    </style:style>
    <style:style style:name="T71" style:family="text">
      <style:text-properties fo:color="#ffc66d"/>
    </style:style>
    <style:style style:name="T72" style:family="text">
      <style:text-properties officeooo:rsid="006b169f"/>
    </style:style>
    <style:style style:name="T73" style:family="text">
      <style:text-properties officeooo:rsid="006c4c9d"/>
    </style:style>
    <style:style style:name="T74" style:family="text">
      <style:text-properties style:font-name="DejaVu Sans" officeooo:rsid="0066c911"/>
    </style:style>
    <style:style style:name="T75" style:family="text">
      <style:text-properties officeooo:rsid="006d594a"/>
    </style:style>
    <style:style style:name="T76" style:family="text">
      <style:text-properties officeooo:rsid="006e26b6"/>
    </style:style>
    <style:style style:name="T77" style:family="text">
      <style:text-properties style:font-name="Courier 10 Pitch" fo:font-size="10pt" officeooo:rsid="006e26b6" style:font-size-asian="10pt" style:font-size-complex="10pt"/>
    </style:style>
    <style:style style:name="T78" style:family="text">
      <style:text-properties officeooo:rsid="006f1e03"/>
    </style:style>
    <style:style style:name="T79" style:family="text">
      <style:text-properties officeooo:rsid="00713873"/>
    </style:style>
    <style:style style:name="T80" style:family="text">
      <style:text-properties officeooo:rsid="00716008"/>
    </style:style>
    <style:style style:name="T81" style:family="text">
      <style:text-properties officeooo:rsid="0074ac48"/>
    </style:style>
    <style:style style:name="T82" style:family="text">
      <style:text-properties officeooo:rsid="0074f8a0"/>
    </style:style>
    <style:style style:name="T83" style:family="text">
      <style:text-properties officeooo:rsid="0076abc2"/>
    </style:style>
    <style:style style:name="T84" style:family="text">
      <style:text-properties officeooo:rsid="007708b4"/>
    </style:style>
    <style:style style:name="T85" style:family="text">
      <style:text-properties officeooo:rsid="0077b138"/>
    </style:style>
    <style:style style:name="T86" style:family="text">
      <style:text-properties officeooo:rsid="007a1ffa"/>
    </style:style>
    <style:style style:name="T87" style:family="text">
      <style:text-properties officeooo:rsid="007aa6de"/>
    </style:style>
    <style:style style:name="T88" style:family="text">
      <style:text-properties officeooo:rsid="007ab3f9"/>
    </style:style>
    <style:style style:name="T89" style:family="text">
      <style:text-properties officeooo:rsid="007b2980"/>
    </style:style>
    <style:style style:name="T90" style:family="text">
      <style:text-properties officeooo:rsid="007cf42e"/>
    </style:style>
    <style:style style:name="T91" style:family="text">
      <style:text-properties fo:font-weight="bold" officeooo:rsid="0056d6d5" style:font-weight-asian="bold" style:font-weight-complex="bold"/>
    </style:style>
    <style:style style:name="T92" style:family="text">
      <style:text-properties fo:font-weight="bold" officeooo:rsid="007eeb75" style:font-weight-asian="bold" style:font-weight-complex="bold"/>
    </style:style>
    <style:style style:name="T93" style:family="text">
      <style:text-properties officeooo:rsid="00816929"/>
    </style:style>
    <style:style style:name="T94" style:family="text">
      <style:text-properties officeooo:rsid="00882c65"/>
    </style:style>
    <style:style style:name="T95" style:family="text">
      <style:text-properties officeooo:rsid="009361cf"/>
    </style:style>
    <style:style style:name="T96" style:family="text">
      <style:text-properties officeooo:rsid="009d7ee1"/>
    </style:style>
    <style:style style:name="T97" style:family="text">
      <style:text-properties officeooo:rsid="00aac39a"/>
    </style:style>
    <style:style style:name="T98" style:family="text">
      <style:text-properties officeooo:rsid="00ac565b"/>
    </style:style>
    <style:style style:name="T99" style:family="text">
      <style:text-properties officeooo:rsid="00addf2a"/>
    </style:style>
    <style:style style:name="T100" style:family="text">
      <style:text-properties officeooo:rsid="00afc187"/>
    </style:style>
    <style:style style:name="T101" style:family="text">
      <style:text-properties officeooo:rsid="00b1908e"/>
    </style:style>
    <style:style style:name="T102" style:family="text">
      <style:text-properties officeooo:rsid="00b920da"/>
    </style:style>
    <style:style style:name="T103" style:family="text">
      <style:text-properties officeooo:rsid="00ba1733"/>
    </style:style>
    <style:style style:name="T104" style:family="text">
      <style:text-properties officeooo:rsid="00bb71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82">API-<text:span text:style-name="T75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62"/>
      <text:p text:style-name="P90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63"/>
      <text:p text:style-name="P89"><text:span text:style-name="T75">Kyselyn saapuessa palvelimelle </text:span>API käyttäjä <text:span text:style-name="T75">autentikoidaan.</text:span> <text:span text:style-name="T75">A</text:span>utentikoinnin jälkeen Spring Securityn contextille annetaan käyttäjä jonka käyttäjänimi on "api:[api-käyttäjän nimi]"</text:p>
      <text:p text:style-name="P89">ja rooli on "metka:<text:span text:style-name="T75">[rooli]</text:span>". API-käyttäjän tekemät muutokset jotka vaativat käyttäjätietoja (lähinnä uuden aineiston luonti) tehdään</text:p>
      <text:p text:style-name="P92">käyttäen näidä käyttäjätietoja. Toiminto löytyy ExternalUtil.java luokasta jos arvoja haluaa muuttaa.</text:p>
      <text:p text:style-name="P63"/>
      <text:p text:style-name="P88"><text:span text:style-name="T13">Api-rajapinnan paluuarvot</text:span> sisältävät <text:span text:style-name="T84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03">ovat listattuna tämän dokumentin lopussa.</text:span></text:p>
      <text:p text:style-name="P93">Mikäli operaation suorituksessa tapahtuu virhe, sen stacktrace sisällytetään exception-kenttään.</text:p>
      <text:p text:style-name="P91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94">Muut kuin päätepisteen palauttamat oletuskentät on dokumentoitu erikseen.</text:p>
      <text:p text:style-name="Standard"/>
      <text:p text:style-name="P85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34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03">avain</text:p>
          </table:table-cell>
          <table:table-cell table:style-name="Table15.A1" office:value-type="string">
            <text:p text:style-name="P203">tyyppi</text:p>
          </table:table-cell>
          <table:table-cell table:style-name="Table15.A1" office:value-type="string">
            <text:p text:style-name="P203">esimerkkiarvo</text:p>
          </table:table-cell>
          <table:table-cell table:style-name="Table15.D1" office:value-type="string">
            <text:p text:style-name="P203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83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03">avain</text:p>
          </table:table-cell>
          <table:table-cell table:style-name="Table16.A1" office:value-type="string">
            <text:p text:style-name="P203">tyyppi</text:p>
          </table:table-cell>
          <table:table-cell table:style-name="Table16.A1" office:value-type="string">
            <text:p text:style-name="P203">esimerkkiarvo</text:p>
          </table:table-cell>
          <table:table-cell table:style-name="Table16.D1" office:value-type="string">
            <text:p text:style-name="P203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230">merkkijono</text:p>
            <text:p text:style-name="P220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<text:span text:style-name="T104">tämän asiakirjan lopussa.</text:span></text:p>
          </table:table-cell>
        </table:table-row>
        <table:table-row>
          <table:table-cell table:style-name="Table16.A2" office:value-type="string">
            <text:p text:style-name="P201">exception</text:p>
          </table:table-cell>
          <table:table-cell table:style-name="Table16.A2" office:value-type="string">
            <text:p text:style-name="P221">objekti</text:p>
          </table:table-cell>
          <table:table-cell table:style-name="Table16.A2" office:value-type="string">
            <text:p text:style-name="P202">exception: <text:span text:style-name="T39">"exception":</text:span></text:p>
            <text:p text:style-name="P221">{</text:p>
            <text:p text:style-name="P222"><text:s/>"cause": "<text:span text:style-name="T45">cause</text:span>",</text:p>
            <text:p text:style-name="P221"><text:s/>"stackTrace": </text:p>
            <text:p text:style-name="P221"><text:s text:c="2"/>[{</text:p>
            <text:p text:style-name="P221"><text:s text:c="3"/>"methodName":</text:p>
            <text:p text:style-name="P221"><text:s text:c="3"/>"performQuery",</text:p>
            <text:p text:style-name="P221"><text:s text:c="3"/>"fileName": "File.java",</text:p>
            <text:p text:style-name="P221"><text:s text:c="3"/>"lineNumber": 68,</text:p>
            <text:p text:style-name="P221"><text:s text:c="3"/>"className": "pkg.File",</text:p>
            <text:p text:style-name="P221"><text:s text:c="3"/>"nativeMethod": false</text:p>
            <text:p text:style-name="P221"><text:s text:c="4"/>},</text:p>
            <text:p text:style-name="P221"><text:s text:c="6"/>… </text:p>
            <text:p text:style-name="P221"><text:s text:c="3"/>]</text:p>
            <text:p text:style-name="P221">}</text:p>
          </table:table-cell>
          <table:table-cell table:style-name="Table16.D2" office:value-type="string">
            <text:p text:style-name="P201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83"/>
      <text:h text:style-name="P260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4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1">avain</text:p>
          </table:table-cell>
          <table:table-cell table:style-name="Table1.A1" office:value-type="string">
            <text:p text:style-name="P81">tyyppi</text:p>
          </table:table-cell>
          <table:table-cell table:style-name="Table1.C1" office:value-type="string">
            <text:p text:style-name="P81">selite</text:p>
          </table:table-cell>
        </table:table-row>
        <table:table-row>
          <table:table-cell table:style-name="Table1.A2" office:value-type="string">
            <text:p text:style-name="P79">request</text:p>
          </table:table-cell>
          <table:table-cell table:style-name="Table1.A2" office:value-type="string">
            <text:p text:style-name="P80">objekti</text:p>
          </table:table-cell>
          <table:table-cell table:style-name="Table1.C2" office:value-type="string">
            <text:p text:style-name="P79">Hakukyselyn sisältävä objekti</text:p>
          </table:table-cell>
        </table:table-row>
        <table:table-row>
          <table:table-cell table:style-name="Table1.A3" office:value-type="string">
            <text:p text:style-name="P10"><text:s text:c="5"/>query</text:p>
          </table:table-cell>
          <table:table-cell table:style-name="Table1.A3" office:value-type="string">
            <text:p text:style-name="P34">merkkijono</text:p>
          </table:table-cell>
          <table:table-cell table:style-name="Table1.C3" office:value-type="string">
            <text:p text:style-name="P10">Hakukysely. Syntaksi <text:span text:style-name="T84">vastaa eksperttihaun syntaksia.</text:span></text:p>
          </table:table-cell>
        </table:table-row>
      </table:table>
      <text:p text:style-name="P78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4">avain</text:p>
          </table:table-cell>
          <table:table-cell table:style-name="Table2.A1" office:value-type="string">
            <text:p text:style-name="P204">tyyppi</text:p>
          </table:table-cell>
          <table:table-cell table:style-name="Table2.C1" office:value-type="string">
            <text:p text:style-name="P204">selite</text:p>
          </table:table-cell>
        </table:table-row>
        <table:table-row>
          <table:table-cell table:style-name="Table2.A2" office:value-type="string">
            <text:p text:style-name="P214">result</text:p>
          </table:table-cell>
          <table:table-cell table:style-name="Table2.A2" office:value-type="string">
            <text:p text:style-name="P214"><text:span text:style-name="T45">merkkijono (</text:span>enum<text:span text:style-name="T45">)</text:span></text:p>
          </table:table-cell>
          <table:table-cell table:style-name="Table2.C2" office:value-type="string">
            <text:p text:style-name="P215">Sisältää operaation tuottaman tuloksen. Mahdolliset arvot on dokumentoitu <text:span text:style-name="T104">tämän asiakirjan lopussa</text:span>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213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213">objekti</text:p>
          </table:table-cell>
          <table:table-cell table:style-name="Table2.C2" office:value-type="string">
            <text:p text:style-name="P224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217">talukko</text:p>
          </table:table-cell>
          <table:table-cell table:style-name="Table2.C2" office:value-type="string">
            <text:p text:style-name="code"><text:span text:style-name="T80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216">merkkijono (enum)</text:p>
          </table:table-cell>
          <table:table-cell table:style-name="Table2.C2" office:value-type="string">
            <text:p text:style-name="P218"><text:span text:style-name="T80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216">numero</text:p>
          </table:table-cell>
          <table:table-cell table:style-name="Table2.C2" office:value-type="string">
            <text:p text:style-name="P216"><text:span text:style-name="T80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216">numero</text:p>
          </table:table-cell>
          <table:table-cell table:style-name="Table2.C2" office:value-type="string">
            <text:p text:style-name="P217"><text:span text:style-name="T80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216">boolean</text:p>
          </table:table-cell>
          <table:table-cell table:style-name="Table2.C2" office:value-type="string">
            <text:p text:style-name="P224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216">boolean</text:p>
          </table:table-cell>
          <table:table-cell table:style-name="Table2.C2" office:value-type="string">
            <text:p text:style-name="P224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216">boolean</text:p>
          </table:table-cell>
          <table:table-cell table:style-name="Table2.C2" office:value-type="string">
            <text:p text:style-name="P217"><text:span text:style-name="T46">true, mikäli revisio on</text:span> poistettu</text:p>
          </table:table-cell>
        </table:table-row>
      </table:table>
      <text:p text:style-name="P9"/>
      <text:p text:style-name="Standard"><text:span text:style-name="T8">E</text:span>simerkkikysely:</text:p>
      <text:p text:style-name="P185">{</text:p>
      <text:p text:style-name="P185"><text:s text:c="4"/>"request":</text:p>
      <text:p text:style-name="P185"><text:s text:c="4"/>{</text:p>
      <text:p text:style-name="P185"><text:s text:c="8"/>"query": "key.configuration.type:STUDY"</text:p>
      <text:p text:style-name="P185"><text:s text:c="4"/>},</text:p>
      <text:p text:style-name="code"><text:s text:c="4"/>"authentication": "<text:span text:style-name="T7">api_key</text:span>"</text:p>
      <text:p text:style-name="P185">}</text:p>
      <text:p text:style-name="P185"/>
      <text:p text:style-name="Standard"><text:span text:style-name="T8">E</text:span>simerkkivastaus:</text:p>
      <text:p text:style-name="P185">{</text:p>
      <text:p text:style-name="P185"><text:s text:c="4"/>"authenticated": true,</text:p>
      <text:p text:style-name="P185"><text:s text:c="4"/>"result": "OPERATION_SUCCESSFUL",</text:p>
      <text:p text:style-name="P185"><text:s text:c="4"/>"exception": null,</text:p>
      <text:p text:style-name="P185"><text:s text:c="4"/>"response":</text:p>
      <text:p text:style-name="P185"><text:s text:c="4"/>{</text:p>
      <text:p text:style-name="P185"><text:s text:c="8"/>"result": "OPERATION_SUCCESSFUL",</text:p>
      <text:p text:style-name="P185"><text:s text:c="8"/>"operation": "QUERY",</text:p>
      <text:p text:style-name="P185"><text:soft-page-break/><text:s text:c="8"/>"results":</text:p>
      <text:p text:style-name="P185"><text:s text:c="8"/>{</text:p>
      <text:p text:style-name="P185"><text:s text:c="12"/>"type": "REVISION",</text:p>
      <text:p text:style-name="P185"><text:s text:c="12"/>"results": [</text:p>
      <text:p text:style-name="P185"><text:s text:c="12"/>{</text:p>
      <text:p text:style-name="P185"><text:s text:c="16"/>"type": "REVISION",</text:p>
      <text:p text:style-name="P185"><text:s text:c="16"/>"id": 1,</text:p>
      <text:p text:style-name="P185"><text:s text:c="16"/>"no": 1,</text:p>
      <text:p text:style-name="P185"><text:s text:c="16"/>"draft": true,</text:p>
      <text:p text:style-name="P185"><text:s text:c="16"/>"approved": false,</text:p>
      <text:p text:style-name="P185"><text:s text:c="16"/>"removed": false</text:p>
      <text:p text:style-name="P186"><text:s text:c="12"/>},</text:p>
      <text:p text:style-name="P186"><text:tab/><text:tab/>…</text:p>
      <text:p text:style-name="P186"><text:tab/><text:tab/>]</text:p>
      <text:p text:style-name="P185"><text:s text:c="8"/>}</text:p>
      <text:p text:style-name="P185"><text:s text:c="4"/>}</text:p>
      <text:p text:style-name="P185">}</text:p>
      <text:h text:style-name="P260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4">avain</text:p>
          </table:table-cell>
          <table:table-cell table:style-name="Table3.A1" office:value-type="string">
            <text:p text:style-name="P204">tyyppi</text:p>
          </table:table-cell>
          <table:table-cell table:style-name="Table3.C1" office:value-type="string">
            <text:p text:style-name="P204">selite</text:p>
          </table:table-cell>
        </table:table-row>
        <table:table-row>
          <table:table-cell table:style-name="Table3.A2" office:value-type="string">
            <text:p text:style-name="P138">targets</text:p>
          </table:table-cell>
          <table:table-cell table:style-name="Table3.A2" office:value-type="string">
            <text:p text:style-name="P150">taulukko</text:p>
          </table:table-cell>
          <table:table-cell table:style-name="Table3.C2" office:value-type="string">
            <text:p text:style-name="P138"><text:span text:style-name="T80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37"><text:s text:c="4"/><text:span text:style-name="T8">id</text:span></text:p>
          </table:table-cell>
          <table:table-cell table:style-name="Table3.A2" office:value-type="string">
            <text:p text:style-name="P148">numero</text:p>
          </table:table-cell>
          <table:table-cell table:style-name="Table3.C2" office:value-type="string">
            <text:p text:style-name="P150"><text:span text:style-name="T80">R</text:span>evisiotunnus</text:p>
          </table:table-cell>
        </table:table-row>
        <table:table-row>
          <table:table-cell table:style-name="Table3.A2" office:value-type="string">
            <text:p text:style-name="P137"><text:s text:c="4"/><text:span text:style-name="T8">no</text:span></text:p>
          </table:table-cell>
          <table:table-cell table:style-name="Table3.A2" office:value-type="string">
            <text:p text:style-name="P148">numero</text:p>
          </table:table-cell>
          <table:table-cell table:style-name="Table3.C2" office:value-type="string">
            <text:p text:style-name="P150"><text:span text:style-name="T80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66"/>
      <text:p text:style-name="P83"><text:span text:style-name="T32">Päätepiste</text:span> palauttaa vain oletusarvot.</text:p>
      <text:p text:style-name="P64"/>
      <text:p text:style-name="Standard"><text:span text:style-name="T8">E</text:span>simerkkikysely:</text:p>
      <text:p text:style-name="P183">{</text:p>
      <text:p text:style-name="P183"><text:s text:c="4"/>"targets": [</text:p>
      <text:p text:style-name="P183"><text:s text:c="4"/>{</text:p>
      <text:p text:style-name="P183"><text:s text:c="8"/>"id": "1",</text:p>
      <text:p text:style-name="P183"><text:s text:c="8"/>"no": "1"</text:p>
      <text:p text:style-name="P183"><text:s text:c="4"/>}],</text:p>
      <text:p text:style-name="P183"><text:s text:c="4"/>"authentication": "api_key"</text:p>
      <text:p text:style-name="P183">}</text:p>
      <text:p text:style-name="P183"/>
      <text:p text:style-name="P65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61" text:outline-level="3"><text:bookmark-start text:name="__DdeLink__4674_722554450"/>POST api/exportDDI<text:bookmark-end text:name="__DdeLink__4674_722554450"/></text:h>
      <text:p text:style-name="P118">Palauttaa <text:span text:style-name="T31">aineiston</text:span> tiedot ddi 2.5 xml-formaatissa. <text:span text:style-name="T31">Operaatio voidaan tehdä vain aineistolle.</text:span></text:p>
      <text:p text:style-name="P97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4">avain</text:p>
          </table:table-cell>
          <table:table-cell table:style-name="Table5.A1" office:value-type="string">
            <text:p text:style-name="P204">tyyppi</text:p>
          </table:table-cell>
          <table:table-cell table:style-name="Table5.C1" office:value-type="string">
            <text:p text:style-name="P204">selite</text:p>
          </table:table-cell>
        </table:table-row>
        <table:table-row>
          <table:table-cell table:style-name="Table5.A2" office:value-type="string">
            <text:p text:style-name="P148">key</text:p>
          </table:table-cell>
          <table:table-cell table:style-name="Table5.A2" office:value-type="string">
            <text:p text:style-name="P148">objekti</text:p>
          </table:table-cell>
          <table:table-cell table:style-name="Table5.C2" office:value-type="string">
            <text:p text:style-name="P150">Sisältää halutun aineiston revisioavaimen</text:p>
          </table:table-cell>
        </table:table-row>
        <table:table-row>
          <table:table-cell table:style-name="Table5.A2" office:value-type="string">
            <text:p text:style-name="P148"><text:s text:c="4"/>id</text:p>
          </table:table-cell>
          <table:table-cell table:style-name="Table5.A2" office:value-type="string">
            <text:p text:style-name="P148">numero</text:p>
          </table:table-cell>
          <table:table-cell table:style-name="Table5.C2" office:value-type="string">
            <text:p text:style-name="P150"><text:span text:style-name="T80">R</text:span>evisiotunnus</text:p>
          </table:table-cell>
        </table:table-row>
        <table:table-row>
          <table:table-cell table:style-name="Table5.A2" office:value-type="string">
            <text:p text:style-name="P148"><text:s text:c="4"/>no</text:p>
          </table:table-cell>
          <table:table-cell table:style-name="Table5.A2" office:value-type="string">
            <text:p text:style-name="P148">numero</text:p>
          </table:table-cell>
          <table:table-cell table:style-name="Table5.C2" office:value-type="string">
            <text:p text:style-name="P150"><text:span text:style-name="T80">R</text:span>evisionumero</text:p>
          </table:table-cell>
        </table:table-row>
        <table:table-row>
          <table:table-cell table:style-name="Table5.A2" office:value-type="string">
            <text:p text:style-name="P148">language</text:p>
          </table:table-cell>
          <table:table-cell table:style-name="Table5.A2" office:value-type="string">
            <text:p text:style-name="P148">merkkijono (enum)</text:p>
          </table:table-cell>
          <table:table-cell table:style-name="Table5.C2" office:value-type="string">
            <text:p text:style-name="P148"><text:span text:style-name="T80">Halutun aineiston kieli. Arvot löytyvät tiedostosta </text:span>Language.java</text:p>
          </table:table-cell>
        </table:table-row>
      </table:table>
      <text:p text:style-name="P66"/>
      <text:p text:style-name="P65">Paluuarvot:</text:p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4">avain</text:p>
          </table:table-cell>
          <table:table-cell table:style-name="Table6.A1" office:value-type="string">
            <text:p text:style-name="P204">tyyppi</text:p>
          </table:table-cell>
          <table:table-cell table:style-name="Table6.C1" office:value-type="string">
            <text:p text:style-name="P204">selite</text:p>
          </table:table-cell>
        </table:table-row>
        <table:table-row>
          <table:table-cell table:style-name="Table6.A2" office:value-type="string">
            <text:p text:style-name="P138">ddi</text:p>
          </table:table-cell>
          <table:table-cell table:style-name="Table6.A2" office:value-type="string">
            <text:p text:style-name="P157">merkkijono</text:p>
          </table:table-cell>
          <table:table-cell table:style-name="Table6.C2" office:value-type="string">
            <text:p text:style-name="P140"><text:span text:style-name="T80">P</text:span>alautetun aineiston tiedot ddi-2.5 xml-formaatissa</text:p>
          </table:table-cell>
        </table:table-row>
      </table:table>
      <text:p text:style-name="P97"/>
      <text:p text:style-name="P97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62" text:outline-level="3"><text:bookmark-start text:name="__DdeLink__4676_722554450"/>POST api/importDDI<text:bookmark-end text:name="__DdeLink__4676_722554450"/></text:h>
      <text:p text:style-name="P71">Tuo tiedot annetusta DDI-tiedostosta aineistolle. <text:span text:style-name="T31">Operaatio voidaan tehdä vain aineistolle.</text:span></text:p>
      <text:p text:style-name="P67"/>
      <text:p text:style-name="P67">Parametrit:</text:p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04">avain</text:p>
          </table:table-cell>
          <table:table-cell table:style-name="Table7.A1" office:value-type="string">
            <text:p text:style-name="P204">tyyppi</text:p>
          </table:table-cell>
          <table:table-cell table:style-name="Table7.C1" office:value-type="string">
            <text:p text:style-name="P204">selite</text:p>
          </table:table-cell>
        </table:table-row>
        <table:table-row>
          <table:table-cell table:style-name="Table7.A2" office:value-type="string">
            <text:p text:style-name="P140">key</text:p>
          </table:table-cell>
          <table:table-cell table:style-name="Table7.A2" office:value-type="string">
            <text:p text:style-name="P150">objekti</text:p>
          </table:table-cell>
          <table:table-cell table:style-name="Table7.C2" office:value-type="string">
            <text:p text:style-name="P150">Sisältää halutun aineiston revisioavaimen</text:p>
          </table:table-cell>
        </table:table-row>
        <table:table-row>
          <table:table-cell table:style-name="Table7.A2" office:value-type="string">
            <text:p text:style-name="P139"><text:s text:c="4"/><text:span text:style-name="T10">id</text:span></text:p>
          </table:table-cell>
          <table:table-cell table:style-name="Table7.A2" office:value-type="string">
            <text:p text:style-name="P150">numero</text:p>
          </table:table-cell>
          <table:table-cell table:style-name="Table7.C2" office:value-type="string">
            <text:p text:style-name="P150"><text:span text:style-name="T80">R</text:span>evisiotunnus</text:p>
          </table:table-cell>
        </table:table-row>
        <table:table-row>
          <table:table-cell table:style-name="Table7.A2" office:value-type="string">
            <text:p text:style-name="P139"><text:s text:c="4"/><text:span text:style-name="T11">no</text:span></text:p>
          </table:table-cell>
          <table:table-cell table:style-name="Table7.A2" office:value-type="string">
            <text:p text:style-name="P150">numero</text:p>
          </table:table-cell>
          <table:table-cell table:style-name="Table7.C2" office:value-type="string">
            <text:p text:style-name="P150"><text:span text:style-name="T80">R</text:span>evisionumero</text:p>
          </table:table-cell>
        </table:table-row>
        <table:table-row>
          <table:table-cell table:style-name="Table7.A2" office:value-type="string">
            <text:p text:style-name="P140">path</text:p>
          </table:table-cell>
          <table:table-cell table:style-name="Table7.A2" office:value-type="string">
            <text:p text:style-name="P150">merkkijono</text:p>
          </table:table-cell>
          <table:table-cell table:style-name="Table7.C2" office:value-type="string">
            <text:p text:style-name="P150"><text:span text:style-name="T80">T</text:span>uotavan xml-tiedoston tiedostopolku palvelimella.</text:p>
          </table:table-cell>
        </table:table-row>
      </table:table>
      <text:p text:style-name="P67"/>
      <text:p text:style-name="P67">Pal<text:span text:style-name="T12">uuarvot</text:span>:</text:p>
      <text:p text:style-name="P67"/>
      <text:p text:style-name="P84"><text:span text:style-name="T32">Päätepiste</text:span> palauttaa vain oletusarvot.</text:p>
      <text:p text:style-name="P67"/>
      <text:p text:style-name="P67">Esimerkkikysely:</text:p>
      <text:p text:style-name="P67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84"/>
      <text:p text:style-name="P184">{</text:p>
      <text:p text:style-name="P184"><text:s text:c="4"/>"authenticated": true,</text:p>
      <text:p text:style-name="P184"><text:s text:c="4"/>"result": "OPERATION_SUCCESSFUL",</text:p>
      <text:p text:style-name="P184"><text:s text:c="4"/>"exception": null</text:p>
      <text:p text:style-name="P184">}</text:p>
      <text:p text:style-name="P184"/>
      <text:h text:style-name="P263" text:outline-level="3"><text:bookmark-start text:name="__DdeLink__4678_722554450"/>POST api/claimRevision<text:bookmark-end text:name="__DdeLink__4678_722554450"/></text:h>
      <text:p text:style-name="P129"><text:span text:style-name="T49">Asettaa api-käyttäjän revision käsittelijäksi</text:span>.<text:span text:style-name="T16"> </text:span></text:p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68">Parametrit:</text:p>
      <text:p text:style-name="P6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4">avain</text:p>
          </table:table-cell>
          <table:table-cell table:style-name="Table9.A1" office:value-type="string">
            <text:p text:style-name="P204">tyyppi</text:p>
          </table:table-cell>
          <table:table-cell table:style-name="Table9.C1" office:value-type="string">
            <text:p text:style-name="P204">selite</text:p>
          </table:table-cell>
        </table:table-row>
        <table:table-row>
          <table:table-cell table:style-name="Table9.A2" office:value-type="string">
            <text:p text:style-name="P141">key</text:p>
          </table:table-cell>
          <table:table-cell table:style-name="Table9.A2" office:value-type="string">
            <text:p text:style-name="P150">objekti</text:p>
          </table:table-cell>
          <table:table-cell table:style-name="Table9.C2" office:value-type="string">
            <text:p text:style-name="P150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45"><text:s text:c="4"/><text:span text:style-name="T10">id</text:span></text:p>
          </table:table-cell>
          <table:table-cell table:style-name="Table9.A2" office:value-type="string">
            <text:p text:style-name="P150">numero</text:p>
          </table:table-cell>
          <table:table-cell table:style-name="Table9.C2" office:value-type="string">
            <text:p text:style-name="P150"><text:span text:style-name="T80">R</text:span>evisiotunnus</text:p>
          </table:table-cell>
        </table:table-row>
        <table:table-row>
          <table:table-cell table:style-name="Table9.A2" office:value-type="string">
            <text:p text:style-name="P145"><text:s text:c="4"/><text:span text:style-name="T11">no</text:span></text:p>
          </table:table-cell>
          <table:table-cell table:style-name="Table9.A2" office:value-type="string">
            <text:p text:style-name="P150">numero</text:p>
          </table:table-cell>
          <table:table-cell table:style-name="Table9.C2" office:value-type="string">
            <text:p text:style-name="P150"><text:span text:style-name="T80">R</text:span>evisionumero</text:p>
          </table:table-cell>
        </table:table-row>
      </table:table>
      <text:p text:style-name="P68"/>
      <text:p text:style-name="P68">Pal<text:span text:style-name="T12">uuarvot</text:span>:</text:p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4">avain</text:p>
          </table:table-cell>
          <table:table-cell table:style-name="Table10.A1" office:value-type="string">
            <text:p text:style-name="P204">tyyppi</text:p>
          </table:table-cell>
          <table:table-cell table:style-name="Table10.C1" office:value-type="string">
            <text:p text:style-name="P204">selite</text:p>
          </table:table-cell>
        </table:table-row>
        <table:table-row>
          <table:table-cell table:style-name="Table10.A2" office:value-type="string">
            <text:p text:style-name="P11">response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2"><text:span text:style-name="T80">S</text:span>isältää palautetun revision</text:p>
          </table:table-cell>
        </table:table-row>
        <table:table-row>
          <table:table-cell table:style-name="Table10.A2" office:value-type="string">
            <text:p text:style-name="P11"><text:s text:c="4"/>result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43">Sisältää operaation tuloksen ja mahdollisen lisäviestin.</text:p>
          </table:table-cell>
        </table:table-row>
        <table:table-row>
          <table:table-cell table:style-name="Table10.A2" office:value-type="string">
            <text:p text:style-name="P11"><text:s text:c="8"/><text:span text:style-name="T32">result</text:span></text:p>
          </table:table-cell>
          <table:table-cell table:style-name="Table10.A2" office:value-type="string">
            <text:p text:style-name="P36">merkkijono (enum)</text:p>
          </table:table-cell>
          <table:table-cell table:style-name="Table10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10.A2" office:value-type="string">
            <text:p text:style-name="P11"><text:s text:c="8"/><text:span text:style-name="T32">message</text:span></text:p>
          </table:table-cell>
          <table:table-cell table:style-name="Table10.A2" office:value-type="string">
            <text:p text:style-name="P36">merkkijono</text:p>
          </table:table-cell>
          <table:table-cell table:style-name="Table10.C2" office:value-type="string">
            <text:p text:style-name="P36"><text:span text:style-name="T80">M</text:span>ahdollinen lisäviesti</text:p>
          </table:table-cell>
        </table:table-row>
        <table:table-row>
          <table:table-cell table:style-name="Table10.A2" office:value-type="string">
            <text:p text:style-name="P26"><text:s text:c="4"/>data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7"><text:span text:style-name="T80">S</text:span>isältää revisiodatan <text:span text:style-name="T80">transferdata-muodossa</text:span></text:p>
          </table:table-cell>
        </table:table-row>
        <table:table-row>
          <table:table-cell table:style-name="Table10.A2" office:value-type="string">
            <text:p text:style-name="P11"><text:s text:c="4"/><text:span text:style-name="T17">configuration</text:span>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2"><text:span text:style-name="T80">(</text:span>ei käytössä<text:span text:style-name="T80">)</text:span></text:p>
          </table:table-cell>
        </table:table-row>
        <table:table-row>
          <table:table-cell table:style-name="Table10.A8" office:value-type="string">
            <text:p text:style-name="P26"><text:s text:c="4"/>gui</text:p>
          </table:table-cell>
          <table:table-cell table:style-name="Table10.A8" office:value-type="string">
            <text:p text:style-name="P36">objekti</text:p>
          </table:table-cell>
          <table:table-cell table:style-name="Table10.C8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68"/>
      <text:p text:style-name="P6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76"/>
      <text:p text:style-name="P76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63" text:outline-level="3"><text:bookmark-start text:name="__DdeLink__4680_722554450"/>POST api/releaseRevision<text:bookmark-end text:name="__DdeLink__4680_722554450"/></text:h>
      <text:p text:style-name="P98">Vapauttaa revision <text:span text:style-name="T49">sen hetkisen käsittelijän alaisuudesta.</text:span></text:p>
      <text:p text:style-name="P101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69">Parametrit:</text:p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4">avain</text:p>
          </table:table-cell>
          <table:table-cell table:style-name="Table4.A1" office:value-type="string">
            <text:p text:style-name="P204">tyyppi</text:p>
          </table:table-cell>
          <table:table-cell table:style-name="Table4.C1" office:value-type="string">
            <text:p text:style-name="P204">selite</text:p>
          </table:table-cell>
        </table:table-row>
        <table:table-row>
          <table:table-cell table:style-name="Table4.A2" office:value-type="string">
            <text:p text:style-name="P142">key</text:p>
          </table:table-cell>
          <table:table-cell table:style-name="Table4.A2" office:value-type="string">
            <text:p text:style-name="P150">objekti</text:p>
          </table:table-cell>
          <table:table-cell table:style-name="Table4.C2" office:value-type="string">
            <text:p text:style-name="P150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46"><text:s text:c="4"/><text:span text:style-name="T10">id</text:span></text:p>
          </table:table-cell>
          <table:table-cell table:style-name="Table4.A2" office:value-type="string">
            <text:p text:style-name="P150">numero</text:p>
          </table:table-cell>
          <table:table-cell table:style-name="Table4.C2" office:value-type="string">
            <text:p text:style-name="P150"><text:span text:style-name="T80">R</text:span>evisiotunnus</text:p>
          </table:table-cell>
        </table:table-row>
        <table:table-row>
          <table:table-cell table:style-name="Table4.A2" office:value-type="string">
            <text:p text:style-name="P146"><text:s text:c="4"/><text:span text:style-name="T11">no</text:span></text:p>
          </table:table-cell>
          <table:table-cell table:style-name="Table4.A2" office:value-type="string">
            <text:p text:style-name="P150">numero</text:p>
          </table:table-cell>
          <table:table-cell table:style-name="Table4.C2" office:value-type="string">
            <text:p text:style-name="P150"><text:span text:style-name="T80">R</text:span>evisionumero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4">avain</text:p>
          </table:table-cell>
          <table:table-cell table:style-name="Table8.A1" office:value-type="string">
            <text:p text:style-name="P204">tyyppi</text:p>
          </table:table-cell>
          <table:table-cell table:style-name="Table8.C1" office:value-type="string">
            <text:p text:style-name="P204">selite</text:p>
          </table:table-cell>
        </table:table-row>
        <table:table-row>
          <table:table-cell table:style-name="Table8.A2" office:value-type="string">
            <text:p text:style-name="P12">response</text:p>
          </table:table-cell>
          <table:table-cell table:style-name="Table8.A2" office:value-type="string">
            <text:p text:style-name="P43">objekti</text:p>
          </table:table-cell>
          <table:table-cell table:style-name="Table8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8.A2" office:value-type="string">
            <text:p text:style-name="P11"><text:s text:c="4"/>result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43">Sisältää operaation tuloksen ja mahdollisen lisäviestin.</text:p>
          </table:table-cell>
        </table:table-row>
        <table:table-row>
          <table:table-cell table:style-name="Table8.A2" office:value-type="string">
            <text:p text:style-name="P11"><text:s text:c="8"/><text:span text:style-name="T32">result</text:span></text:p>
          </table:table-cell>
          <table:table-cell table:style-name="Table8.A2" office:value-type="string">
            <text:p text:style-name="P36">merkkijono (enum)</text:p>
          </table:table-cell>
          <table:table-cell table:style-name="Table8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8.A2" office:value-type="string">
            <text:p text:style-name="P11"><text:s text:c="8"/><text:span text:style-name="T32">message</text:span></text:p>
          </table:table-cell>
          <table:table-cell table:style-name="Table8.A2" office:value-type="string">
            <text:p text:style-name="P36">merkkijono</text:p>
          </table:table-cell>
          <table:table-cell table:style-name="Table8.C2" office:value-type="string">
            <text:p text:style-name="P36"><text:span text:style-name="T80">M</text:span>ahdollinen lisäviesti</text:p>
          </table:table-cell>
        </table:table-row>
        <table:table-row>
          <table:table-cell table:style-name="Table8.A2" office:value-type="string">
            <text:p text:style-name="P26"><text:s text:c="4"/>data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27"><text:span text:style-name="T80">S</text:span>isältää revisiodatan <text:s/><text:span text:style-name="T80">transferdata-muodossa</text:span></text:p>
          </table:table-cell>
        </table:table-row>
        <table:table-row>
          <table:table-cell table:style-name="Table8.A2" office:value-type="string">
            <text:p text:style-name="P11"><text:s text:c="4"/><text:span text:style-name="T17">configuration</text:span>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22"><text:span text:style-name="T80">(</text:span>ei käytössä<text:span text:style-name="T80">)</text:span></text:p>
          </table:table-cell>
        </table:table-row>
        <table:table-row>
          <table:table-cell table:style-name="Table8.A8" office:value-type="string">
            <text:p text:style-name="P26"><text:s text:c="4"/>gui</text:p>
          </table:table-cell>
          <table:table-cell table:style-name="Table8.A8" office:value-type="string">
            <text:p text:style-name="P36">objekti</text:p>
          </table:table-cell>
          <table:table-cell table:style-name="Table8.C8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69"/>
      <text:p text:style-name="P69">Esimerkkikysely:</text:p>
      <text:p text:style-name="P187">{</text:p>
      <text:p text:style-name="P187"><text:s text:c="4"/>"key":</text:p>
      <text:p text:style-name="P187"><text:s text:c="4"/>{</text:p>
      <text:p text:style-name="P187"><text:s text:c="8"/>"id": "123",</text:p>
      <text:p text:style-name="P187"><text:s text:c="8"/>"no": "1"</text:p>
      <text:p text:style-name="P187"><text:s text:c="4"/>},</text:p>
      <text:p text:style-name="P187"><text:s text:c="4"/>"authentication": "<text:span text:style-name="T15">api_key</text:span>"</text:p>
      <text:p text:style-name="P187">}</text:p>
      <text:p text:style-name="P77"/>
      <text:p text:style-name="P77">Esimerkkivastaus:</text:p>
      <text:p text:style-name="P187"><text:bookmark-start text:name="__DdeLink__1437_8844190313"/>{</text:p>
      <text:p text:style-name="P187"><text:s text:c="4"/>"authenticated": true,</text:p>
      <text:p text:style-name="P187"><text:s text:c="4"/>"result": "REVISION_UPDATE_SUCCESSFUL",</text:p>
      <text:p text:style-name="P187"><text:s text:c="4"/>"exception": null,</text:p>
      <text:p text:style-name="P187"><text:s text:c="4"/>"response":</text:p>
      <text:p text:style-name="P187"><text:s text:c="4"/>{</text:p>
      <text:p text:style-name="P187"><text:s text:c="8"/>"result":</text:p>
      <text:p text:style-name="P187"><text:s text:c="8"/>{</text:p>
      <text:p text:style-name="P187"><text:s text:c="12"/>"result": "REVISION_UPDATE_SUCCESSFUL",</text:p>
      <text:p text:style-name="P187"><text:s text:c="12"/>"message": null</text:p>
      <text:p text:style-name="P187"><text:s text:c="8"/>},</text:p>
      <text:p text:style-name="P187"><text:soft-page-break/><text:s text:c="8"/>"data":</text:p>
      <text:p text:style-name="P187"><text:s text:c="8"/>{</text:p>
      <text:p text:style-name="P187"><text:s text:c="12"/>"key":</text:p>
      <text:p text:style-name="P187"><text:s text:c="12"/>{</text:p>
      <text:p text:style-name="P187"><text:s text:c="16"/>"id": 123,</text:p>
      <text:p text:style-name="P187"><text:s text:c="16"/>"no": 1</text:p>
      <text:p text:style-name="P187"><text:s text:c="12"/>},</text:p>
      <text:p text:style-name="P187"/>
      <text:p text:style-name="P187"><text:tab/><text:tab/>…</text:p>
      <text:p text:style-name="P187"/>
      <text:p text:style-name="P187"><text:s text:c="8"/>},</text:p>
      <text:p text:style-name="P187"><text:s text:c="8"/>"configuration": null,</text:p>
      <text:p text:style-name="P187"><text:s text:c="8"/>"gui": null</text:p>
      <text:p text:style-name="P187"><text:s text:c="4"/>}</text:p>
      <text:p text:style-name="P187">}<text:bookmark-end text:name="__DdeLink__1437_8844190313"/></text:p>
      <text:h text:style-name="P263" text:outline-level="3"><text:bookmark-start text:name="__DdeLink__4682_722554450"/>POST api/exportRevision<text:bookmark-end text:name="__DdeLink__4682_722554450"/></text:h>
      <text:p text:style-name="P98">Palauttaa revision datan json-merkkijonona.</text:p>
      <text:p text:style-name="P69">Parametrit:</text:p>
      <text:p text:style-name="P69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204">avain</text:p>
          </table:table-cell>
          <table:table-cell table:style-name="Table11.A1" office:value-type="string">
            <text:p text:style-name="P204">tyyppi</text:p>
          </table:table-cell>
          <table:table-cell table:style-name="Table11.C1" office:value-type="string">
            <text:p text:style-name="P204">selite</text:p>
          </table:table-cell>
        </table:table-row>
        <table:table-row>
          <table:table-cell table:style-name="Table11.A2" office:value-type="string">
            <text:p text:style-name="P142">key</text:p>
          </table:table-cell>
          <table:table-cell table:style-name="Table11.A2" office:value-type="string">
            <text:p text:style-name="P150">objekti</text:p>
          </table:table-cell>
          <table:table-cell table:style-name="Table11.C2" office:value-type="string">
            <text:p text:style-name="P150">Sisältää halutun revision revisioavaimen</text:p>
          </table:table-cell>
        </table:table-row>
        <table:table-row>
          <table:table-cell table:style-name="Table11.A2" office:value-type="string">
            <text:p text:style-name="P146"><text:s text:c="4"/><text:span text:style-name="T10">id</text:span></text:p>
          </table:table-cell>
          <table:table-cell table:style-name="Table11.A2" office:value-type="string">
            <text:p text:style-name="P150">numero</text:p>
          </table:table-cell>
          <table:table-cell table:style-name="Table11.C2" office:value-type="string">
            <text:p text:style-name="P150"><text:span text:style-name="T80">R</text:span>evisiotunnus</text:p>
          </table:table-cell>
        </table:table-row>
        <table:table-row>
          <table:table-cell table:style-name="Table11.A2" office:value-type="string">
            <text:p text:style-name="P146"><text:s text:c="4"/><text:span text:style-name="T11">no</text:span></text:p>
          </table:table-cell>
          <table:table-cell table:style-name="Table11.A2" office:value-type="string">
            <text:p text:style-name="P150">numero</text:p>
          </table:table-cell>
          <table:table-cell table:style-name="Table11.C2" office:value-type="string">
            <text:p text:style-name="P150"><text:span text:style-name="T80">R</text:span>evisionumero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204">avain</text:p>
          </table:table-cell>
          <table:table-cell table:style-name="Table12.A1" office:value-type="string">
            <text:p text:style-name="P204">tyyppi</text:p>
          </table:table-cell>
          <table:table-cell table:style-name="Table12.C1" office:value-type="string">
            <text:p text:style-name="P204">selite</text:p>
          </table:table-cell>
        </table:table-row>
        <table:table-row>
          <table:table-cell table:style-name="Table12.A2" office:value-type="string">
            <text:p text:style-name="P12">response</text:p>
          </table:table-cell>
          <table:table-cell table:style-name="Table12.A2" office:value-type="string">
            <text:p text:style-name="P43">objekti</text:p>
          </table:table-cell>
          <table:table-cell table:style-name="Table12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2.A2" office:value-type="string">
            <text:p text:style-name="P12"><text:s text:c="4"/>result</text:p>
          </table:table-cell>
          <table:table-cell table:style-name="Table12.A2" office:value-type="string">
            <text:p text:style-name="P43">merkkijono (enum)</text:p>
          </table:table-cell>
          <table:table-cell table:style-name="Table12.C2" office:value-type="string">
            <text:p text:style-name="P21"><text:span text:style-name="T80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32"><text:s text:c="4"/>content</text:p>
          </table:table-cell>
          <table:table-cell table:style-name="Table12.A2" office:value-type="string">
            <text:p text:style-name="P43">merkkijono</text:p>
          </table:table-cell>
          <table:table-cell table:style-name="Table12.C2" office:value-type="string">
            <text:p text:style-name="P21"><text:span text:style-name="T80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32"><text:s text:c="4"/>key</text:p>
          </table:table-cell>
          <table:table-cell table:style-name="Table12.A2" office:value-type="string">
            <text:p text:style-name="P43">objekti</text:p>
          </table:table-cell>
          <table:table-cell table:style-name="Table12.C2" office:value-type="string">
            <text:p text:style-name="P32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2"><text:s text:c="8"/><text:span text:style-name="T18">id</text:span></text:p>
          </table:table-cell>
          <table:table-cell table:style-name="Table12.A2" office:value-type="string">
            <text:p text:style-name="P43">numero</text:p>
          </table:table-cell>
          <table:table-cell table:style-name="Table12.C2" office:value-type="string">
            <text:p text:style-name="P32"><text:span text:style-name="T80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2"><text:s text:c="8"/><text:span text:style-name="T18">no</text:span></text:p>
          </table:table-cell>
          <table:table-cell table:style-name="Table12.A7" office:value-type="string">
            <text:p text:style-name="P43">numero</text:p>
          </table:table-cell>
          <table:table-cell table:style-name="Table12.C7" office:value-type="string">
            <text:p text:style-name="P32"><text:span text:style-name="T80">R</text:span>evisionumero</text:p>
          </table:table-cell>
        </table:table-row>
      </table:table>
      <text:p text:style-name="P69"/>
      <text:p text:style-name="P9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88">Esimerkkivastaus:</text:p>
      <text:p text:style-name="P188"/>
      <text:p text:style-name="P188">{</text:p>
      <text:p text:style-name="P188"><text:s text:c="4"/>"authenticated": true,</text:p>
      <text:p text:style-name="P188"><text:s text:c="4"/>"result": "REVISION_FOUND",</text:p>
      <text:p text:style-name="P188"><text:s text:c="4"/>"exception": null,</text:p>
      <text:p text:style-name="P188"><text:s text:c="4"/>"response":</text:p>
      <text:p text:style-name="P188"><text:s text:c="4"/>{</text:p>
      <text:p text:style-name="P188"><text:s text:c="8"/>"result": "REVISION_FOUND",</text:p>
      <text:p text:style-name="P188"><text:s text:c="8"/>"content": "{\"key\":{\"id\":123,\"no\":1},\"configuration\":",</text:p>
      <text:p text:style-name="P188"><text:s text:c="8"/>"key":</text:p>
      <text:p text:style-name="P188"><text:s text:c="8"/>{</text:p>
      <text:p text:style-name="P188"><text:s text:c="12"/>"id": 123,</text:p>
      <text:p text:style-name="P188"><text:s text:c="12"/>"no": 1</text:p>
      <text:p text:style-name="P188"><text:s text:c="8"/>}</text:p>
      <text:p text:style-name="P188"><text:s text:c="4"/>}</text:p>
      <text:p text:style-name="P188">}</text:p>
      <text:h text:style-name="P263" text:outline-level="3"><text:bookmark-start text:name="__DdeLink__4684_722554450"/>POST api/collectReferenceOptions<text:bookmark-end text:name="__DdeLink__4684_722554450"/></text:h>
      <text:p text:style-name="P98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70">Pa<text:span text:style-name="T19">r</text:span>ametrit:</text:p>
      <text:p text:style-name="P7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4">avain</text:p>
          </table:table-cell>
          <table:table-cell table:style-name="Table13.A1" office:value-type="string">
            <text:p text:style-name="P204">tyyppi</text:p>
          </table:table-cell>
          <table:table-cell table:style-name="Table13.C1" office:value-type="string">
            <text:p text:style-name="P204">selite</text:p>
          </table:table-cell>
        </table:table-row>
        <table:table-row>
          <table:table-cell table:style-name="Table13.A2" office:value-type="string">
            <text:p text:style-name="P149">request</text:p>
          </table:table-cell>
          <table:table-cell table:style-name="Table13.A2" office:value-type="string">
            <text:p text:style-name="P168">objekti</text:p>
          </table:table-cell>
          <table:table-cell table:style-name="Table13.C2" office:value-type="string">
            <text:p text:style-name="P175"><text:span text:style-name="T80">S</text:span>isältää kyselyn</text:p>
          </table:table-cell>
        </table:table-row>
        <table:table-row>
          <table:table-cell table:style-name="Table13.A2" office:value-type="string">
            <text:p text:style-name="P147"><text:s text:c="4"/><text:span text:style-name="T19">language</text:span></text:p>
          </table:table-cell>
          <table:table-cell table:style-name="Table13.A2" office:value-type="string">
            <text:p text:style-name="P168">merkkijono(enum)</text:p>
          </table:table-cell>
          <table:table-cell table:style-name="Table13.C2" office:value-type="string">
            <text:p text:style-name="P172"><text:span text:style-name="T80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47"><text:s text:c="4"/><text:span text:style-name="T40">returnFirst</text:span></text:p>
          </table:table-cell>
          <table:table-cell table:style-name="Table13.A2" office:value-type="string">
            <text:p text:style-name="P170">boolean</text:p>
            <text:p text:style-name="P172">(oletus: false)</text:p>
          </table:table-cell>
          <table:table-cell table:style-name="Table13.C2" office:value-type="string">
            <text:p text:style-name="P172">true, mikäli halutaan palauttaa vain ensimmäinen tulos</text:p>
          </table:table-cell>
        </table:table-row>
        <table:table-row>
          <table:table-cell table:style-name="Table13.A2" office:value-type="string">
            <text:p text:style-name="P147"><text:s text:c="4"/><text:span text:style-name="T19">root</text:span></text:p>
          </table:table-cell>
          <table:table-cell table:style-name="Table13.A2" office:value-type="string">
            <text:p text:style-name="P168">objekti</text:p>
          </table:table-cell>
          <table:table-cell table:style-name="Table13.C2" office:value-type="string">
            <text:p text:style-name="P175"><text:span text:style-name="T80">S</text:span>isältää haettavan referenssipolun</text:p>
          </table:table-cell>
        </table:table-row>
        <table:table-row>
          <table:table-cell table:style-name="Table13.A2" office:value-type="string">
            <text:p text:style-name="P147"><text:s text:c="8"/><text:span text:style-name="T19">emptyEqualsNone</text:span></text:p>
          </table:table-cell>
          <table:table-cell table:style-name="Table13.A2" office:value-type="string">
            <text:p text:style-name="P169">boolean <text:span text:style-name="T41">(oletus:false)</text:span></text:p>
          </table:table-cell>
          <table:table-cell table:style-name="Table13.C2" office:value-type="string">
            <text:p text:style-name="P173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47"><text:s text:c="8"/><text:span text:style-name="T19">reference</text:span></text:p>
          </table:table-cell>
          <table:table-cell table:style-name="Table13.A2" office:value-type="string">
            <text:p text:style-name="P171">objekti</text:p>
          </table:table-cell>
          <table:table-cell table:style-name="Table13.C2" office:value-type="string">
            <text:p text:style-name="P173"><text:span text:style-name="T80">S</text:span>isältää referenssin</text:p>
          </table:table-cell>
        </table:table-row>
        <table:table-row>
          <table:table-cell table:style-name="Table13.A2" office:value-type="string">
            <text:p text:style-name="P147"><text:s text:c="12"/><text:span text:style-name="T19">type</text:span></text:p>
          </table:table-cell>
          <table:table-cell table:style-name="Table13.A2" office:value-type="string">
            <text:p text:style-name="P171">merkkijono(enum)</text:p>
          </table:table-cell>
          <table:table-cell table:style-name="Table13.C2" office:value-type="string">
            <text:p text:style-name="P173"><text:span text:style-name="T80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47"><text:s text:c="12"/><text:span text:style-name="T19">target </text:span></text:p>
          </table:table-cell>
          <table:table-cell table:style-name="Table13.A2" office:value-type="string">
            <text:p text:style-name="P171">merkkijono</text:p>
          </table:table-cell>
          <table:table-cell table:style-name="Table13.C2" office:value-type="string">
            <text:p text:style-name="P173"><text:span text:style-name="T80">R</text:span>eferenssin kohde. Arvo referenssityypistä, ja se voi viitata revisioon, revisioitavaan elementtiin tai <text:span text:style-name="T80">johonkin </text:span>misc.json-tiedostoon.</text:p>
          </table:table-cell>
        </table:table-row>
        <table:table-row>
          <table:table-cell table:style-name="Table13.A2" office:value-type="string">
            <text:p text:style-name="P147"><text:s text:c="12"/><text:span text:style-name="T42">valuePath</text:span></text:p>
          </table:table-cell>
          <table:table-cell table:style-name="Table13.A2" office:value-type="string">
            <text:p text:style-name="P174">merkkijono</text:p>
          </table:table-cell>
          <table:table-cell table:style-name="Table13.C2" office:value-type="string">
            <text:p text:style-name="P174"><text:span text:style-name="T80">H</text:span>alutun arvon avain</text:p>
          </table:table-cell>
        </table:table-row>
        <table:table-row>
          <table:table-cell table:style-name="Table13.A2" office:value-type="string">
            <text:p text:style-name="P180"><text:s text:c="12"/><text:span text:style-name="T19">titlepath</text:span></text:p>
          </table:table-cell>
          <table:table-cell table:style-name="Table13.A2" office:value-type="string">
            <text:p text:style-name="P179">merkkijono</text:p>
          </table:table-cell>
          <table:table-cell table:style-name="Table13.C2" office:value-type="string">
            <text:p text:style-name="P181"><text:span text:style-name="T80">H</text:span>alutun otsikon avain</text:p>
          </table:table-cell>
        </table:table-row>
        <table:table-row>
          <table:table-cell table:style-name="Table13.A2" office:value-type="string">
            <text:p text:style-name="P147"><text:s text:c="12"/><text:span text:style-name="T19">approvedOnly</text:span></text:p>
          </table:table-cell>
          <table:table-cell table:style-name="Table13.A2" office:value-type="string">
            <text:p text:style-name="P172">boolean</text:p>
          </table:table-cell>
          <table:table-cell table:style-name="Table13.C2" office:value-type="string">
            <text:p text:style-name="P173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47"><text:s text:c="12"/><text:span text:style-name="T19">ignoreRemoved</text:span></text:p>
          </table:table-cell>
          <table:table-cell table:style-name="Table13.A2" office:value-type="string">
            <text:p text:style-name="P172">boolean</text:p>
          </table:table-cell>
          <table:table-cell table:style-name="Table13.C2" office:value-type="string">
            <text:p text:style-name="P173">true, mikäli halutaan että poistettu-tilassa olevia referenssejä ei palauteta</text:p>
          </table:table-cell>
        </table:table-row>
      </table:table>
      <text:p text:style-name="P70"/>
      <text:p text:style-name="P70">Pal<text:span text:style-name="T12">uuarvot</text:span>:</text:p>
      <text:p text:style-name="P70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04">avain</text:p>
          </table:table-cell>
          <table:table-cell table:style-name="Table14.A1" office:value-type="string">
            <text:p text:style-name="P204">tyyppi</text:p>
          </table:table-cell>
          <table:table-cell table:style-name="Table14.C1" office:value-type="string">
            <text:p text:style-name="P204">selite</text:p>
          </table:table-cell>
        </table:table-row>
        <table:table-row>
          <table:table-cell table:style-name="Table14.A2" office:value-type="string">
            <text:p text:style-name="P35">options</text:p>
          </table:table-cell>
          <table:table-cell table:style-name="Table14.A2" office:value-type="string">
            <text:p text:style-name="P55">taulukko</text:p>
          </table:table-cell>
          <table:table-cell table:style-name="Table14.C2" office:value-type="string">
            <text:p text:style-name="P56"><text:span text:style-name="T80">S</text:span>isältää saatavilla olevat arvot objekteina</text:p>
          </table:table-cell>
        </table:table-row>
        <table:table-row>
          <table:table-cell table:style-name="Table14.A2" office:value-type="string">
            <text:p text:style-name="P13"><text:s text:c="4"/><text:span text:style-name="T20">value</text:span></text:p>
          </table:table-cell>
          <table:table-cell table:style-name="Table14.A2" office:value-type="string">
            <text:p text:style-name="P55">merkkijono</text:p>
          </table:table-cell>
          <table:table-cell table:style-name="Table14.C2" office:value-type="string">
            <text:p text:style-name="P57"><text:span text:style-name="T80">v</text:span>aluePath-parametrissa pyydettyn avaimen arvo</text:p>
          </table:table-cell>
        </table:table-row>
        <table:table-row>
          <table:table-cell table:style-name="Table14.A2" office:value-type="string">
            <text:p text:style-name="P33"><text:s text:c="4"/><text:span text:style-name="T20">title</text:span></text:p>
          </table:table-cell>
          <table:table-cell table:style-name="Table14.A2" office:value-type="string">
            <text:p text:style-name="P55">objekti</text:p>
          </table:table-cell>
          <table:table-cell table:style-name="Table14.C2" office:value-type="string">
            <text:p text:style-name="P57"><text:span text:style-name="T80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3"><text:s text:c="8"/><text:span text:style-name="T20">type</text:span></text:p>
          </table:table-cell>
          <table:table-cell table:style-name="Table14.A2" office:value-type="string">
            <text:p text:style-name="P55">merkkijono</text:p>
            <text:p text:style-name="P55">(enum)</text:p>
          </table:table-cell>
          <table:table-cell table:style-name="Table14.C2" office:value-type="string">
            <text:p text:style-name="P56"><text:span text:style-name="T80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3"><text:s text:c="8"/><text:span text:style-name="T20">value</text:span></text:p>
          </table:table-cell>
          <table:table-cell table:style-name="Table14.A6" office:value-type="string">
            <text:p text:style-name="P55">merkkijono</text:p>
          </table:table-cell>
          <table:table-cell table:style-name="Table14.C6" office:value-type="string">
            <text:p text:style-name="P57"><text:span text:style-name="T80">t</text:span>itlePath-parametrissa pyydetyn avaimen arvo.</text:p>
          </table:table-cell>
        </table:table-row>
      </table:table>
      <text:p text:style-name="P70"/>
      <text:p text:style-name="P82"/>
      <text:p text:style-name="P82"/>
      <text:p text:style-name="P127"><text:soft-page-break/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89"/>
      <text:p text:style-name="P189">{</text:p>
      <text:p text:style-name="P189"><text:s text:c="4"/>"authenticated": true,</text:p>
      <text:p text:style-name="P189"><text:s text:c="4"/>"result": "OPERATION_SUCCESSFUL",</text:p>
      <text:p text:style-name="P189"><text:s text:c="4"/>"exception": null,</text:p>
      <text:p text:style-name="P189"><text:s text:c="4"/>"options": [</text:p>
      <text:p text:style-name="P189"><text:s text:c="4"/>{</text:p>
      <text:p text:style-name="P189"><text:s text:c="8"/>"value": "53823",</text:p>
      <text:p text:style-name="P189"><text:s text:c="8"/>"title":</text:p>
      <text:p text:style-name="P189"><text:s text:c="8"/>{</text:p>
      <text:p text:style-name="P189"><text:s text:c="12"/>"type": "LITERAL",</text:p>
      <text:p text:style-name="P189"><text:s text:c="12"/>"value": "Testi 1"</text:p>
      <text:p text:style-name="P189"><text:s text:c="8"/>}</text:p>
      <text:p text:style-name="P189"><text:s text:c="4"/>},</text:p>
      <text:p text:style-name="P189"><text:s text:c="4"/>{</text:p>
      <text:p text:style-name="P189"><text:s text:c="8"/>"value": "53824",</text:p>
      <text:p text:style-name="P189"><text:s text:c="8"/>"title":</text:p>
      <text:p text:style-name="P189"><text:s text:c="8"/>{</text:p>
      <text:p text:style-name="P189"><text:s text:c="12"/>"type": "LITERAL",</text:p>
      <text:p text:style-name="P189"><text:s text:c="12"/>"value": "Testi 2"</text:p>
      <text:p text:style-name="P189"><text:s text:c="8"/>}</text:p>
      <text:p text:style-name="P189"><text:s text:c="4"/>}]</text:p>
      <text:p text:style-name="P189">}</text:p>
      <text:p text:style-name="P135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128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128"/>
      <text:p text:style-name="P128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223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223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223"><text:s text:c="12"/>"value": "<text:span text:style-name="T43">Ruotsi”</text:span></text:p>
      <text:p text:style-name="code"><text:s text:c="8"/>}</text:p>
      <text:p text:style-name="code"><text:soft-page-break/><text:s text:c="4"/>}]</text:p>
      <text:p text:style-name="code">}</text:p>
      <text:h text:style-name="P263" text:outline-level="3"><text:bookmark-start text:name="__DdeLink__4686_722554450"/><text:bookmark-start text:name="__DdeLink__4457_972758075"/>POST api/saveRevision<text:bookmark-end text:name="__DdeLink__4686_722554450"/></text:h>
      <text:p text:style-name="P102">Tallentaa revision tilan. <text:span text:style-name="T23">Kutsun yhteydessä lähetetään tallennettava revisiodata TransferData-muodossa.</text:span></text:p>
      <text:p text:style-name="P108">Palautettu revisiodata sijaitsee <text:span text:style-name="T85">kentässä response.data,</text:span> ja se noudattaa transferdata-siirtoformaattia. Siirtoformaatin rakenne on kuvattu erikseen sen omassa dokumentaatiossa.</text:p>
      <text:p text:style-name="P72">Parametrit:</text:p>
      <text:p text:style-name="P72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205">avain</text:p>
          </table:table-cell>
          <table:table-cell table:style-name="Table17.A1" office:value-type="string">
            <text:p text:style-name="P205">tyyppi</text:p>
          </table:table-cell>
          <table:table-cell table:style-name="Table17.C1" office:value-type="string">
            <text:p text:style-name="P205">selite</text:p>
          </table:table-cell>
        </table:table-row>
        <table:table-row>
          <table:table-cell table:style-name="Table17.A2" office:value-type="string">
            <text:p text:style-name="P158">transfer<text:span text:style-name="T82">D</text:span>ata</text:p>
          </table:table-cell>
          <table:table-cell table:style-name="Table17.A2" office:value-type="string">
            <text:p text:style-name="P151">objekti</text:p>
          </table:table-cell>
          <table:table-cell table:style-name="Table17.C2" office:value-type="string">
            <text:p text:style-name="P151">Sisältää <text:span text:style-name="T33">tallennettavan revision datan noudattaen <text:s/>transferdata-rakennetta.</text:span></text:p>
          </table:table-cell>
        </table:table-row>
      </table:table>
      <text:p text:style-name="P72"/>
      <text:p text:style-name="P72">Pal<text:span text:style-name="T12">uuarvot</text:span>: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05">avain</text:p>
          </table:table-cell>
          <table:table-cell table:style-name="Table18.A1" office:value-type="string">
            <text:p text:style-name="P205">tyyppi</text:p>
          </table:table-cell>
          <table:table-cell table:style-name="Table18.C1" office:value-type="string">
            <text:p text:style-name="P205">selite</text:p>
          </table:table-cell>
        </table:table-row>
        <table:table-row>
          <table:table-cell table:style-name="Table18.A2" office:value-type="string">
            <text:p text:style-name="P12">response</text:p>
          </table:table-cell>
          <table:table-cell table:style-name="Table18.A2" office:value-type="string">
            <text:p text:style-name="P43">objekti</text:p>
          </table:table-cell>
          <table:table-cell table:style-name="Table18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8.A2" office:value-type="string">
            <text:p text:style-name="P11"><text:s text:c="4"/>result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43">Sisältää operaation tuloksen ja mahdollisen lisäviestin.</text:p>
          </table:table-cell>
        </table:table-row>
        <table:table-row>
          <table:table-cell table:style-name="Table18.A2" office:value-type="string">
            <text:p text:style-name="P11"><text:s text:c="8"/><text:span text:style-name="T32">result</text:span></text:p>
          </table:table-cell>
          <table:table-cell table:style-name="Table18.A2" office:value-type="string">
            <text:p text:style-name="P36">merkkijono (enum)</text:p>
          </table:table-cell>
          <table:table-cell table:style-name="Table18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18.A2" office:value-type="string">
            <text:p text:style-name="P11"><text:s text:c="8"/><text:span text:style-name="T32">message</text:span></text:p>
          </table:table-cell>
          <table:table-cell table:style-name="Table18.A2" office:value-type="string">
            <text:p text:style-name="P36">merkkijono</text:p>
          </table:table-cell>
          <table:table-cell table:style-name="Table18.C2" office:value-type="string">
            <text:p text:style-name="P36"><text:span text:style-name="T80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6"><text:s text:c="4"/>data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27"><text:span text:style-name="T80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11"><text:s text:c="4"/><text:span text:style-name="T17">configuration</text:span>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22"><text:span text:style-name="T80">(</text:span>ei käytössä<text:span text:style-name="T80">)</text:span></text:p>
          </table:table-cell>
        </table:table-row>
        <table:table-row table:style-name="Table18.6">
          <table:table-cell table:style-name="Table18.A8" office:value-type="string">
            <text:p text:style-name="P26"><text:s text:c="4"/>gui</text:p>
          </table:table-cell>
          <table:table-cell table:style-name="Table18.A8" office:value-type="string">
            <text:p text:style-name="P36">objekti</text:p>
          </table:table-cell>
          <table:table-cell table:style-name="Table18.C2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5"/>
      <text:p text:style-name="P104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Esimerkkivastaus:</text:p>
      <text:p text:style-name="P193"><text:soft-page-break/></text:p>
      <text:p text:style-name="P193">{</text:p>
      <text:p text:style-name="P193"><text:s text:c="4"/>"authenticated": true,</text:p>
      <text:p text:style-name="P193"><text:s text:c="4"/>"result": "OPERATION_SUCCESSFUL",</text:p>
      <text:p text:style-name="P193"><text:s text:c="4"/>"exception": null,</text:p>
      <text:p text:style-name="P193"><text:s text:c="4"/>"response":</text:p>
      <text:p text:style-name="P193"><text:s text:c="4"/>{</text:p>
      <text:p text:style-name="P193"><text:s text:c="8"/>"result":</text:p>
      <text:p text:style-name="P193"><text:s text:c="8"/>{</text:p>
      <text:p text:style-name="P193"><text:s text:c="12"/>"result": "OPERATION_SUCCESSFUL",</text:p>
      <text:p text:style-name="P193"><text:s text:c="12"/>"message": null</text:p>
      <text:p text:style-name="P193"><text:s text:c="8"/>},</text:p>
      <text:p text:style-name="P193"><text:s text:c="8"/>"data":</text:p>
      <text:p text:style-name="P193"><text:s text:c="8"/>{</text:p>
      <text:p text:style-name="P193"><text:s text:c="12"/>"key":</text:p>
      <text:p text:style-name="P193"><text:s text:c="12"/>{</text:p>
      <text:p text:style-name="P193"><text:s text:c="16"/>"id": 54529,</text:p>
      <text:p text:style-name="P193"><text:s text:c="16"/>"no": 2</text:p>
      <text:p text:style-name="P193"><text:s text:c="12"/>},</text:p>
      <text:p text:style-name="P193"><text:s text:c="12"/>"configuration":</text:p>
      <text:p text:style-name="P193"><text:s text:c="12"/>{</text:p>
      <text:p text:style-name="P193"><text:s text:c="16"/>"type": "STUDY",</text:p>
      <text:p text:style-name="P193"><text:s text:c="16"/>"version": 1</text:p>
      <text:p text:style-name="P193"><text:s text:c="12"/>},</text:p>
      <text:p text:style-name="P193"><text:tab/> <text:s text:c="5"/>…</text:p>
      <text:p text:style-name="P193"><text:s text:c="8"/>},</text:p>
      <text:p text:style-name="P193"><text:s text:c="8"/>"configuration": null,</text:p>
      <text:p text:style-name="P193"><text:s text:c="8"/>"gui": null</text:p>
      <text:p text:style-name="P193"><text:s text:c="4"/>}</text:p>
      <text:p text:style-name="P193">}<text:bookmark-end text:name="__DdeLink__4457_972758075"/></text:p>
      <text:h text:style-name="P264" text:outline-level="3"><text:bookmark-start text:name="__DdeLink__4754_1269885795"/><text:bookmark-start text:name="__DdeLink__4686_7225544501"/>POST api/<text:bookmark-end text:name="__DdeLink__4686_7225544501"/>createAndSaveRevision</text:h>
      <text:p text:style-name="P133">Luo uuden tyhjän revision ja tallentaa siihen mukana annetut muutokset. Käytännössä sama kuin createRevision → saveRevision, mutta tarkoitettu lähinnä massapäivitystä helpottamaan.</text:p>
      <text:p text:style-name="P133">Kutsu lähetetään transferData-muodossa, josta tulee löytyä kaikki api/createRevision-kohdassa mainitut pakolliset kentät fields-osiosta (lisäksi revision tyyppi configuration.study)</text:p>
      <text:p text:style-name="P110">Uusi revisionable luodaan vain jos key.id-kenttä on tyhjä/null. Muussa tapauksessa toimii kuten saveRevision. </text:p>
      <text:p text:style-name="P74">Parametrit:</text:p>
      <text:p text:style-name="P74"/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210">avain</text:p>
          </table:table-cell>
          <table:table-cell table:style-name="Table32.A1" office:value-type="string">
            <text:p text:style-name="P210">tyyppi</text:p>
          </table:table-cell>
          <table:table-cell table:style-name="Table32.C1" office:value-type="string">
            <text:p text:style-name="P210">selite</text:p>
          </table:table-cell>
        </table:table-row>
        <table:table-row>
          <table:table-cell table:style-name="Table32.A2" office:value-type="string">
            <text:p text:style-name="P160">transfer<text:span text:style-name="T82">D</text:span>ata</text:p>
          </table:table-cell>
          <table:table-cell table:style-name="Table32.A2" office:value-type="string">
            <text:p text:style-name="P154">objekti</text:p>
          </table:table-cell>
          <table:table-cell table:style-name="Table32.C2" office:value-type="string">
            <text:p text:style-name="P154">Sisältää <text:span text:style-name="T33">tallennettavan revision datan noudattaen <text:s/>transferdata-rakennetta.</text:span></text:p>
          </table:table-cell>
        </table:table-row>
      </table:table>
      <text:p text:style-name="P74"/>
      <text:p text:style-name="P74">Pal<text:span text:style-name="T12">uuarvot</text:span>:</text:p>
      <text:p text:style-name="P74"/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10">avain</text:p>
          </table:table-cell>
          <table:table-cell table:style-name="Table33.A1" office:value-type="string">
            <text:p text:style-name="P210">tyyppi</text:p>
          </table:table-cell>
          <table:table-cell table:style-name="Table33.C1" office:value-type="string">
            <text:p text:style-name="P210">selite</text:p>
          </table:table-cell>
        </table:table-row>
        <table:table-row>
          <table:table-cell table:style-name="Table33.A2" office:value-type="string">
            <text:p text:style-name="P18">response</text:p>
          </table:table-cell>
          <table:table-cell table:style-name="Table33.A2" office:value-type="string">
            <text:p text:style-name="P48">objekti</text:p>
          </table:table-cell>
          <table:table-cell table:style-name="Table33.C2" office:value-type="string">
            <text:p text:style-name="P29"><text:span text:style-name="T80">S</text:span>isältää palautetun revision</text:p>
          </table:table-cell>
        </table:table-row>
        <table:table-row>
          <table:table-cell table:style-name="Table33.A2" office:value-type="string">
            <text:p text:style-name="P18"><text:s text:c="4"/>result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48">Sisältää operaation tuloksen ja mahdollisen lisäviestin.</text:p>
          </table:table-cell>
        </table:table-row>
        <table:table-row>
          <table:table-cell table:style-name="Table33.A2" office:value-type="string">
            <text:p text:style-name="P18"><text:s text:c="8"/><text:span text:style-name="T32">result</text:span></text:p>
          </table:table-cell>
          <table:table-cell table:style-name="Table33.A2" office:value-type="string">
            <text:p text:style-name="P40">merkkijono (enum)</text:p>
          </table:table-cell>
          <table:table-cell table:style-name="Table33.C2" office:value-type="string">
            <text:p text:style-name="P40"><text:span text:style-name="T80">Operaation tulos</text:span> (ReturnResult.java)</text:p>
          </table:table-cell>
        </table:table-row>
        <table:table-row>
          <table:table-cell table:style-name="Table33.A2" office:value-type="string">
            <text:p text:style-name="P18"><text:s text:c="8"/><text:span text:style-name="T32">message</text:span></text:p>
          </table:table-cell>
          <table:table-cell table:style-name="Table33.A2" office:value-type="string">
            <text:p text:style-name="P40">merkkijono</text:p>
          </table:table-cell>
          <table:table-cell table:style-name="Table33.C2" office:value-type="string">
            <text:p text:style-name="P40"><text:span text:style-name="T80">M</text:span>ahdollinen lisäviesti</text:p>
          </table:table-cell>
        </table:table-row>
        <table:table-row table:style-name="Table33.6">
          <table:table-cell table:style-name="Table33.A2" office:value-type="string">
            <text:p text:style-name="P29"><text:s text:c="4"/>data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S</text:span>isältää revisiodatan <text:span text:style-name="T47">transferdata-muodossa</text:span></text:p>
          </table:table-cell>
        </table:table-row>
        <table:table-row table:style-name="Table33.6">
          <table:table-cell table:style-name="Table33.A2" office:value-type="string">
            <text:p text:style-name="P18"><text:s text:c="4"/><text:span text:style-name="T17">configuration</text:span>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(</text:span>ei käytössä<text:span text:style-name="T80">)</text:span></text:p>
          </table:table-cell>
        </table:table-row>
        <table:table-row table:style-name="Table33.6">
          <table:table-cell table:style-name="Table33.A8" office:value-type="string">
            <text:p text:style-name="P29"><text:s text:c="4"/>gui</text:p>
          </table:table-cell>
          <table:table-cell table:style-name="Table33.A8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(</text:span>ei käytössä<text:span text:style-name="T80">)</text:span></text:p>
          </table:table-cell>
        </table:table-row>
      </table:table>
      <text:p text:style-name="P7"/>
      <text:p text:style-name="P106">Esimerkkikysely:</text:p>
      <text:p text:style-name="P231">{</text:p>
      <text:p text:style-name="P231"><text:s text:c="4"/>"transferData":</text:p>
      <text:p text:style-name="P231"><text:s text:c="4"/>{</text:p>
      <text:p text:style-name="P231"><text:s text:c="8"/>"key":</text:p>
      <text:p text:style-name="P231"><text:s text:c="8"/>{</text:p>
      <text:p text:style-name="P231"><text:s text:c="12"/>"id": <text:span text:style-name="T86">null</text:span></text:p>
      <text:p text:style-name="P231"><text:s text:c="8"/>},</text:p>
      <text:p text:style-name="P231"><text:s text:c="8"/>"configuration":</text:p>
      <text:p text:style-name="P231"><text:s text:c="8"/>{</text:p>
      <text:p text:style-name="P231"><text:s text:c="12"/>"type": "STUDY_<text:span text:style-name="T86">ATTACHMENT</text:span>",</text:p>
      <text:p text:style-name="P231"><text:s text:c="12"/>"version": 1</text:p>
      <text:p text:style-name="P231"><text:s text:c="8"/>},</text:p>
      <text:p text:style-name="P231"><text:tab/> <text:s/>“<text:span text:style-name="T86">fields”:</text:span></text:p>
      <text:p text:style-name="P231"><text:s text:c="8"/><text:span text:style-name="T86">{</text:span></text:p>
      <text:p text:style-name="P232"><text:tab/><text:tab/>“study”: </text:p>
      <text:p text:style-name="P232"><text:tab/><text:tab/>{</text:p>
      <text:p text:style-name="P232"><text:tab/><text:tab/><text:tab/>“key”:”study”,</text:p>
      <text:p text:style-name="P232"><text:s/><text:tab/><text:tab/><text:tab/>“type”:”VALUE”,</text:p>
      <text:p text:style-name="P232"><text:tab/><text:tab/><text:tab/>“values”:</text:p>
      <text:p text:style-name="P232"><text:soft-page-break/><text:tab/><text:tab/><text:tab/>{</text:p>
      <text:p text:style-name="P232"><text:tab/><text:tab/><text:tab/><text:tab/>“DEFAULT”:</text:p>
      <text:p text:style-name="P232"><text:tab/><text:tab/><text:tab/><text:tab/>{</text:p>
      <text:p text:style-name="P232"><text:tab/><text:tab/><text:tab/><text:tab/><text:tab/>“current”:studyID</text:p>
      <text:p text:style-name="P232"><text:tab/><text:tab/><text:tab/><text:tab/>}</text:p>
      <text:p text:style-name="P232"><text:tab/><text:tab/><text:tab/>}</text:p>
      <text:p text:style-name="P232"><text:tab/><text:tab/>}</text:p>
      <text:p text:style-name="P232"><text:tab/> <text:s/>}</text:p>
      <text:p text:style-name="P231"><text:s text:c="8"/>…</text:p>
      <text:p text:style-name="P231"/>
      <text:p text:style-name="P231"><text:s text:c="4"/>},</text:p>
      <text:p text:style-name="P231"><text:s text:c="4"/>"authentication": "<text:span text:style-name="T23">api_key</text:span>"</text:p>
      <text:p text:style-name="P231">}</text:p>
      <text:p text:style-name="P231"/>
      <text:p text:style-name="P231"/>
      <text:p text:style-name="P231"/>
      <text:p text:style-name="P95">Esimerkkivastaus:</text:p>
      <text:p text:style-name="P194"/>
      <text:p text:style-name="P194">{</text:p>
      <text:p text:style-name="P194"><text:s text:c="4"/>"authenticated": true,</text:p>
      <text:p text:style-name="P194"><text:s text:c="4"/>"result": "OPERATION_SUCCESSFUL",</text:p>
      <text:p text:style-name="P194"><text:s text:c="4"/>"exception": null,</text:p>
      <text:p text:style-name="P194"><text:s text:c="4"/>"response":</text:p>
      <text:p text:style-name="P194"><text:s text:c="4"/>{</text:p>
      <text:p text:style-name="P194"><text:s text:c="8"/>"result":</text:p>
      <text:p text:style-name="P194"><text:s text:c="8"/>{</text:p>
      <text:p text:style-name="P194"><text:s text:c="12"/>"result": "OPERATION_SUCCESSFUL",</text:p>
      <text:p text:style-name="P194"><text:s text:c="12"/>"message": null</text:p>
      <text:p text:style-name="P194"><text:s text:c="8"/>},</text:p>
      <text:p text:style-name="P194"><text:s text:c="8"/>"data":</text:p>
      <text:p text:style-name="P194"><text:s text:c="8"/>{</text:p>
      <text:p text:style-name="P194"><text:s text:c="12"/>"key":</text:p>
      <text:p text:style-name="P194"><text:s text:c="12"/>{</text:p>
      <text:p text:style-name="P194"><text:s text:c="16"/>"id": 54529,</text:p>
      <text:p text:style-name="P194"><text:s text:c="16"/>"no": 2</text:p>
      <text:p text:style-name="P194"><text:s text:c="12"/>},</text:p>
      <text:p text:style-name="P194"><text:s text:c="12"/>"configuration":</text:p>
      <text:p text:style-name="P194"><text:s text:c="12"/>{</text:p>
      <text:p text:style-name="P194"><text:s text:c="16"/>"type": "STUDY_<text:span text:style-name="T86">ATTACHMENT</text:span>",</text:p>
      <text:p text:style-name="P194"><text:s text:c="16"/>"version": 1</text:p>
      <text:p text:style-name="P194"><text:s text:c="12"/>},</text:p>
      <text:p text:style-name="P194"><text:tab/> <text:s text:c="5"/>…</text:p>
      <text:p text:style-name="P194"><text:s text:c="8"/>},</text:p>
      <text:p text:style-name="P194"><text:s text:c="8"/>"configuration": null,</text:p>
      <text:p text:style-name="P194"><text:s text:c="8"/>"gui": null</text:p>
      <text:p text:style-name="P194"><text:s text:c="4"/>}</text:p>
      <text:p text:style-name="P194">}<text:bookmark-end text:name="__DdeLink__4754_1269885795"/></text:p>
      <text:h text:style-name="P265" text:outline-level="3"><text:bookmark-start text:name="__DdeLink__4686_72255445011"/>POST api/<text:bookmark-end text:name="__DdeLink__4686_72255445011"/><text:span text:style-name="T87">massCreateFiles</text:span></text:h>
      <text:p text:style-name="P111">Massapäivitykseen tarkoitettu kutsu, luo usean tiedostoliitteen yhdellä kutsulla. Tällä estetään aineistojen referenssien sekoittaminen esim. tilanteessa, jossa luodaan useampi kymmenen tiedostoliitettä aineistolle nopealla tahdilla.</text:p>
      <text:p text:style-name="P111">Kutsulle annetaan taulukko createAndSave-kutsun muotoisia objekteja.</text:p>
      <text:p text:style-name="P75">Parametrit:</text:p>
      <text:p text:style-name="P75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11">avain</text:p>
          </table:table-cell>
          <table:table-cell table:style-name="Table36.A1" office:value-type="string">
            <text:p text:style-name="P211">tyyppi</text:p>
          </table:table-cell>
          <table:table-cell table:style-name="Table36.C1" office:value-type="string">
            <text:p text:style-name="P211">selite</text:p>
          </table:table-cell>
        </table:table-row>
        <table:table-row>
          <table:table-cell table:style-name="Table36.A2" office:value-type="string">
            <text:p text:style-name="P161">transfer<text:span text:style-name="T82">D</text:span>ata</text:p>
          </table:table-cell>
          <table:table-cell table:style-name="Table36.A2" office:value-type="string">
            <text:p text:style-name="P177">Taulukko <text:span text:style-name="T89">(TransferData)</text:span></text:p>
          </table:table-cell>
          <table:table-cell table:style-name="Table36.C2" office:value-type="string">
            <text:p text:style-name="P155">Sisältää <text:span text:style-name="T33">tallennettavan revision datan noudattaen <text:s/>transferdata-rakennetta.</text:span></text:p>
          </table:table-cell>
        </table:table-row>
      </table:table>
      <text:p text:style-name="P75"/>
      <text:p text:style-name="P75">Pal<text:span text:style-name="T12">uuarvot</text:span>:</text:p>
      <text:p text:style-name="P75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11">avain</text:p>
          </table:table-cell>
          <table:table-cell table:style-name="Table37.A1" office:value-type="string">
            <text:p text:style-name="P211">tyyppi</text:p>
          </table:table-cell>
          <table:table-cell table:style-name="Table37.C1" office:value-type="string">
            <text:p text:style-name="P211">selite</text:p>
          </table:table-cell>
        </table:table-row>
        <table:table-row>
          <table:table-cell table:style-name="Table37.A2" office:value-type="string">
            <text:p text:style-name="P19">response</text:p>
          </table:table-cell>
          <table:table-cell table:style-name="Table37.A2" office:value-type="string">
            <text:p text:style-name="P49">objekti</text:p>
          </table:table-cell>
          <table:table-cell table:style-name="Table37.C2" office:value-type="string">
            <text:p text:style-name="P30"><text:span text:style-name="T80">S</text:span>isältää palautetun revision</text:p>
          </table:table-cell>
        </table:table-row>
        <table:table-row>
          <table:table-cell table:style-name="Table37.A2" office:value-type="string">
            <text:p text:style-name="P19"><text:s text:c="4"/>result</text:p>
          </table:table-cell>
          <table:table-cell table:style-name="Table37.A2" office:value-type="string">
            <text:p text:style-name="P60">objekti</text:p>
          </table:table-cell>
          <table:table-cell table:style-name="Table37.C2" office:value-type="string">
            <text:p text:style-name="P49">Sisältää operaation tuloksen ja mahdollisen lisäviestin.</text:p>
          </table:table-cell>
        </table:table-row>
        <table:table-row>
          <table:table-cell table:style-name="Table37.A2" office:value-type="string">
            <text:p text:style-name="P19"><text:s text:c="8"/><text:span text:style-name="T32">result</text:span></text:p>
          </table:table-cell>
          <table:table-cell table:style-name="Table37.A2" office:value-type="string">
            <text:p text:style-name="P41">merkkijono (enum)</text:p>
          </table:table-cell>
          <table:table-cell table:style-name="Table37.C2" office:value-type="string">
            <text:p text:style-name="P41"><text:span text:style-name="T80">Operaation tulos</text:span> (ReturnResult.java)</text:p>
          </table:table-cell>
        </table:table-row>
        <table:table-row>
          <table:table-cell table:style-name="Table37.A2" office:value-type="string">
            <text:p text:style-name="P19"><text:s text:c="8"/><text:span text:style-name="T32">message</text:span></text:p>
          </table:table-cell>
          <table:table-cell table:style-name="Table37.A2" office:value-type="string">
            <text:p text:style-name="P41">merkkijono</text:p>
          </table:table-cell>
          <table:table-cell table:style-name="Table37.C2" office:value-type="string">
            <text:p text:style-name="P41"><text:span text:style-name="T80">M</text:span>ahdollinen lisäviesti</text:p>
          </table:table-cell>
        </table:table-row>
        <table:table-row table:style-name="Table37.6">
          <table:table-cell table:style-name="Table37.A2" office:value-type="string">
            <text:p text:style-name="P30"><text:s text:c="4"/>data</text:p>
          </table:table-cell>
          <table:table-cell table:style-name="Table37.A2" office:value-type="string">
            <text:p text:style-name="P60">Taulukko</text:p>
            <text:p text:style-name="P61">(TransferData)</text:p>
          </table:table-cell>
          <table:table-cell table:style-name="Table37.C2" office:value-type="string">
            <text:p text:style-name="P60">Sisältää kaikkien tallennettujen revisioiden datan RevisionData-muodossa</text:p>
          </table:table-cell>
        </table:table-row>
        <table:table-row table:style-name="Table37.6">
          <table:table-cell table:style-name="Table37.A2" office:value-type="string">
            <text:p text:style-name="P19"><text:s text:c="4"/><text:span text:style-name="T17">configuration</text:span></text:p>
          </table:table-cell>
          <table:table-cell table:style-name="Table37.A2" office:value-type="string">
            <text:p text:style-name="P41">objekti</text:p>
          </table:table-cell>
          <table:table-cell table:style-name="Table37.C2" office:value-type="string">
            <text:p text:style-name="P30"><text:span text:style-name="T80">(</text:span>ei käytössä<text:span text:style-name="T80">)</text:span></text:p>
          </table:table-cell>
        </table:table-row>
        <table:table-row table:style-name="Table37.6">
          <table:table-cell table:style-name="Table37.A8" office:value-type="string">
            <text:p text:style-name="P30"><text:s text:c="4"/>gui</text:p>
          </table:table-cell>
          <table:table-cell table:style-name="Table37.A8" office:value-type="string">
            <text:p text:style-name="P41">objekti</text:p>
          </table:table-cell>
          <table:table-cell table:style-name="Table37.C2" office:value-type="string">
            <text:p text:style-name="P30"><text:span text:style-name="T80">(</text:span>ei käytössä<text:span text:style-name="T80">)</text:span></text:p>
          </table:table-cell>
        </table:table-row>
      </table:table>
      <text:p text:style-name="P8"/>
      <text:p text:style-name="P107">Esimerkkikysely:</text:p>
      <text:p text:style-name="P234">{</text:p>
      <text:p text:style-name="P234"><text:s text:c="4"/>"transferData":<text:span text:style-name="T88">[</text:span></text:p>
      <text:p text:style-name="P234"><text:s text:c="4"/>{</text:p>
      <text:p text:style-name="P234"><text:s text:c="8"/>"key":</text:p>
      <text:p text:style-name="P234"><text:s text:c="8"/>{</text:p>
      <text:p text:style-name="P234"><text:s text:c="12"/>"id": <text:span text:style-name="T86">null</text:span></text:p>
      <text:p text:style-name="P234"><text:s text:c="8"/>},</text:p>
      <text:p text:style-name="P234"><text:s text:c="8"/>"configuration":</text:p>
      <text:p text:style-name="P234"><text:s text:c="8"/>{</text:p>
      <text:p text:style-name="P234"><text:s text:c="12"/>"type": "STUDY_<text:span text:style-name="T86">ATTACHMENT</text:span>",</text:p>
      <text:p text:style-name="P234"><text:s text:c="12"/>"version": 1</text:p>
      <text:p text:style-name="P234"><text:s text:c="8"/>},</text:p>
      <text:p text:style-name="P234"><text:tab/> <text:s/>“<text:span text:style-name="T86">fields”:</text:span></text:p>
      <text:p text:style-name="P234"><text:s text:c="8"/><text:span text:style-name="T86">{</text:span></text:p>
      <text:p text:style-name="P233"><text:tab/><text:tab/>“study”: </text:p>
      <text:p text:style-name="P233"><text:tab/><text:tab/>{</text:p>
      <text:p text:style-name="P233"><text:tab/><text:tab/><text:tab/>“key”:”study”,</text:p>
      <text:p text:style-name="P233"><text:s/><text:tab/><text:tab/><text:tab/>“type”:”VALUE”,</text:p>
      <text:p text:style-name="P233"><text:tab/><text:tab/><text:tab/>“values”:</text:p>
      <text:p text:style-name="P233"><text:tab/><text:tab/><text:tab/>{</text:p>
      <text:p text:style-name="P233"><text:tab/><text:tab/><text:tab/><text:tab/>“DEFAULT”:</text:p>
      <text:p text:style-name="P233"><text:tab/><text:tab/><text:tab/><text:tab/>{</text:p>
      <text:p text:style-name="P233"><text:soft-page-break/><text:tab/><text:tab/><text:tab/><text:tab/><text:tab/>“current”:studyID</text:p>
      <text:p text:style-name="P233"><text:tab/><text:tab/><text:tab/><text:tab/>}</text:p>
      <text:p text:style-name="P233"><text:tab/><text:tab/><text:tab/>}</text:p>
      <text:p text:style-name="P233"><text:tab/><text:tab/>}</text:p>
      <text:p text:style-name="P233"><text:tab/> <text:s/>}</text:p>
      <text:p text:style-name="P234"><text:s text:c="8"/>…</text:p>
      <text:p text:style-name="P234"/>
      <text:p text:style-name="P234"><text:s text:c="4"/>}<text:span text:style-name="T88">]</text:span>,</text:p>
      <text:p text:style-name="P234"><text:s text:c="4"/>"authentication": "<text:span text:style-name="T23">api_key</text:span>"</text:p>
      <text:p text:style-name="P234">}</text:p>
      <text:p text:style-name="P234"/>
      <text:p text:style-name="P234"/>
      <text:p text:style-name="P234"/>
      <text:p text:style-name="P96">Esimerkkivastaus:</text:p>
      <text:p text:style-name="P195"/>
      <text:p text:style-name="P195">{</text:p>
      <text:p text:style-name="P195"><text:s text:c="4"/>"authenticated": true,</text:p>
      <text:p text:style-name="P195"><text:s text:c="4"/>"result": "OPERATION_SUCCESSFUL",</text:p>
      <text:p text:style-name="P195"><text:s text:c="4"/>"exception": null,</text:p>
      <text:p text:style-name="P195"><text:s text:c="4"/>"response":</text:p>
      <text:p text:style-name="P195"><text:s text:c="4"/>{</text:p>
      <text:p text:style-name="P195"><text:s text:c="8"/>"result":</text:p>
      <text:p text:style-name="P195"><text:s text:c="8"/>{</text:p>
      <text:p text:style-name="P195"><text:s text:c="12"/>"result": "OPERATION_SUCCESSFUL",</text:p>
      <text:p text:style-name="P195"><text:s text:c="12"/>"message": null</text:p>
      <text:p text:style-name="P195"><text:s text:c="8"/>},</text:p>
      <text:p text:style-name="P195"><text:s text:c="8"/>"data":<text:span text:style-name="T89">[</text:span></text:p>
      <text:p text:style-name="P195"><text:s text:c="8"/>{</text:p>
      <text:p text:style-name="P195"><text:s text:c="12"/>"key":</text:p>
      <text:p text:style-name="P195"><text:s text:c="12"/>{</text:p>
      <text:p text:style-name="P195"><text:s text:c="16"/>"id": 54529,</text:p>
      <text:p text:style-name="P195"><text:s text:c="16"/>"no": 2</text:p>
      <text:p text:style-name="P195"><text:s text:c="12"/>},</text:p>
      <text:p text:style-name="P195"><text:s text:c="12"/>"configuration":</text:p>
      <text:p text:style-name="P195"><text:s text:c="12"/>{</text:p>
      <text:p text:style-name="P195"><text:s text:c="16"/>"type": "STUDY_<text:span text:style-name="T86">ATTACHMENT</text:span>",</text:p>
      <text:p text:style-name="P195"><text:s text:c="16"/>"version": 1</text:p>
      <text:p text:style-name="P195"><text:s text:c="12"/>},</text:p>
      <text:p text:style-name="P195"><text:tab/> <text:s text:c="5"/>…</text:p>
      <text:p text:style-name="P195"><text:s text:c="8"/>}<text:span text:style-name="T89">]</text:span>,</text:p>
      <text:p text:style-name="P195"><text:s text:c="8"/>"configuration": null,</text:p>
      <text:p text:style-name="P195"><text:s text:c="8"/>"gui": null</text:p>
      <text:p text:style-name="P195"><text:s text:c="4"/>}</text:p>
      <text:p text:style-name="P195">}</text:p>
      <text:h text:style-name="P266" text:outline-level="3"><text:bookmark-start text:name="__DdeLink__4688_722554450"/>POST api/approveRevision<text:bookmark-end text:name="__DdeLink__4688_722554450"/></text:h>
      <text:p text:style-name="P132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109">Palautettu revisiodata sijaitsee data-kentässä, ja se noudattaa transferdata-siirtoformaattia. Siirtoformaatin rakenne on kuvattu erikseen sen omassa dokumentaatiossa.</text:p>
      <text:p text:style-name="P73">Parametrit:</text:p>
      <text:p text:style-name="P73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209">avain</text:p>
          </table:table-cell>
          <table:table-cell table:style-name="Table34.A1" office:value-type="string">
            <text:p text:style-name="P209">tyyppi</text:p>
          </table:table-cell>
          <table:table-cell table:style-name="Table34.C1" office:value-type="string">
            <text:p text:style-name="P209">selite</text:p>
          </table:table-cell>
        </table:table-row>
        <table:table-row>
          <table:table-cell table:style-name="Table34.A2" office:value-type="string">
            <text:p text:style-name="P159">transferdata</text:p>
          </table:table-cell>
          <table:table-cell table:style-name="Table34.A2" office:value-type="string">
            <text:p text:style-name="P153">objekti</text:p>
          </table:table-cell>
          <table:table-cell table:style-name="Table34.C2" office:value-type="string">
            <text:p text:style-name="P153">Sisältää <text:span text:style-name="T81">hyväksyttävän revision datan noudattaen <text:s/>transferdata-rakennetta.</text:span></text:p>
          </table:table-cell>
        </table:table-row>
      </table:table>
      <text:p text:style-name="P73"/>
      <text:p text:style-name="P73">Pal<text:span text:style-name="T12">uuarvot</text:span>:</text:p>
      <text:p text:style-name="P73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209">avain</text:p>
          </table:table-cell>
          <table:table-cell table:style-name="Table35.A1" office:value-type="string">
            <text:p text:style-name="P209">tyyppi</text:p>
          </table:table-cell>
          <table:table-cell table:style-name="Table35.C1" office:value-type="string">
            <text:p text:style-name="P209">selite</text:p>
          </table:table-cell>
        </table:table-row>
        <table:table-row>
          <table:table-cell table:style-name="Table35.A2" office:value-type="string">
            <text:p text:style-name="P17">response</text:p>
          </table:table-cell>
          <table:table-cell table:style-name="Table35.A2" office:value-type="string">
            <text:p text:style-name="P47">objekti</text:p>
          </table:table-cell>
          <table:table-cell table:style-name="Table35.C2" office:value-type="string">
            <text:p text:style-name="P28"><text:span text:style-name="T80">S</text:span>isältää palautetun revision</text:p>
          </table:table-cell>
        </table:table-row>
        <table:table-row>
          <table:table-cell table:style-name="Table35.A2" office:value-type="string">
            <text:p text:style-name="P17"><text:s text:c="4"/>result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47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7"><text:s text:c="8"/><text:span text:style-name="T32">result</text:span></text:p>
          </table:table-cell>
          <table:table-cell table:style-name="Table35.A2" office:value-type="string">
            <text:p text:style-name="P39">merkkijono (enum)</text:p>
          </table:table-cell>
          <table:table-cell table:style-name="Table35.C2" office:value-type="string">
            <text:p text:style-name="P39"><text:span text:style-name="T80">Operaation tulos</text:span> (ReturnResult.java)</text:p>
          </table:table-cell>
        </table:table-row>
        <table:table-row>
          <table:table-cell table:style-name="Table35.A2" office:value-type="string">
            <text:p text:style-name="P17"><text:s text:c="8"/><text:span text:style-name="T32">message</text:span></text:p>
          </table:table-cell>
          <table:table-cell table:style-name="Table35.A2" office:value-type="string">
            <text:p text:style-name="P39">merkkijono</text:p>
          </table:table-cell>
          <table:table-cell table:style-name="Table35.C2" office:value-type="string">
            <text:p text:style-name="P39"><text:span text:style-name="T80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8"><text:s text:c="4"/>data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7"><text:s text:c="4"/><text:span text:style-name="T17">configuration</text:span>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(</text:span>ei käytössä<text:span text:style-name="T80">)</text:span></text:p>
          </table:table-cell>
        </table:table-row>
        <table:table-row table:style-name="Table35.6">
          <table:table-cell table:style-name="Table35.A8" office:value-type="string">
            <text:p text:style-name="P28"><text:s text:c="4"/>gui</text:p>
          </table:table-cell>
          <table:table-cell table:style-name="Table35.A8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(</text:span>ei käytössä<text:span text:style-name="T80">)</text:span></text:p>
          </table:table-cell>
        </table:table-row>
      </table:table>
      <text:p text:style-name="P6"/>
      <text:p text:style-name="P105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36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63" text:outline-level="3"><text:bookmark-start text:name="__DdeLink__4692_722554450"/>POST api/removeRevision<text:bookmark-end text:name="__DdeLink__4692_722554450"/></text:h>
      <text:p text:style-name="P114">Poistaa revision. Mikäli revisio on hyväksytty, sille tehdään looginen poisto. Mikäli se on luonnostilassa, se poistetaan <text:span text:style-name="T82">tietokannasta kokonaan</text:span>. <text:span text:style-name="T35">Päätepiste ei palauta poistettua dataa data-kentässä.</text:span></text:p>
      <text:p text:style-name="P114"/>
      <text:p text:style-name="P119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206">avain</text:p>
          </table:table-cell>
          <table:table-cell table:style-name="Table19.A1" office:value-type="string">
            <text:p text:style-name="P206">tyyppi</text:p>
          </table:table-cell>
          <table:table-cell table:style-name="Table19.C1" office:value-type="string">
            <text:p text:style-name="P206">selite</text:p>
          </table:table-cell>
        </table:table-row>
        <table:table-row>
          <table:table-cell table:style-name="Table19.A2" office:value-type="string">
            <text:p text:style-name="P143">key</text:p>
          </table:table-cell>
          <table:table-cell table:style-name="Table19.A2" office:value-type="string">
            <text:p text:style-name="P152">objekti</text:p>
          </table:table-cell>
          <table:table-cell table:style-name="Table19.C2" office:value-type="string">
            <text:p text:style-name="P152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62"><text:s text:c="4"/><text:span text:style-name="T10">id</text:span></text:p>
          </table:table-cell>
          <table:table-cell table:style-name="Table19.A2" office:value-type="string">
            <text:p text:style-name="P152">numero</text:p>
          </table:table-cell>
          <table:table-cell table:style-name="Table19.C2" office:value-type="string">
            <text:p text:style-name="P152"><text:span text:style-name="T82">R</text:span>evisiotunnus</text:p>
          </table:table-cell>
        </table:table-row>
        <table:table-row>
          <table:table-cell table:style-name="Table19.A2" office:value-type="string">
            <text:p text:style-name="P162"><text:s text:c="4"/><text:span text:style-name="T11">no</text:span></text:p>
          </table:table-cell>
          <table:table-cell table:style-name="Table19.A2" office:value-type="string">
            <text:p text:style-name="P152">numero</text:p>
          </table:table-cell>
          <table:table-cell table:style-name="Table19.C2" office:value-type="string">
            <text:p text:style-name="P152"><text:span text:style-name="T82">R</text:span>evisionumero</text:p>
          </table:table-cell>
        </table:table-row>
      </table:table>
      <text:p text:style-name="P115"/>
      <text:p text:style-name="P119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06">avain</text:p>
          </table:table-cell>
          <table:table-cell table:style-name="Table20.A1" office:value-type="string">
            <text:p text:style-name="P206">tyyppi</text:p>
          </table:table-cell>
          <table:table-cell table:style-name="Table20.C1" office:value-type="string">
            <text:p text:style-name="P206">selite</text:p>
          </table:table-cell>
        </table:table-row>
        <table:table-row>
          <table:table-cell table:style-name="Table20.A2" office:value-type="string">
            <text:p text:style-name="P14">response</text:p>
          </table:table-cell>
          <table:table-cell table:style-name="Table20.A2" office:value-type="string">
            <text:p text:style-name="P59">objekti</text:p>
          </table:table-cell>
          <table:table-cell table:style-name="Table20.C2" office:value-type="string">
            <text:p text:style-name="P23"><text:span text:style-name="T82">S</text:span>isältää palautetun revision</text:p>
          </table:table-cell>
        </table:table-row>
        <table:table-row>
          <table:table-cell table:style-name="Table20.A2" office:value-type="string">
            <text:p text:style-name="P14"><text:s text:c="4"/>result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4"><text:s text:c="8"/><text:span text:style-name="T32">result</text:span></text:p>
          </table:table-cell>
          <table:table-cell table:style-name="Table20.A2" office:value-type="string">
            <text:p text:style-name="P37">merkkijono (enum)</text:p>
          </table:table-cell>
          <table:table-cell table:style-name="Table20.C2" office:value-type="string">
            <text:p text:style-name="P37"><text:span text:style-name="T82">Operaation tulos</text:span> (ReturnResult.java)</text:p>
          </table:table-cell>
        </table:table-row>
        <table:table-row>
          <table:table-cell table:style-name="Table20.A2" office:value-type="string">
            <text:p text:style-name="P14"><text:s text:c="8"/><text:span text:style-name="T32">message</text:span></text:p>
          </table:table-cell>
          <table:table-cell table:style-name="Table20.A2" office:value-type="string">
            <text:p text:style-name="P37">merkkijono</text:p>
          </table:table-cell>
          <table:table-cell table:style-name="Table20.C2" office:value-type="string">
            <text:p text:style-name="P37"><text:span text:style-name="T82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23"><text:s text:c="4"/>data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58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2" office:value-type="string">
            <text:p text:style-name="P14"><text:s text:c="4"/><text:span text:style-name="T17">configuration</text:span>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23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8" office:value-type="string">
            <text:p text:style-name="P23"><text:s text:c="4"/>gui</text:p>
          </table:table-cell>
          <table:table-cell table:style-name="Table20.A8" office:value-type="string">
            <text:p text:style-name="P37">objekti</text:p>
          </table:table-cell>
          <table:table-cell table:style-name="Table20.C2" office:value-type="string">
            <text:p text:style-name="P23"><text:span text:style-name="T82">(</text:span>ei käytössä<text:span text:style-name="T82">)</text:span></text:p>
          </table:table-cell>
        </table:table-row>
      </table:table>
      <text:p text:style-name="P115"/>
      <text:p text:style-name="P11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199">Esimerkkivastaus:</text:p>
      <text:p text:style-name="P199"/>
      <text:p text:style-name="P199"/>
      <text:p text:style-name="P199">{</text:p>
      <text:p text:style-name="P199"><text:s text:c="4"/>"authenticated": true,</text:p>
      <text:p text:style-name="P199"><text:s text:c="4"/>"result": "SUCCESS_LOGICAL",</text:p>
      <text:p text:style-name="P199"><text:s text:c="4"/>"exception": null,</text:p>
      <text:p text:style-name="P199"><text:s text:c="4"/>"response":</text:p>
      <text:p text:style-name="P199"><text:s text:c="4"/>{</text:p>
      <text:p text:style-name="P199"><text:s text:c="8"/>"result":</text:p>
      <text:p text:style-name="P199"><text:s text:c="8"/>{</text:p>
      <text:p text:style-name="P199"><text:soft-page-break/><text:s text:c="12"/>"result": "SUCCESS_LOGICAL",</text:p>
      <text:p text:style-name="P199"><text:s text:c="12"/>"message": null</text:p>
      <text:p text:style-name="P199"><text:s text:c="8"/>},</text:p>
      <text:p text:style-name="P199"><text:s text:c="8"/>"data": null,</text:p>
      <text:p text:style-name="P199"><text:s text:c="8"/>"configuration": null,</text:p>
      <text:p text:style-name="P199"><text:s text:c="8"/>"gui": null</text:p>
      <text:p text:style-name="P199"><text:s text:c="4"/>}</text:p>
      <text:p text:style-name="P199">}</text:p>
      <text:h text:style-name="P263" text:outline-level="3"><text:bookmark-start text:name="__DdeLink__4694_722554450"/>POST api/viewRevision<text:bookmark-end text:name="__DdeLink__4694_722554450"/></text:h>
      <text:p text:style-name="P101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9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206">avain</text:p>
          </table:table-cell>
          <table:table-cell table:style-name="Table21.A1" office:value-type="string">
            <text:p text:style-name="P206">tyyppi</text:p>
          </table:table-cell>
          <table:table-cell table:style-name="Table21.C1" office:value-type="string">
            <text:p text:style-name="P206">selite</text:p>
          </table:table-cell>
        </table:table-row>
        <table:table-row>
          <table:table-cell table:style-name="Table21.A2" office:value-type="string">
            <text:p text:style-name="P143">key</text:p>
          </table:table-cell>
          <table:table-cell table:style-name="Table21.A2" office:value-type="string">
            <text:p text:style-name="P152">objekti</text:p>
          </table:table-cell>
          <table:table-cell table:style-name="Table21.C2" office:value-type="string">
            <text:p text:style-name="P152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62"><text:s text:c="4"/><text:span text:style-name="T10">id</text:span></text:p>
          </table:table-cell>
          <table:table-cell table:style-name="Table21.A2" office:value-type="string">
            <text:p text:style-name="P152">numero</text:p>
          </table:table-cell>
          <table:table-cell table:style-name="Table21.C2" office:value-type="string">
            <text:p text:style-name="P152"><text:span text:style-name="T83">R</text:span>evisiotunnus</text:p>
          </table:table-cell>
        </table:table-row>
        <table:table-row>
          <table:table-cell table:style-name="Table21.A2" office:value-type="string">
            <text:p text:style-name="P162"><text:s text:c="4"/><text:span text:style-name="T11">no</text:span></text:p>
          </table:table-cell>
          <table:table-cell table:style-name="Table21.A2" office:value-type="string">
            <text:p text:style-name="P152">numero</text:p>
          </table:table-cell>
          <table:table-cell table:style-name="Table21.C2" office:value-type="string">
            <text:p text:style-name="P152"><text:span text:style-name="T83">R</text:span>evisionumero</text:p>
          </table:table-cell>
        </table:table-row>
      </table:table>
      <text:p text:style-name="P100"/>
      <text:p text:style-name="P119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6">avain</text:p>
          </table:table-cell>
          <table:table-cell table:style-name="Table22.A1" office:value-type="string">
            <text:p text:style-name="P206">tyyppi</text:p>
          </table:table-cell>
          <table:table-cell table:style-name="Table22.C1" office:value-type="string">
            <text:p text:style-name="P206">selite</text:p>
          </table:table-cell>
        </table:table-row>
        <table:table-row>
          <table:table-cell table:style-name="Table22.A2" office:value-type="string">
            <text:p text:style-name="P14">response</text:p>
          </table:table-cell>
          <table:table-cell table:style-name="Table22.A2" office:value-type="string">
            <text:p text:style-name="P44">objekti</text:p>
          </table:table-cell>
          <table:table-cell table:style-name="Table22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2.A2" office:value-type="string">
            <text:p text:style-name="P14"><text:s text:c="4"/>result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4"><text:s text:c="8"/><text:span text:style-name="T32">result</text:span></text:p>
          </table:table-cell>
          <table:table-cell table:style-name="Table22.A2" office:value-type="string">
            <text:p text:style-name="P37">merkkijono (enum)</text:p>
          </table:table-cell>
          <table:table-cell table:style-name="Table22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2.A2" office:value-type="string">
            <text:p text:style-name="P14"><text:s text:c="8"/><text:span text:style-name="T32">message</text:span></text:p>
          </table:table-cell>
          <table:table-cell table:style-name="Table22.A2" office:value-type="string">
            <text:p text:style-name="P37">merkkijono</text:p>
          </table:table-cell>
          <table:table-cell table:style-name="Table22.C2" office:value-type="string">
            <text:p text:style-name="P37"><text:span text:style-name="T83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23"><text:s text:c="4"/>data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23"><text:span text:style-name="T83">S</text:span>isältää revisiodatan <text:span text:style-name="T80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4"><text:s text:c="4"/><text:span text:style-name="T17">configuration</text:span>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51"><text:span text:style-name="T83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23"><text:s text:c="4"/>gui</text:p>
          </table:table-cell>
          <table:table-cell table:style-name="Table22.A8" office:value-type="string">
            <text:p text:style-name="P37">objekti</text:p>
          </table:table-cell>
          <table:table-cell table:style-name="Table22.C2" office:value-type="string">
            <text:p text:style-name="P51"><text:span text:style-name="T83">S</text:span>isältää revisionablen gui-konfiguraation</text:p>
          </table:table-cell>
        </table:table-row>
      </table:table>
      <text:p text:style-name="P100"/>
      <text:p text:style-name="P100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99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oft-page-break/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90"><text:s text:c="12"/><text:span text:style-name="T22">"key":</text:span></text:p>
      <text:p text:style-name="P191"><text:s text:c="12"/>{</text:p>
      <text:p text:style-name="P191"><text:s text:c="16"/>"type": "STUDY_VARIABLE",</text:p>
      <text:p text:style-name="P191"><text:s text:c="16"/>"version": 1</text:p>
      <text:p text:style-name="P191"><text:s text:c="12"/>}</text:p>
      <text:p text:style-name="P191"><text:tab/><text:tab/>…</text:p>
      <text:p text:style-name="code"><text:s text:c="8"/>}</text:p>
      <text:p text:style-name="code"><text:s text:c="4"/>}</text:p>
      <text:p text:style-name="code">}</text:p>
      <text:h text:style-name="P267" text:outline-level="3"><text:bookmark-start text:name="__DdeLink__4694_7225544501"/>POST api/<text:span text:style-name="T90">fullV</text:span>iewRevision<text:bookmark-end text:name="__DdeLink__4694_7225544501"/></text:h>
      <text:p text:style-name="P103">Palauttaa <text:span text:style-name="T90">laajennetun </text:span>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 </text:span><text:span text:style-name="T91">Erona viewRevisioon se, että referenssit haetaan “auki” niiden rinnalla (TransferRow ja TransferValue) oleviin extendedData-kenttiin TransferData-muodossa. Rekursio jatkuu niin pitkälle, kunnes tulee vastaan referenssi, joka on jo haettu samassa </text:span><text:span text:style-name="T92">rekursio</text:span><text:span text:style-name="T91">haarassa. </text:span><text:span text:style-name="T92">Laajennettua versiota transferDatasta ei voi kuitenkaan tallentaa kokonaisuudessaan, vaan järjestelmä tallentaa vain juurielementin. Tallentaessa extendedData-kenttää ei oteta huomioon.</text:span></text:p>
      <text:p text:style-name="P122">Parametrit:</text:p>
      <table:table table:name="Table38" table:style-name="Table38">
        <table:table-column table:style-name="Table38.A" table:number-columns-repeated="2"/>
        <table:table-column table:style-name="Table38.C"/>
        <table:table-row>
          <table:table-cell table:style-name="Table38.A1" office:value-type="string">
            <text:p text:style-name="P212">avain</text:p>
          </table:table-cell>
          <table:table-cell table:style-name="Table38.A1" office:value-type="string">
            <text:p text:style-name="P212">tyyppi</text:p>
          </table:table-cell>
          <table:table-cell table:style-name="Table38.C1" office:value-type="string">
            <text:p text:style-name="P212">selite</text:p>
          </table:table-cell>
        </table:table-row>
        <table:table-row>
          <table:table-cell table:style-name="Table38.A2" office:value-type="string">
            <text:p text:style-name="P144">key</text:p>
          </table:table-cell>
          <table:table-cell table:style-name="Table38.A2" office:value-type="string">
            <text:p text:style-name="P156">objekti</text:p>
          </table:table-cell>
          <table:table-cell table:style-name="Table38.C2" office:value-type="string">
            <text:p text:style-name="P156">Sisältää <text:span text:style-name="T35">poistettavan</text:span> revision revisioavaimen</text:p>
          </table:table-cell>
        </table:table-row>
        <table:table-row>
          <table:table-cell table:style-name="Table38.A2" office:value-type="string">
            <text:p text:style-name="P178"><text:s text:c="4"/><text:span text:style-name="T10">id</text:span></text:p>
          </table:table-cell>
          <table:table-cell table:style-name="Table38.A2" office:value-type="string">
            <text:p text:style-name="P156">numero</text:p>
          </table:table-cell>
          <table:table-cell table:style-name="Table38.C2" office:value-type="string">
            <text:p text:style-name="P156"><text:span text:style-name="T83">R</text:span>evisiotunnus</text:p>
          </table:table-cell>
        </table:table-row>
        <table:table-row>
          <table:table-cell table:style-name="Table38.A2" office:value-type="string">
            <text:p text:style-name="P178"><text:s text:c="4"/><text:span text:style-name="T11">no</text:span></text:p>
          </table:table-cell>
          <table:table-cell table:style-name="Table38.A2" office:value-type="string">
            <text:p text:style-name="P156">numero</text:p>
          </table:table-cell>
          <table:table-cell table:style-name="Table38.C2" office:value-type="string">
            <text:p text:style-name="P156"><text:span text:style-name="T83">R</text:span>evisionumero</text:p>
          </table:table-cell>
        </table:table-row>
      </table:table>
      <text:p text:style-name="P103"/>
      <text:p text:style-name="P122">Paluuarvot:</text:p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212">avain</text:p>
          </table:table-cell>
          <table:table-cell table:style-name="Table39.A1" office:value-type="string">
            <text:p text:style-name="P212">tyyppi</text:p>
          </table:table-cell>
          <table:table-cell table:style-name="Table39.C1" office:value-type="string">
            <text:p text:style-name="P212">selite</text:p>
          </table:table-cell>
        </table:table-row>
        <table:table-row>
          <table:table-cell table:style-name="Table39.A2" office:value-type="string">
            <text:p text:style-name="P20">response</text:p>
          </table:table-cell>
          <table:table-cell table:style-name="Table39.A2" office:value-type="string">
            <text:p text:style-name="P50">objekti</text:p>
          </table:table-cell>
          <table:table-cell table:style-name="Table39.C2" office:value-type="string">
            <text:p text:style-name="P31"><text:span text:style-name="T83">S</text:span>isältää palautetun revision</text:p>
          </table:table-cell>
        </table:table-row>
        <table:table-row>
          <table:table-cell table:style-name="Table39.A2" office:value-type="string">
            <text:p text:style-name="P20"><text:s text:c="4"/>result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50">Sisältää operaation tuloksen ja mahdollisen lisäviestin.</text:p>
          </table:table-cell>
        </table:table-row>
        <table:table-row>
          <table:table-cell table:style-name="Table39.A2" office:value-type="string">
            <text:p text:style-name="P20"><text:s text:c="8"/><text:span text:style-name="T32">result</text:span></text:p>
          </table:table-cell>
          <table:table-cell table:style-name="Table39.A2" office:value-type="string">
            <text:p text:style-name="P42">merkkijono (enum)</text:p>
          </table:table-cell>
          <table:table-cell table:style-name="Table39.C2" office:value-type="string">
            <text:p text:style-name="P42"><text:span text:style-name="T83">Operaation tulos</text:span> (ReturnResult.java)</text:p>
          </table:table-cell>
        </table:table-row>
        <table:table-row>
          <table:table-cell table:style-name="Table39.A2" office:value-type="string">
            <text:p text:style-name="P20"><text:s text:c="8"/><text:span text:style-name="T32">message</text:span></text:p>
          </table:table-cell>
          <table:table-cell table:style-name="Table39.A2" office:value-type="string">
            <text:p text:style-name="P42">merkkijono</text:p>
          </table:table-cell>
          <table:table-cell table:style-name="Table39.C2" office:value-type="string">
            <text:p text:style-name="P42"><text:span text:style-name="T83">M</text:span>ahdollinen lisäviesti</text:p>
          </table:table-cell>
        </table:table-row>
        <table:table-row table:style-name="Table39.6">
          <table:table-cell table:style-name="Table39.A2" office:value-type="string">
            <text:p text:style-name="P31"><text:s text:c="4"/>data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31"><text:span text:style-name="T83">S</text:span>isältää revisiodatan <text:span text:style-name="T80">transferdata-muodossa.</text:span></text:p>
          </table:table-cell>
        </table:table-row>
        <table:table-row table:style-name="Table39.6">
          <table:table-cell table:style-name="Table39.A2" office:value-type="string">
            <text:p text:style-name="P20"><text:s text:c="4"/><text:span text:style-name="T17">configuration</text:span>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52"><text:span text:style-name="T83">S</text:span>isältää revisionablen konfiguraation</text:p>
          </table:table-cell>
        </table:table-row>
        <table:table-row table:style-name="Table39.6">
          <table:table-cell table:style-name="Table39.A8" office:value-type="string">
            <text:p text:style-name="P31"><text:s text:c="4"/>gui</text:p>
          </table:table-cell>
          <table:table-cell table:style-name="Table39.A8" office:value-type="string">
            <text:p text:style-name="P42">objekti</text:p>
          </table:table-cell>
          <table:table-cell table:style-name="Table39.C2" office:value-type="string">
            <text:p text:style-name="P52"><text:span text:style-name="T83">S</text:span>isältää revisionablen gui-konfiguraation</text:p>
          </table:table-cell>
        </table:table-row>
      </table:table>
      <text:p text:style-name="P103"/>
      <text:p text:style-name="P103">Esimerkkikysel<text:span text:style-name="T24">y</text:span>:</text:p>
      <text:p text:style-name="P235">{</text:p>
      <text:p text:style-name="P235"><text:s text:c="4"/>"key":</text:p>
      <text:p text:style-name="P235"><text:s text:c="4"/>{</text:p>
      <text:p text:style-name="P235"><text:s text:c="8"/>"id": "123",</text:p>
      <text:p text:style-name="P235"><text:s text:c="8"/>"no": "1"</text:p>
      <text:p text:style-name="P235"><text:s text:c="4"/>},</text:p>
      <text:p text:style-name="P235"><text:s text:c="4"/>"authentication": "<text:span text:style-name="T22">api_key</text:span>"</text:p>
      <text:p text:style-name="P235">}</text:p>
      <text:p text:style-name="P103">Esimerkkivastaus:</text:p>
      <text:p text:style-name="P235">{</text:p>
      <text:p text:style-name="P235"><text:s text:c="4"/>"authenticated": true,</text:p>
      <text:p text:style-name="P235"><text:s text:c="4"/>"result": "VIEW_SUCCESSFUL",</text:p>
      <text:p text:style-name="P235"><text:s text:c="4"/>"exception": null,</text:p>
      <text:p text:style-name="P235"><text:s text:c="4"/>"response":</text:p>
      <text:p text:style-name="P235"><text:soft-page-break/><text:s text:c="4"/>{</text:p>
      <text:p text:style-name="P235"><text:s text:c="8"/>"result":</text:p>
      <text:p text:style-name="P235"><text:s text:c="8"/>{</text:p>
      <text:p text:style-name="P235"><text:s text:c="12"/>"result": "VIEW_SUCCESSFUL",</text:p>
      <text:p text:style-name="P235"><text:s text:c="12"/>"message": null</text:p>
      <text:p text:style-name="P235"><text:s text:c="8"/>},</text:p>
      <text:p text:style-name="P235"><text:s text:c="8"/>"data":</text:p>
      <text:p text:style-name="P235"><text:s text:c="8"/>{</text:p>
      <text:p text:style-name="P235"><text:s text:c="12"/>"key":</text:p>
      <text:p text:style-name="P235"><text:s text:c="12"/>{</text:p>
      <text:p text:style-name="P235"><text:s text:c="16"/>"id": 123,</text:p>
      <text:p text:style-name="P235"><text:s text:c="16"/>"no": 1</text:p>
      <text:p text:style-name="P235"><text:s text:c="12"/>},</text:p>
      <text:p text:style-name="P235"><text:s text:c="13"/>…</text:p>
      <text:p text:style-name="P235"/>
      <text:p text:style-name="P235"><text:s text:c="8"/>},</text:p>
      <text:p text:style-name="P235"><text:s text:c="8"/>"configuration":</text:p>
      <text:p text:style-name="P235"><text:s text:c="8"/>{</text:p>
      <text:p text:style-name="P235"><text:s text:c="12"/>"key":</text:p>
      <text:p text:style-name="P235"><text:s text:c="12"/>{</text:p>
      <text:p text:style-name="P235"><text:s text:c="16"/>"type": "STUDY_VARIABLE",</text:p>
      <text:p text:style-name="P235"><text:s text:c="16"/>"version": 1</text:p>
      <text:p text:style-name="P235"><text:s text:c="12"/>},</text:p>
      <text:p text:style-name="P235"><text:s text:c="12"/>…</text:p>
      <text:p text:style-name="P235"><text:s text:c="8"/>},</text:p>
      <text:p text:style-name="P235"><text:s text:c="8"/>"gui":</text:p>
      <text:p text:style-name="P235"><text:s text:c="8"/>{</text:p>
      <text:p text:style-name="P235"><text:s text:c="12"/><text:span text:style-name="T22">"key":</text:span></text:p>
      <text:p text:style-name="P192"><text:s text:c="12"/>{</text:p>
      <text:p text:style-name="P192"><text:s text:c="16"/>"type": "STUDY_VARIABLE",</text:p>
      <text:p text:style-name="P192"><text:s text:c="16"/>"version": 1</text:p>
      <text:p text:style-name="P192"><text:s text:c="12"/>}</text:p>
      <text:p text:style-name="P192"><text:tab/><text:tab/>…</text:p>
      <text:p text:style-name="P235"><text:s text:c="8"/>}</text:p>
      <text:p text:style-name="P235"><text:s text:c="4"/>}</text:p>
      <text:h text:style-name="P270" text:outline-level="3">}</text:h>
      <text:h text:style-name="P260" text:outline-level="3"><text:bookmark-start text:name="__DdeLink__4696_722554450"/>POST api/editrevision<text:bookmark-end text:name="__DdeLink__4696_722554450"/></text:h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9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206">avain</text:p>
          </table:table-cell>
          <table:table-cell table:style-name="Table23.A1" office:value-type="string">
            <text:p text:style-name="P206">tyyppi</text:p>
          </table:table-cell>
          <table:table-cell table:style-name="Table23.C1" office:value-type="string">
            <text:p text:style-name="P206">selite</text:p>
          </table:table-cell>
        </table:table-row>
        <table:table-row>
          <table:table-cell table:style-name="Table23.A2" office:value-type="string">
            <text:p text:style-name="P143">key</text:p>
          </table:table-cell>
          <table:table-cell table:style-name="Table23.A2" office:value-type="string">
            <text:p text:style-name="P152">objekti</text:p>
          </table:table-cell>
          <table:table-cell table:style-name="Table23.C2" office:value-type="string">
            <text:p text:style-name="P152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62"><text:s text:c="4"/><text:span text:style-name="T10">id</text:span></text:p>
          </table:table-cell>
          <table:table-cell table:style-name="Table23.A2" office:value-type="string">
            <text:p text:style-name="P152">numero</text:p>
          </table:table-cell>
          <table:table-cell table:style-name="Table23.C2" office:value-type="string">
            <text:p text:style-name="P152"><text:span text:style-name="T83">R</text:span>evisiotunnus</text:p>
          </table:table-cell>
        </table:table-row>
        <table:table-row>
          <table:table-cell table:style-name="Table23.A2" office:value-type="string">
            <text:p text:style-name="P162"><text:s text:c="4"/><text:span text:style-name="T11">no</text:span></text:p>
          </table:table-cell>
          <table:table-cell table:style-name="Table23.A2" office:value-type="string">
            <text:p text:style-name="P152">numero</text:p>
          </table:table-cell>
          <table:table-cell table:style-name="Table23.C2" office:value-type="string">
            <text:p text:style-name="P152"><text:span text:style-name="T83">R</text:span>evisionumero</text:p>
          </table:table-cell>
        </table:table-row>
      </table:table>
      <text:p text:style-name="P123"/>
      <text:p text:style-name="P119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06">avain</text:p>
          </table:table-cell>
          <table:table-cell table:style-name="Table24.A1" office:value-type="string">
            <text:p text:style-name="P206">tyyppi</text:p>
          </table:table-cell>
          <table:table-cell table:style-name="Table24.C1" office:value-type="string">
            <text:p text:style-name="P206">selite</text:p>
          </table:table-cell>
        </table:table-row>
        <table:table-row>
          <table:table-cell table:style-name="Table24.A2" office:value-type="string">
            <text:p text:style-name="P14">response</text:p>
          </table:table-cell>
          <table:table-cell table:style-name="Table24.A2" office:value-type="string">
            <text:p text:style-name="P44">objekti</text:p>
          </table:table-cell>
          <table:table-cell table:style-name="Table24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4.A2" office:value-type="string">
            <text:p text:style-name="P14"><text:s text:c="4"/>result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4"><text:s text:c="8"/><text:span text:style-name="T32">result</text:span></text:p>
          </table:table-cell>
          <table:table-cell table:style-name="Table24.A2" office:value-type="string">
            <text:p text:style-name="P37">merkkijono (enum)</text:p>
          </table:table-cell>
          <table:table-cell table:style-name="Table24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4.A2" office:value-type="string">
            <text:p text:style-name="P14"><text:s text:c="8"/><text:span text:style-name="T32">message</text:span></text:p>
          </table:table-cell>
          <table:table-cell table:style-name="Table24.A2" office:value-type="string">
            <text:p text:style-name="P37">merkkijono</text:p>
          </table:table-cell>
          <table:table-cell table:style-name="Table24.C2" office:value-type="string">
            <text:p text:style-name="P37"><text:span text:style-name="T83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23"><text:s text:c="4"/>data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27"><text:span text:style-name="T83">S</text:span>isältää revisiodatan <text:span text:style-name="T80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4"><text:s text:c="4"/><text:span text:style-name="T17">configuration</text:span>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51"><text:span text:style-name="T83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23"><text:s text:c="4"/>gui</text:p>
          </table:table-cell>
          <table:table-cell table:style-name="Table24.A8" office:value-type="string">
            <text:p text:style-name="P37">objekti</text:p>
          </table:table-cell>
          <table:table-cell table:style-name="Table24.C2" office:value-type="string">
            <text:p text:style-name="P51"><text:span text:style-name="T83">S</text:span>isältää revisionablen gui-konfiguraation</text:p>
          </table:table-cell>
        </table:table-row>
      </table:table>
      <text:p text:style-name="P123"/>
      <text:p text:style-name="P12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96"/>
      <text:p text:style-name="P197">{</text:p>
      <text:p text:style-name="P197"><text:s text:c="4"/>"authenticated": true,</text:p>
      <text:p text:style-name="P197"><text:s text:c="4"/>"result": "REVISION_FOUND",</text:p>
      <text:p text:style-name="P197"><text:s text:c="4"/>"exception": null,</text:p>
      <text:p text:style-name="P197"><text:s text:c="4"/>"response":</text:p>
      <text:p text:style-name="P197"><text:s text:c="4"/>{</text:p>
      <text:p text:style-name="P197"><text:s text:c="8"/>"result":</text:p>
      <text:p text:style-name="P197"><text:s text:c="8"/>{</text:p>
      <text:p text:style-name="P197"><text:s text:c="12"/>"result": "REVISION_FOUND",</text:p>
      <text:p text:style-name="P197"><text:s text:c="12"/>"message": null</text:p>
      <text:p text:style-name="P197"><text:s text:c="8"/>},</text:p>
      <text:p text:style-name="P197"><text:s text:c="8"/>"data":</text:p>
      <text:p text:style-name="P197"><text:soft-page-break/><text:s text:c="8"/>{</text:p>
      <text:p text:style-name="P197"><text:s text:c="12"/>"key":</text:p>
      <text:p text:style-name="P197"><text:s text:c="12"/>{</text:p>
      <text:p text:style-name="P197"><text:s text:c="16"/>"id": 54529,</text:p>
      <text:p text:style-name="P197"><text:s text:c="16"/>"no": 2</text:p>
      <text:p text:style-name="P197"><text:s text:c="12"/>},</text:p>
      <text:p text:style-name="P197"><text:s text:c="12"/>...</text:p>
      <text:p text:style-name="P197"><text:s text:c="8"/>},</text:p>
      <text:p text:style-name="P197"><text:s text:c="8"/>"configuration":</text:p>
      <text:p text:style-name="P197"><text:s text:c="8"/>{</text:p>
      <text:p text:style-name="P197"><text:s text:c="12"/>"key":</text:p>
      <text:p text:style-name="P197"><text:s text:c="12"/>{</text:p>
      <text:p text:style-name="P197"><text:s text:c="16"/>"type": "STUDY",</text:p>
      <text:p text:style-name="P197"><text:s text:c="16"/>"version": 1</text:p>
      <text:p text:style-name="P197"><text:s text:c="12"/>},</text:p>
      <text:p text:style-name="P197"><text:s text:c="12"/>...</text:p>
      <text:p text:style-name="P197"><text:s text:c="8"/>},</text:p>
      <text:p text:style-name="P197"><text:s text:c="8"/>"gui":</text:p>
      <text:p text:style-name="P197"><text:s text:c="8"/>{</text:p>
      <text:p text:style-name="P197"><text:s text:c="12"/>"key":</text:p>
      <text:p text:style-name="P197"><text:s text:c="12"/>{</text:p>
      <text:p text:style-name="P197"><text:s text:c="16"/>"type": "STUDY",</text:p>
      <text:p text:style-name="P197"><text:s text:c="16"/>"version": 1</text:p>
      <text:p text:style-name="P197"><text:s text:c="12"/>},</text:p>
      <text:p text:style-name="P197"><text:s text:c="12"/>...</text:p>
      <text:p text:style-name="P197"><text:s text:c="8"/>}</text:p>
      <text:p text:style-name="P197"><text:s text:c="4"/>}</text:p>
      <text:p text:style-name="P197">}</text:p>
      <text:h text:style-name="P260" text:outline-level="3"><text:bookmark-start text:name="__DdeLink__4698_722554450"/>POST api/restoreRevision<text:bookmark-end text:name="__DdeLink__4698_722554450"/></text:h>
      <text:p text:style-name="P116">Palauttaa <text:span text:style-name="T35">loogisesti</text:span> poistetun revision hyväksytty-tilaan.</text:p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6"/>
      <text:p text:style-name="P119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206">avain</text:p>
          </table:table-cell>
          <table:table-cell table:style-name="Table25.A1" office:value-type="string">
            <text:p text:style-name="P206">tyyppi</text:p>
          </table:table-cell>
          <table:table-cell table:style-name="Table25.C1" office:value-type="string">
            <text:p text:style-name="P206">selite</text:p>
          </table:table-cell>
        </table:table-row>
        <table:table-row>
          <table:table-cell table:style-name="Table25.A2" office:value-type="string">
            <text:p text:style-name="P143">key</text:p>
          </table:table-cell>
          <table:table-cell table:style-name="Table25.A2" office:value-type="string">
            <text:p text:style-name="P152">objekti</text:p>
          </table:table-cell>
          <table:table-cell table:style-name="Table25.C2" office:value-type="string">
            <text:p text:style-name="P152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62"><text:s text:c="4"/><text:span text:style-name="T10">id</text:span></text:p>
          </table:table-cell>
          <table:table-cell table:style-name="Table25.A2" office:value-type="string">
            <text:p text:style-name="P152">numero</text:p>
          </table:table-cell>
          <table:table-cell table:style-name="Table25.C2" office:value-type="string">
            <text:p text:style-name="P152"><text:span text:style-name="T83">R</text:span>evisiotunnus</text:p>
          </table:table-cell>
        </table:table-row>
        <table:table-row>
          <table:table-cell table:style-name="Table25.A2" office:value-type="string">
            <text:p text:style-name="P162"><text:s text:c="4"/><text:span text:style-name="T11">no</text:span></text:p>
          </table:table-cell>
          <table:table-cell table:style-name="Table25.A2" office:value-type="string">
            <text:p text:style-name="P152">numero</text:p>
          </table:table-cell>
          <table:table-cell table:style-name="Table25.C2" office:value-type="string">
            <text:p text:style-name="P152"><text:span text:style-name="T83">R</text:span>evisionumero</text:p>
          </table:table-cell>
        </table:table-row>
      </table:table>
      <text:p text:style-name="P123"/>
      <text:p text:style-name="P119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06">avain</text:p>
          </table:table-cell>
          <table:table-cell table:style-name="Table26.A1" office:value-type="string">
            <text:p text:style-name="P206">tyyppi</text:p>
          </table:table-cell>
          <table:table-cell table:style-name="Table26.C1" office:value-type="string">
            <text:p text:style-name="P206">selite</text:p>
          </table:table-cell>
        </table:table-row>
        <table:table-row>
          <table:table-cell table:style-name="Table26.A2" office:value-type="string">
            <text:p text:style-name="P14">response</text:p>
          </table:table-cell>
          <table:table-cell table:style-name="Table26.A2" office:value-type="string">
            <text:p text:style-name="P44">objekti</text:p>
          </table:table-cell>
          <table:table-cell table:style-name="Table26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6.A2" office:value-type="string">
            <text:p text:style-name="P14"><text:s text:c="4"/>result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4"><text:s text:c="8"/><text:span text:style-name="T32">result</text:span></text:p>
          </table:table-cell>
          <table:table-cell table:style-name="Table26.A2" office:value-type="string">
            <text:p text:style-name="P37">merkkijono (enum)</text:p>
          </table:table-cell>
          <table:table-cell table:style-name="Table26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6.A2" office:value-type="string">
            <text:p text:style-name="P14"><text:s text:c="8"/><text:span text:style-name="T32">message</text:span></text:p>
          </table:table-cell>
          <table:table-cell table:style-name="Table26.A2" office:value-type="string">
            <text:p text:style-name="P37">merkkijono</text:p>
          </table:table-cell>
          <table:table-cell table:style-name="Table26.C2" office:value-type="string">
            <text:p text:style-name="P37"><text:span text:style-name="T83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23"><text:s text:c="4"/>data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27"><text:span text:style-name="T83">S</text:span>isältää revisiodatan <text:span text:style-name="T80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4"><text:s text:c="4"/><text:span text:style-name="T17">configuration</text:span>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53"><text:span text:style-name="T83">(e</text:span>i käytössä<text:span text:style-name="T83">)</text:span></text:p>
          </table:table-cell>
        </table:table-row>
        <table:table-row table:style-name="Table26.6">
          <table:table-cell table:style-name="Table26.A8" office:value-type="string">
            <text:p text:style-name="P23"><text:s text:c="4"/>gui</text:p>
          </table:table-cell>
          <table:table-cell table:style-name="Table26.A8" office:value-type="string">
            <text:p text:style-name="P37">objekti</text:p>
          </table:table-cell>
          <table:table-cell table:style-name="Table26.C2" office:value-type="string">
            <text:p text:style-name="P53"><text:span text:style-name="T83">(e</text:span>i käytössä<text:span text:style-name="T83">)</text:span></text:p>
          </table:table-cell>
        </table:table-row>
      </table:table>
      <text:p text:style-name="P123"/>
      <text:p text:style-name="P116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116"/>
      <text:p text:style-name="P116">Esimerkkivastaus:</text:p>
      <text:p text:style-name="P116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 text:c="4"/>"response":</text:p>
      <text:p text:style-name="code"><text:soft-page-break/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60" text:outline-level="3"><text:bookmark-start text:name="__DdeLink__4700_722554450"/>POST api/createRevision<text:bookmark-end text:name="__DdeLink__4700_722554450"/></text:h>
      <text:p text:style-name="P130">Luo uuden revision. Uutta revisiota luodessa tietyt parametrit ovat pakollisia. Nämä on lueteltu kohdassa “Pakolliset kentät uuden revision luonnissa”.</text:p>
      <text:p text:style-name="P108">Palautettu revisiodata sijaitsee <text:span text:style-name="T85">kentässä response.data</text:span>, ja se noudattaa transferdata-siirtoformaattia. Siirtoformaatin rakenne on kuvattu erikseen sen omassa dokumentaatiossa.</text:p>
      <text:p text:style-name="P120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07">avain</text:p>
          </table:table-cell>
          <table:table-cell table:style-name="Table27.A1" office:value-type="string">
            <text:p text:style-name="P207">tyyppi</text:p>
          </table:table-cell>
          <table:table-cell table:style-name="Table27.C1" office:value-type="string">
            <text:p text:style-name="P207">selite</text:p>
          </table:table-cell>
        </table:table-row>
        <table:table-row>
          <table:table-cell table:style-name="Table27.A2" office:value-type="string">
            <text:p text:style-name="P163">request</text:p>
          </table:table-cell>
          <table:table-cell table:style-name="Table27.A2" office:value-type="string">
            <text:p text:style-name="P163">objekti</text:p>
          </table:table-cell>
          <table:table-cell table:style-name="Table27.C2" office:value-type="string">
            <text:p text:style-name="P176"><text:span text:style-name="T83">K</text:span>yselyn sisältävä objekti</text:p>
          </table:table-cell>
        </table:table-row>
        <table:table-row>
          <table:table-cell table:style-name="Table27.A2" office:value-type="string">
            <text:p text:style-name="P163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77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63"><text:s text:c="4"/>parameters</text:p>
          </table:table-cell>
          <table:table-cell table:style-name="Table27.A2" office:value-type="string">
            <text:p text:style-name="P163">objekti</text:p>
          </table:table-cell>
          <table:table-cell table:style-name="Table27.C2" office:value-type="string">
            <text:p text:style-name="P165"><text:span text:style-name="T83">S</text:span>isältää avain-arvopar<text:span text:style-name="T76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124"/>
      <text:p text:style-name="P120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07">avain</text:p>
          </table:table-cell>
          <table:table-cell table:style-name="Table28.A1" office:value-type="string">
            <text:p text:style-name="P207">tyyppi</text:p>
          </table:table-cell>
          <table:table-cell table:style-name="Table28.C1" office:value-type="string">
            <text:p text:style-name="P207">selite</text:p>
          </table:table-cell>
        </table:table-row>
        <table:table-row>
          <table:table-cell table:style-name="Table28.A2" office:value-type="string">
            <text:p text:style-name="P15">response</text:p>
          </table:table-cell>
          <table:table-cell table:style-name="Table28.A2" office:value-type="string">
            <text:p text:style-name="P45">objekti</text:p>
          </table:table-cell>
          <table:table-cell table:style-name="Table28.C2" office:value-type="string">
            <text:p text:style-name="P24"><text:span text:style-name="T83">S</text:span>isältää palautetun revision</text:p>
          </table:table-cell>
        </table:table-row>
        <table:table-row>
          <table:table-cell table:style-name="Table28.A2" office:value-type="string">
            <text:p text:style-name="P15"><text:s text:c="4"/>result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45">Sisältää operaation tuloksen ja mahdollisen <text:span text:style-name="T83">l</text:span>isäviestin.</text:p>
          </table:table-cell>
        </table:table-row>
        <table:table-row>
          <table:table-cell table:style-name="Table28.A2" office:value-type="string">
            <text:p text:style-name="P15"><text:s text:c="8"/><text:span text:style-name="T32">result</text:span></text:p>
          </table:table-cell>
          <table:table-cell table:style-name="Table28.A2" office:value-type="string">
            <text:p text:style-name="P38">merkkijono (enum)</text:p>
          </table:table-cell>
          <table:table-cell table:style-name="Table28.C2" office:value-type="string">
            <text:p text:style-name="P38"><text:span text:style-name="T83">Operaation tulos</text:span> (ReturnResult.java)</text:p>
          </table:table-cell>
        </table:table-row>
        <table:table-row>
          <table:table-cell table:style-name="Table28.A2" office:value-type="string">
            <text:p text:style-name="P15"><text:s text:c="8"/><text:span text:style-name="T32">message</text:span></text:p>
          </table:table-cell>
          <table:table-cell table:style-name="Table28.A2" office:value-type="string">
            <text:p text:style-name="P38">merkkijono</text:p>
          </table:table-cell>
          <table:table-cell table:style-name="Table28.C2" office:value-type="string">
            <text:p text:style-name="P38"><text:span text:style-name="T83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24"><text:s text:c="4"/>data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24"><text:span text:style-name="T83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5"><text:s text:c="4"/><text:span text:style-name="T17">configuration</text:span>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53"><text:span text:style-name="T83">(</text:span>ei käytössä<text:span text:style-name="T83">)</text:span></text:p>
          </table:table-cell>
        </table:table-row>
        <table:table-row table:style-name="Table28.6">
          <table:table-cell table:style-name="Table28.A8" office:value-type="string">
            <text:p text:style-name="P24"><text:s text:c="4"/>gui</text:p>
          </table:table-cell>
          <table:table-cell table:style-name="Table28.A8" office:value-type="string">
            <text:p text:style-name="P38">objekti</text:p>
          </table:table-cell>
          <table:table-cell table:style-name="Table28.C2" office:value-type="string">
            <text:p text:style-name="P53"><text:span text:style-name="T83">(</text:span>ei käytössä<text:span text:style-name="T83">)</text:span></text:p>
          </table:table-cell>
        </table:table-row>
      </table:table>
      <text:p text:style-name="P124"/>
      <text:p text:style-name="P117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200">Esimerkkivastaus:</text:p>
      <text:p text:style-name="P200"><text:soft-page-break/></text:p>
      <text:p text:style-name="P200">{</text:p>
      <text:p text:style-name="P200"><text:s text:c="4"/>"authenticated": true,</text:p>
      <text:p text:style-name="P200"><text:s text:c="4"/>"result": "REVISION_CREATED",</text:p>
      <text:p text:style-name="P200"><text:s text:c="4"/>"exception": null,</text:p>
      <text:p text:style-name="P200"><text:s text:c="4"/>"response":</text:p>
      <text:p text:style-name="P200"><text:s text:c="4"/>{</text:p>
      <text:p text:style-name="P200"><text:s text:c="8"/>"result":</text:p>
      <text:p text:style-name="P200"><text:s text:c="8"/>{</text:p>
      <text:p text:style-name="P200"><text:s text:c="12"/>"result": "REVISION_CREATED",</text:p>
      <text:p text:style-name="P200"><text:s text:c="12"/>"message": null</text:p>
      <text:p text:style-name="P200"><text:s text:c="8"/>},</text:p>
      <text:p text:style-name="P200"><text:s text:c="8"/>"data":</text:p>
      <text:p text:style-name="P200"><text:s text:c="8"/>{</text:p>
      <text:p text:style-name="P200"><text:s text:c="12"/>"key":</text:p>
      <text:p text:style-name="P200"><text:s text:c="12"/>{</text:p>
      <text:p text:style-name="P200"><text:s text:c="16"/>"id": 54530,</text:p>
      <text:p text:style-name="P200"><text:s text:c="16"/>"no": 1</text:p>
      <text:p text:style-name="P200"><text:s text:c="12"/>},</text:p>
      <text:p text:style-name="P200"><text:s text:c="12"/>"configuration":</text:p>
      <text:p text:style-name="P200"><text:s text:c="12"/>{</text:p>
      <text:p text:style-name="P200"><text:s text:c="16"/>"type": "STUDY",</text:p>
      <text:p text:style-name="P200"><text:s text:c="16"/>"version": 1</text:p>
      <text:p text:style-name="P200"><text:s text:c="12"/>},</text:p>
      <text:p text:style-name="P200"><text:s text:c="12"/>"fields":</text:p>
      <text:p text:style-name="P200"><text:s text:c="12"/>{</text:p>
      <text:p text:style-name="P200"><text:s text:c="16"/>... <text:s text:c="3"/></text:p>
      <text:p text:style-name="P200"><text:s text:c="12"/>},</text:p>
      <text:p text:style-name="P200"><text:s text:c="12"/>"state":</text:p>
      <text:p text:style-name="P200"><text:s text:c="12"/>{</text:p>
      <text:p text:style-name="P200"><text:s text:c="16"/>...</text:p>
      <text:p text:style-name="P200"><text:s text:c="12"/>}</text:p>
      <text:p text:style-name="P200"><text:s text:c="8"/>},</text:p>
      <text:p text:style-name="P200"><text:s text:c="8"/>"configuration": null,</text:p>
      <text:p text:style-name="P200"><text:s text:c="8"/>"gui": null</text:p>
      <text:p text:style-name="P200"><text:s text:c="4"/>}</text:p>
      <text:p text:style-name="P200">}</text:p>
      <text:h text:style-name="P268" text:outline-level="3"><text:bookmark-start text:name="__DdeLink__4702_722554450"/>POST api/getConfiguration<text:bookmark-end text:name="__DdeLink__4702_722554450"/></text:h>
      <text:p text:style-name="P113">Palauttaa halutun version konfiguraatiosta.</text:p>
      <text:p text:style-name="P121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08">avain</text:p>
          </table:table-cell>
          <table:table-cell table:style-name="Table30.A1" office:value-type="string">
            <text:p text:style-name="P208">tyyppi</text:p>
          </table:table-cell>
          <table:table-cell table:style-name="Table30.C1" office:value-type="string">
            <text:p text:style-name="P208">selite</text:p>
          </table:table-cell>
        </table:table-row>
        <table:table-row>
          <table:table-cell table:style-name="Table30.A2" office:value-type="string">
            <text:p text:style-name="P166">key</text:p>
          </table:table-cell>
          <table:table-cell table:style-name="Table30.A2" office:value-type="string">
            <text:p text:style-name="P164">objekti</text:p>
          </table:table-cell>
          <table:table-cell table:style-name="Table30.C2" office:value-type="string">
            <text:p text:style-name="P166"><text:span text:style-name="T83">S</text:span>isältää konfiguraatioavaimen</text:p>
          </table:table-cell>
        </table:table-row>
        <table:table-row>
          <table:table-cell table:style-name="Table30.A2" office:value-type="string">
            <text:p text:style-name="P164"><text:s text:c="4"/>type</text:p>
          </table:table-cell>
          <table:table-cell table:style-name="Table30.A2" office:value-type="string">
            <text:p text:style-name="P166">merkkijono (enum)</text:p>
          </table:table-cell>
          <table:table-cell table:style-name="Table30.C2" office:value-type="string">
            <text:p text:style-name="P166"><text:span text:style-name="T83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64"><text:s text:c="4"/><text:span text:style-name="T36">version</text:span></text:p>
          </table:table-cell>
          <table:table-cell table:style-name="Table30.A2" office:value-type="string">
            <text:p text:style-name="P166">numero</text:p>
          </table:table-cell>
          <table:table-cell table:style-name="Table30.C2" office:value-type="string">
            <text:p text:style-name="P167"><text:span text:style-name="T83">K</text:span>onfiguraation versio</text:p>
          </table:table-cell>
        </table:table-row>
      </table:table>
      <text:p text:style-name="P125"/>
      <text:p text:style-name="P121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208">avain</text:p>
          </table:table-cell>
          <table:table-cell table:style-name="Table31.A1" office:value-type="string">
            <text:p text:style-name="P208">tyyppi</text:p>
          </table:table-cell>
          <table:table-cell table:style-name="Table31.C1" office:value-type="string">
            <text:p text:style-name="P208">selite</text:p>
          </table:table-cell>
        </table:table-row>
        <table:table-row>
          <table:table-cell table:style-name="Table31.A2" office:value-type="string">
            <text:p text:style-name="P16">response</text:p>
          </table:table-cell>
          <table:table-cell table:style-name="Table31.A2" office:value-type="string">
            <text:p text:style-name="P46">objekti</text:p>
          </table:table-cell>
          <table:table-cell table:style-name="Table31.C2" office:value-type="string">
            <text:p text:style-name="P25"><text:span text:style-name="T83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6"><text:s text:c="4"/>result</text:p>
          </table:table-cell>
          <table:table-cell table:style-name="Table31.A2" office:value-type="string">
            <text:p text:style-name="P54">merkkijono (enum)</text:p>
          </table:table-cell>
          <table:table-cell table:style-name="Table31.C2" office:value-type="string">
            <text:p text:style-name="P46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6"><text:s text:c="4"/><text:span text:style-name="T37">configuration</text:span></text:p>
          </table:table-cell>
          <table:table-cell table:style-name="Table31.A2" office:value-type="string">
            <text:p text:style-name="P54">objekti</text:p>
          </table:table-cell>
          <table:table-cell table:style-name="Table31.C2" office:value-type="string">
            <text:p text:style-name="P54"><text:span text:style-name="T83">S</text:span>isältää palautetun konfiguraatiodatan</text:p>
          </table:table-cell>
        </table:table-row>
      </table:table>
      <text:p text:style-name="P125"/>
      <text:p text:style-name="P112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98">Esimerkkivastaus:</text:p>
      <text:p text:style-name="P198"/>
      <text:p text:style-name="P198">{</text:p>
      <text:p text:style-name="P198"><text:s text:c="4"/>"authenticated": true,</text:p>
      <text:p text:style-name="P198"><text:s text:c="4"/>"result": "CONFIGURATION_FOUND",</text:p>
      <text:p text:style-name="P198"><text:s text:c="4"/>"exception": null,</text:p>
      <text:p text:style-name="P198"><text:s text:c="4"/>"response":</text:p>
      <text:p text:style-name="P198"><text:s text:c="4"/>{</text:p>
      <text:p text:style-name="P198"><text:s text:c="8"/>"result": "CONFIGURATION_FOUND",</text:p>
      <text:p text:style-name="P198"><text:s text:c="8"/>"configuration":</text:p>
      <text:p text:style-name="P198"><text:s text:c="8"/>{</text:p>
      <text:p text:style-name="P198"><text:s text:c="12"/>"key":</text:p>
      <text:p text:style-name="P198"><text:s text:c="12"/>{</text:p>
      <text:p text:style-name="P198"><text:s text:c="16"/>"type": "STUDY",</text:p>
      <text:p text:style-name="P198"><text:s text:c="16"/>"version": 1</text:p>
      <text:p text:style-name="P198"><text:s text:c="12"/>},</text:p>
      <text:p text:style-name="P198"><text:tab/><text:tab/>…</text:p>
      <text:p text:style-name="P198"><text:s text:c="8"/>}</text:p>
      <text:p text:style-name="P198"><text:s text:c="4"/>}</text:p>
      <text:p text:style-name="P198">}</text:p>
      <text:h text:style-name="P269" text:outline-level="3">Pakolliset kentät uuden revision luonnissa (api/createRevision)</text:h>
      <text:p text:style-name="P126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126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203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219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229">date(yyyy-MM-dd)</text:p>
          </table:table-cell>
          <table:table-cell table:style-name="Table29.C2" office:value-type="string">
            <text:p text:style-name="P219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203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<text:span text:style-name="T78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203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<text:span text:style-name="T78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25">merkkijono(enum)</text:p>
          </table:table-cell>
          <table:table-cell table:style-name="Table29.C2" office:value-type="string">
            <text:p text:style-name="P225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229">revisioavain (id-no)</text:p>
          </table:table-cell>
          <table:table-cell table:style-name="Table29.C2" office:value-type="string">
            <text:p text:style-name="P228">muuttujatiedoston revisioavain <text:span text:style-name="T78">(muodossa 'revisiotunnus</text:span>-<text:span text:style-name="T78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225">merkkijono</text:p>
          </table:table-cell>
          <table:table-cell table:style-name="Table29.C2" office:value-type="string">
            <text:p text:style-name="P225">muuttujatiedoston <text:span text:style-name="T79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225">merkkijono</text:p>
          </table:table-cell>
          <table:table-cell table:style-name="Table29.C2" office:value-type="string">
            <text:p text:style-name="P225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203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<text:span text:style-name="T78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muuttuja<text:span text:style-name="T79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26">merkkijono<text:span text:style-name="T51">(enum)</text:span></text:p>
          </table:table-cell>
          <table:table-cell table:style-name="Table29.C2" office:value-type="string">
            <text:p text:style-name="P227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229">merkkijono</text:p>
          </table:table-cell>
          <table:table-cell table:style-name="Table29.C2" office:value-type="string">
            <text:p text:style-name="P229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229">merkkijono</text:p>
          </table:table-cell>
          <table:table-cell table:style-name="Table29.C2" office:value-type="string">
            <text:p text:style-name="P229">muuttujan identifioija</text:p>
          </table:table-cell>
        </table:table-row>
      </table:table>
      <text:p text:style-name="P126"/>
      <text:h text:style-name="P258" text:outline-level="2"><text:span text:style-name="T72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256">@Controller</text:p>
      <text:p text:style-name="P251"><text:span text:style-name="T68">@RequestMapping</text:span>(<text:span text:style-name="T69">value </text:span>= <text:span text:style-name="T65">""</text:span>)</text:p>
      <text:p text:style-name="P236"><text:span text:style-name="T70">public class </text:span>APIController {</text:p>
      <text:p text:style-name="P238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251"><text:span text:style-name="T68">@RequestMapping</text:span>(<text:span text:style-name="T69">value </text:span>= <text:span text:style-name="T65">"exportDDI"</text:span><text:span text:style-name="T70">, </text:span><text:span text:style-name="T69">method </text:span>= RequestMethod.<text:span text:style-name="T60">POST</text:span>)</text:p>
      <text:p text:style-name="P237"><text:span text:style-name="T70">public </text:span><text:span text:style-name="T68">@ResponseBody </text:span>APIExportDDIResponse <text:span text:style-name="T71">exportDDI</text:span>(<text:span text:style-name="T68">@RequestBody </text:span>APIExportDDIRequest request) {<text:tab/></text:p>
      <text:p text:style-name="P239">(APIController.java)</text:p>
      <text:p text:style-name="P131"><text:span text:style-name="T73">JSON-datan serialisointi ja deserialisointi määritellään apiServletContext.xml-tiedostossa message-converters-tagin sisällä. </text:span><text:span text:style-name="T74"><text:s/></text:span></text:p>
      <text:p text:style-name="P250"><text:span text:style-name="T53"><text:s text:c="2"/></text:span><text:span text:style-name="T55">&lt;</text:span><text:span text:style-name="T59">mvc</text:span><text:span text:style-name="T55">:annotation-driven&gt;</text:span></text:p>
      <text:p text:style-name="P250"><text:span text:style-name="T53"><text:s text:c="6"/></text:span><text:span text:style-name="T55">&lt;</text:span><text:span text:style-name="T59">mvc</text:span><text:span text:style-name="T55">:message-converters&gt;</text:span></text:p>
      <text:p text:style-name="P250"><text:span text:style-name="T53"><text:s text:c="10"/></text:span><text:span text:style-name="T55">&lt;</text:span><text:span text:style-name="T59">beans</text:span><text:span text:style-name="T55">:ref </text:span><text:span text:style-name="T64">bean</text:span><text:span text:style-name="T67">="metkaJacksonConverter" </text:span><text:span text:style-name="T55">/&gt;</text:span></text:p>
      <text:p text:style-name="P250"><text:span text:style-name="T53"><text:s text:c="6"/></text:span><text:span text:style-name="T55">&lt;/</text:span><text:span text:style-name="T59">mvc</text:span><text:span text:style-name="T55">:message-converters&gt;</text:span></text:p>
      <text:p text:style-name="P242"><text:span text:style-name="T53"><text:s text:c="2"/></text:span><text:span text:style-name="T55">&lt;/</text:span><text:span text:style-name="T59">mvc</text:span><text:span text:style-name="T55">:annotation-driven&gt;</text:span></text:p>
      <text:p text:style-name="P243">(apiServletContext.xml)</text:p>
      <text:p text:style-name="Text_20_body">MetkaJacksonConverter-bean on taas määritelty mvcContext.xml-tiedostossa, se puolestaan luo oliot käyttäen MetkaObjectMapper-luokan serialisoijia.</text:p>
      <text:p text:style-name="P87"/>
      <text:p text:style-name="P252"><text:span text:style-name="T53">&lt;</text:span><text:span text:style-name="T57">beans</text:span><text:span text:style-name="T53">:bean </text:span><text:span text:style-name="T62">id</text:span><text:span text:style-name="T65">="metkaObjectMapper" </text:span><text:span text:style-name="T62">class</text:span><text:span text:style-name="T65">="fi.uta.fsd.metka.mvc.MetkaObjectMapper" </text:span><text:span text:style-name="T53">/&gt;</text:span></text:p>
      <text:p text:style-name="P252"><text:span text:style-name="T53">&lt;</text:span><text:span text:style-name="T57">beans</text:span><text:span text:style-name="T53">:bean </text:span><text:span text:style-name="T62">id</text:span><text:span text:style-name="T65">="metkaJacksonConverter" </text:span><text:span text:style-name="T62">class</text:span><text:span text:style-name="T65">="org.springframework.http.converter.json.MappingJackson2HttpMessageConverter"</text:span><text:span text:style-name="T53">&gt;</text:span></text:p>
      <text:p text:style-name="P255"><text:span text:style-name="T53"><text:s text:c="4"/></text:span><text:span text:style-name="T54">&lt;</text:span><text:span text:style-name="T58">beans</text:span><text:span text:style-name="T54">:property </text:span><text:span text:style-name="T63">name</text:span><text:span text:style-name="T66">="objectMapper" </text:span><text:span text:style-name="T63">ref</text:span><text:span text:style-name="T66">="metkaObjectMapper" </text:span><text:span text:style-name="T54">/&gt;</text:span></text:p>
      <text:p text:style-name="P240"><text:span text:style-name="T53">&lt;/</text:span><text:span text:style-name="T57">beans</text:span><text:span text:style-name="T53">:bean&gt;</text:span></text:p>
      <text:p text:style-name="P247">(mvcContext.xml)</text:p>
      <text:p text:style-name="P4"><text:span text:style-name="T72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86"/>
      <text:p text:style-name="P249">&lt;servlet-mapping&gt;<text:tab/><text:tab/><text:tab/><text:tab/><text:tab/><text:tab/><text:tab/><text:tab/><text:tab/><text:tab/></text:p>
      <text:p text:style-name="P250"><text:span text:style-name="T53"><text:s text:c="4"/></text:span><text:span text:style-name="T55">&lt;servlet-name&gt;</text:span><text:span text:style-name="T52">api</text:span><text:span text:style-name="T55">&lt;/servlet-name&gt;</text:span></text:p>
      <text:p text:style-name="P250"><text:span text:style-name="T53"><text:s text:c="4"/></text:span><text:span text:style-name="T55">&lt;url-pattern&gt;</text:span><text:span text:style-name="T52">/api/*</text:span><text:span text:style-name="T55">&lt;/url-pattern&gt;</text:span></text:p>
      <text:p text:style-name="P246">&lt;/servlet-mapping&gt;</text:p>
      <text:p text:style-name="P244">(web.xml)</text:p>
      <text:p text:style-name="Text_20_body">,johon skannataan käynnistyksen yhteydessä kaikki @Controller-annotoidut luokat paketista fi.uta.fsd.metkaExternal:</text:p>
      <text:p text:style-name="P248"/>
      <text:p text:style-name="P253"><text:span text:style-name="T53">&lt;</text:span><text:span text:style-name="T57">context</text:span><text:span text:style-name="T53">:component-scan </text:span><text:span text:style-name="T62">base-package</text:span><text:span text:style-name="T65">="fi.uta.fsd.metkaExternal" </text:span><text:span text:style-name="T62">use-default-filters</text:span><text:span text:style-name="T65">="false"</text:span><text:span text:style-name="T53">&gt;</text:span></text:p>
      <text:p text:style-name="P254"><text:span text:style-name="T53"><text:s text:c="2"/></text:span><text:span text:style-name="T54">&lt;</text:span><text:span text:style-name="T58">context</text:span><text:span text:style-name="T54">:include-filter </text:span><text:span text:style-name="T63">expression</text:span><text:span text:style-name="T66">="org.springframework.stereotype.Controller" </text:span><text:span text:style-name="T63">type</text:span><text:span text:style-name="T66">="annotation" </text:span><text:span text:style-name="T54">/&gt;</text:span></text:p>
      <text:p text:style-name="P241"><text:span text:style-name="T56">&lt;/</text:span><text:span text:style-name="T61">context</text:span><text:span text:style-name="T56">:component-scan&gt;</text:span></text:p>
      <text:p text:style-name="P245">(apiServletContext.xml)</text:p>
      <text:p text:style-name="P257">Tässä tapauksessa uusi api-päätepiste voidaan luoda joko tekemällä uusi @Controller-annotoitu luokka metkaExternal-paketin sisälle, tai konfiguroimalla component-scan hakemaan annotoituja luokkia muista paketeista.</text:p>
      <text:h text:style-name="P259" text:outline-level="2">Paluuarvot <text:span text:style-name="T102">selitteineen</text:span></text:h>
      <text:p text:style-name="P257"/>
      <table:table table:name="Table40" table:style-name="Table40">
        <table:table-column table:style-name="Table40.A" table:number-columns-repeated="2"/>
        <table:table-row>
          <table:table-cell table:style-name="Table40.A1" office:value-type="string">
            <text:p text:style-name="code">PALUUARVO</text:p>
          </table:table-cell>
          <table:table-cell table:style-name="Table40.B1" office:value-type="string">
            <text:p text:style-name="code">SELITE</text:p>
          </table:table-cell>
        </table:table-row>
        <table:table-row>
          <table:table-cell table:style-name="Table40.A2" office:value-type="string">
            <text:p text:style-name="code">REVISION_CREATED</text:p>
          </table:table-cell>
          <table:table-cell table:style-name="Table40.B2" office:value-type="string">
            <text:p text:style-name="code">Luotiin joko uusi revisionable tai uusi luonnostilassa oleva revisio jo olemassa olevalle revisiolle.</text:p>
          </table:table-cell>
        </table:table-row>
        <table:table-row>
          <table:table-cell table:style-name="Table40.A2" office:value-type="string">
            <text:p text:style-name="code">REVISION_FOUND</text:p>
          </table:table-cell>
          <table:table-cell table:style-name="Table40.B2" office:value-type="string">
            <text:p text:style-name="code">Pyydetty revisiodata tai -entiteetti löytyi.</text:p>
          </table:table-cell>
        </table:table-row>
        <table:table-row>
          <table:table-cell table:style-name="Table40.A2" office:value-type="string">
            <text:p text:style-name="code">REVISION_NOT_FOUND</text:p>
          </table:table-cell>
          <table:table-cell table:style-name="Table40.B2" office:value-type="string">
            <text:p text:style-name="code">Pyydettyä revisiodataa tai -entiteettiä ei löytynyt.</text:p>
          </table:table-cell>
        </table:table-row>
        <table:table-row>
          <table:table-cell table:style-name="Table40.A2" office:value-type="string">
            <text:p text:style-name="code">REVISION_CONTAINED_NO_DATA</text:p>
          </table:table-cell>
          <table:table-cell table:style-name="Table40.B2" office:value-type="string">
            <text:p text:style-name="code">Pyydetty revisioentiteetti ei sisältänyt mitään dataa.</text:p>
          </table:table-cell>
        </table:table-row>
        <table:table-row>
          <table:table-cell table:style-name="Table40.A2" office:value-type="string">
            <text:p text:style-name="code">REVISION_OF_INCORRECT_TYPE</text:p>
          </table:table-cell>
          <table:table-cell table:style-name="Table40.B2" office:value-type="string">
            <text:p text:style-name="code">Tietyn konfiguraatiotyypin mukaista revisioentiteettiä tai -dataa haettiin, mutta löytynyt revisio on eri konfiguraatiotyyppiä.</text:p>
          </table:table-cell>
        </table:table-row>
        <table:table-row>
          <table:table-cell table:style-name="Table40.A2" office:value-type="string">
            <text:p text:style-name="code">REVISION_NOT_VALID</text:p>
          </table:table-cell>
          <table:table-cell table:style-name="Table40.B2" office:value-type="string">
            <text:p text:style-name="code">Revisiossa on jotain vialla.</text:p>
          </table:table-cell>
        </table:table-row>
        <table:table-row>
          <table:table-cell table:style-name="Table40.A2" office:value-type="string">
            <text:p text:style-name="code">NO_REVISION_FOR_REVISIONABLE</text:p>
          </table:table-cell>
          <table:table-cell table:style-name="Table40.B2" office:value-type="string">
            <text:p text:style-name="code">Revisionable ei sisältänyt yhtään revisiota.</text:p>
          </table:table-cell>
        </table:table-row>
        <table:table-row>
          <table:table-cell table:style-name="Table40.A2" office:value-type="string">
            <text:p text:style-name="code">REVISIONABLE_FOUND</text:p>
          </table:table-cell>
          <table:table-cell table:style-name="Table40.B2" office:value-type="string">
            <text:p text:style-name="code">Pyydetty revisionable löytyi.</text:p>
          </table:table-cell>
        </table:table-row>
        <table:table-row>
          <table:table-cell table:style-name="Table40.A2" office:value-type="string">
            <text:p text:style-name="code">REVISIONABLE_NOT_FOUND</text:p>
          </table:table-cell>
          <table:table-cell table:style-name="Table40.B2" office:value-type="string">
            <text:p text:style-name="code">Pyydettyä revisionablea ei löytynyt.</text:p>
          </table:table-cell>
        </table:table-row>
        <table:table-row>
          <table:table-cell table:style-name="Table40.A2" office:value-type="string">
            <text:p text:style-name="code">REVISIONABLE_OF_INCORRECT_TYPE</text:p>
          </table:table-cell>
          <table:table-cell table:style-name="Table40.B2" office:value-type="string">
            <text:p text:style-name="code">Tietyn konfiguraatiotyypin mukaista revisi<text:span text:style-name="T93">onablea haettiin</text:span> mutta löytynyt revisio<text:span text:style-name="T93">nable</text:span> on eri konfiguraatiotyyppiä.</text:p>
          </table:table-cell>
        </table:table-row>
        <table:table-row>
          <table:table-cell table:style-name="Table40.A2" office:value-type="string">
            <text:p text:style-name="code">REVISIONABLE_NOT_CREATED</text:p>
          </table:table-cell>
          <table:table-cell table:style-name="Table40.B2" office:value-type="string">
            <text:p text:style-name="code">Revisionablen luonti ei onnistunut.</text:p>
          </table:table-cell>
        </table:table-row>
        <table:table-row>
          <table:table-cell table:style-name="Table40.A2" office:value-type="string">
            <text:p text:style-name="code">REVISIONABLE_NOT_REMOVED</text:p>
          </table:table-cell>
          <table:table-cell table:style-name="Table40.B2" office:value-type="string">
            <text:p text:style-name="code">Revisionablen poisto ei onnistunut, vaikka tätä pyydettiin.</text:p>
          </table:table-cell>
        </table:table-row>
        <table:table-row>
          <table:table-cell table:style-name="Table40.A2" office:value-type="string">
            <text:p text:style-name="code">REVISIONABLE_REMOVED</text:p>
          </table:table-cell>
          <table:table-cell table:style-name="Table40.B2" office:value-type="string">
            <text:p text:style-name="code">Revisionable on merkitty poistetuksi, eikä siihen voi enää tehdä muutoksia.</text:p>
          </table:table-cell>
        </table:table-row>
        <table:table-row>
          <table:table-cell table:style-name="Table40.A2" office:value-type="string">
            <text:p text:style-name="code">CONFIGURATION_CONTAINED_NO_DATA</text:p>
          </table:table-cell>
          <table:table-cell table:style-name="Table40.B2" office:value-type="string">
            <text:p text:style-name="code">Konfiguraatioentiteetti löydettiin, mutta se ei sisältänyt dataa.</text:p>
          </table:table-cell>
        </table:table-row>
        <table:table-row>
          <table:table-cell table:style-name="Table40.A2" office:value-type="string">
            <text:p text:style-name="code">CONFIGURATION_FOUND</text:p>
          </table:table-cell>
          <table:table-cell table:style-name="Table40.B2" office:value-type="string">
            <text:p text:style-name="code">Pyydetty konfiguraatio (joko DATA- tai GUI-) löytyi.</text:p>
          </table:table-cell>
        </table:table-row>
        <table:table-row>
          <table:table-cell table:style-name="Table40.A2" office:value-type="string">
            <text:p text:style-name="code">CONFIGURATION_NOT_FOUND</text:p>
          </table:table-cell>
          <table:table-cell table:style-name="Table40.B2" office:value-type="string">
            <text:p text:style-name="code">Pyydetty<text:span text:style-name="T94">ä</text:span> konfiguraatio<text:span text:style-name="T94">ta</text:span> (joko DATA- tai GUI-) <text:span text:style-name="T94">ei löytynyt.</text:span></text:p>
          </table:table-cell>
        </table:table-row>
        <table:table-row>
          <table:table-cell table:style-name="Table40.A2" office:value-type="string">
            <text:p text:style-name="code">CONFIGURATION_NOT_VALID</text:p>
          </table:table-cell>
          <table:table-cell table:style-name="Table40.B2" office:value-type="string">
            <text:p text:style-name="code">Konfiguraation serialisaatio tai deserialisaatio ei onnistunut ongelmitta.</text:p>
          </table:table-cell>
        </table:table-row>
        <table:table-row>
          <table:table-cell table:style-name="Table40.A2" office:value-type="string">
            <text:p text:style-name="code">CONFIGURATION_INVALID_VERSION</text:p>
          </table:table-cell>
          <table:table-cell table:style-name="Table40.B2" office:value-type="string">
            <text:p text:style-name="code">Konfiguraation versionumero ei ole sama kuin viimeisin versionumero tai viimeisin versionumero + 1.</text:p>
          </table:table-cell>
        </table:table-row>
        <table:table-row>
          <table:table-cell table:style-name="Table40.A2" office:value-type="string">
            <text:p text:style-name="code">DATABASE_DISCREPANCY</text:p>
          </table:table-cell>
          <table:table-cell table:style-name="Table40.B2" office:value-type="string">
            <text:p text:style-name="code">Tietokannassa oleva data aiheuttaa virheitä. Operaatioita ei voida suorittaa onnistuneesti.</text:p>
          </table:table-cell>
        </table:table-row>
        <table:table-row>
          <table:table-cell table:style-name="Table40.A2" office:value-type="string">
            <text:p text:style-name="code">DATABASE_INSERT_FAILED</text:p>
          </table:table-cell>
          <table:table-cell table:style-name="Table40.B2" office:value-type="string">
            <text:p text:style-name="code">INSERT tai MERGE operaatio ei onnistunut.</text:p>
          </table:table-cell>
        </table:table-row>
        <text:soft-page-break/>
        <table:table-row>
          <table:table-cell table:style-name="Table40.A2" office:value-type="string">
            <text:p text:style-name="code">DATABASE_INSERT_SUCCESS</text:p>
          </table:table-cell>
          <table:table-cell table:style-name="Table40.B2" office:value-type="string">
            <text:p text:style-name="code">INSERT tai UPDATE operaatio onnistui.</text:p>
          </table:table-cell>
        </table:table-row>
        <table:table-row>
          <table:table-cell table:style-name="Table40.A2" office:value-type="string">
            <text:p text:style-name="code">MISC_JSON_NOT_FOUND</text:p>
          </table:table-cell>
          <table:table-cell table:style-name="Table40.B2" office:value-type="string">
            <text:p text:style-name="code">Pyydettyä MISC_JSON -tiedostoa ei löytynyt tai se on tyhjillään.</text:p>
          </table:table-cell>
        </table:table-row>
        <table:table-row>
          <table:table-cell table:style-name="Table40.A2" office:value-type="string">
            <text:p text:style-name="code">MISC_JSON_FOUND</text:p>
          </table:table-cell>
          <table:table-cell table:style-name="Table40.B2" office:value-type="string">
            <text:p text:style-name="code">Pyydetty MISC_JSON -tiedosto löytyi.</text:p>
          </table:table-cell>
        </table:table-row>
        <table:table-row>
          <table:table-cell table:style-name="Table40.A2" office:value-type="string">
            <text:p text:style-name="code">REVISION_UPDATE_SUCCESSFUL</text:p>
          </table:table-cell>
          <table:table-cell table:style-name="Table40.B2" office:value-type="string">
            <text:p text:style-name="code">Revisiodata serialisoitiin ja sulautettiin kantaan onnistuneesti.</text:p>
          </table:table-cell>
        </table:table-row>
        <table:table-row>
          <table:table-cell table:style-name="Table40.A2" office:value-type="string">
            <text:p text:style-name="code">REVISION_NOT_A_DRAFT</text:p>
          </table:table-cell>
          <table:table-cell table:style-name="Table40.B2" office:value-type="string">
            <text:p text:style-name="code">Revisio ei ollut luonnostilassa, vaikka sille yritettiin suorittaa operaatioita.</text:p>
          </table:table-cell>
        </table:table-row>
        <table:table-row>
          <table:table-cell table:style-name="Table40.A2" office:value-type="string">
            <text:p text:style-name="code">OPERATION_SUCCESSFUL_WITH_ERRORS</text:p>
          </table:table-cell>
          <table:table-cell table:style-name="Table40.B2" office:value-type="string">
            <text:p text:style-name="code">Muutettu data päivitettiin kantaan, mutta <text:span text:style-name="T95">sen </text:span>kentät sisältävät virheitä.</text:p>
          </table:table-cell>
        </table:table-row>
        <table:table-row>
          <table:table-cell table:style-name="Table40.A2" office:value-type="string">
            <text:p text:style-name="code">TYPE_NOT_VALID_CONFIGURATION_TYPE</text:p>
          </table:table-cell>
          <table:table-cell table:style-name="Table40.B2" office:value-type="string">
            <text:p text:style-name="code">Pyydetyn tyyppistä konfiguraatiota ei löydy.</text:p>
          </table:table-cell>
        </table:table-row>
        <table:table-row>
          <table:table-cell table:style-name="Table40.A2" office:value-type="string">
            <text:p text:style-name="code">SEARCH_FAILED</text:p>
          </table:table-cell>
          <table:table-cell table:style-name="Table40.B2" office:value-type="string">
            <text:p text:style-name="code">Haku epäonnistui.</text:p>
          </table:table-cell>
        </table:table-row>
        <table:table-row>
          <table:table-cell table:style-name="Table40.A2" office:value-type="string">
            <text:p text:style-name="code">VIEW_SUCCESSFUL</text:p>
          </table:table-cell>
          <table:table-cell table:style-name="Table40.B2" office:value-type="string">
            <text:p text:style-name="code">Pyydetyn datan katselu onnistui.</text:p>
          </table:table-cell>
        </table:table-row>
        <table:table-row>
          <table:table-cell table:style-name="Table40.A2" office:value-type="string">
            <text:p text:style-name="code">INCORRECT_TYPE_FOR_OPERATION</text:p>
          </table:table-cell>
          <table:table-cell table:style-name="Table40.B2" office:value-type="string">
            <text:p text:style-name="code">Pyydettiin operaatiota, joka ei ole käytetyn konfiguraatiotyypin puitteissa mahdollinen.</text:p>
          </table:table-cell>
        </table:table-row>
        <table:table-row>
          <table:table-cell table:style-name="Table40.A2" office:value-type="string">
            <text:p text:style-name="code">ALL_PARAMETERS_FOUND</text:p>
          </table:table-cell>
          <table:table-cell table:style-name="Table40.B2" office:value-type="string">
            <text:p text:style-name="code">Kaikki vaaditut parametrit löytyvät.</text:p>
          </table:table-cell>
        </table:table-row>
        <table:table-row>
          <table:table-cell table:style-name="Table40.A2" office:value-type="string">
            <text:p text:style-name="code">PARAMETERS_MISSING</text:p>
          </table:table-cell>
          <table:table-cell table:style-name="Table40.B2" office:value-type="string">
            <text:p text:style-name="code">Parametreja puuttuu.</text:p>
          </table:table-cell>
        </table:table-row>
        <table:table-row>
          <table:table-cell table:style-name="Table40.A2" office:value-type="string">
            <text:p text:style-name="code">USER_NOT_HANDLER</text:p>
          </table:table-cell>
          <table:table-cell table:style-name="Table40.B2" office:value-type="string">
            <text:p text:style-name="code">Käyttäjällä ei ole oikeuksia tehdä muutoiksia pyydettyyn revisioon, koska tämä on hallussa jollain muulla.</text:p>
          </table:table-cell>
        </table:table-row>
        <table:table-row>
          <table:table-cell table:style-name="Table40.A2" office:value-type="string">
            <text:p text:style-name="code">CAN_CREATE_DRAFT</text:p>
          </table:table-cell>
          <table:table-cell table:style-name="Table40.B2" office:value-type="string">
            <text:p text:style-name="code">Käyttäjä voi luoda uuden luonnostilassa olevan revision <text:span text:style-name="T96">revisionablesta</text:span>.</text:p>
          </table:table-cell>
        </table:table-row>
        <table:table-row>
          <table:table-cell table:style-name="Table40.A2" office:value-type="string">
            <text:p text:style-name="code">REVISION_NOT_CREATE</text:p>
          </table:table-cell>
          <table:table-cell table:style-name="Table40.B2" office:value-type="string">
            <text:p text:style-name="code">Revision luonti ei jostain syystä onnistunut</text:p>
          </table:table-cell>
        </table:table-row>
        <table:table-row>
          <table:table-cell table:style-name="Table40.A2" office:value-type="string">
            <text:p text:style-name="code">EXCEPTION</text:p>
          </table:table-cell>
          <table:table-cell table:style-name="Table40.B2" office:value-type="string">
            <text:p text:style-name="code">Tapahtui käsittelemätön poikkeus.</text:p>
          </table:table-cell>
        </table:table-row>
        <table:table-row>
          <table:table-cell table:style-name="Table40.A2" office:value-type="string">
            <text:p text:style-name="code">OPERATION_SUCCESSFUL</text:p>
          </table:table-cell>
          <table:table-cell table:style-name="Table40.B2" office:value-type="string">
            <text:p text:style-name="code">Toimenpide suoritettiin onnistuneesti.</text:p>
          </table:table-cell>
        </table:table-row>
        <table:table-row>
          <table:table-cell table:style-name="Table40.A2" office:value-type="string">
            <text:p text:style-name="code">OPERATION_FAIL</text:p>
          </table:table-cell>
          <table:table-cell table:style-name="Table40.B2" office:value-type="string">
            <text:p text:style-name="code">Toimenpide epäonnistui ja sitä ei voitu suorittaa.</text:p>
          </table:table-cell>
        </table:table-row>
        <table:table-row>
          <table:table-cell table:style-name="Table40.A2" office:value-type="string">
            <text:p text:style-name="code">NO_RESULTS</text:p>
          </table:table-cell>
          <table:table-cell table:style-name="Table40.B2" office:value-type="string">
            <text:p text:style-name="code">Pyydetyn toimenpiteen vaatimaa dataa ei löytynyt.</text:p>
          </table:table-cell>
        </table:table-row>
        <table:table-row>
          <table:table-cell table:style-name="Table40.A2" office:value-type="string">
            <text:p text:style-name="code">WRONG_USER</text:p>
          </table:table-cell>
          <table:table-cell table:style-name="Table40.B2" office:value-type="string">
            <text:p text:style-name="code">Käyttäjä yritti suorittaa toimenpiteen, johon tällä ei ole oikeuksia (esim. revision tallentaminen)</text:p>
          </table:table-cell>
        </table:table-row>
        <table:table-row>
          <table:table-cell table:style-name="Table40.A2" office:value-type="string">
            <text:p text:style-name="code">WRONG_ROLES</text:p>
          </table:table-cell>
          <table:table-cell table:style-name="Table40.B2" office:value-type="string">
            <text:p text:style-name="code">Käyttäjälle annetut roolit eivät salli pyydettyä toimenpidettä.</text:p>
          </table:table-cell>
        </table:table-row>
        <table:table-row>
          <table:table-cell table:style-name="Table40.A2" office:value-type="string">
            <text:p text:style-name="code">REFERENCE_FOUND</text:p>
          </table:table-cell>
          <table:table-cell table:style-name="Table40.B2" office:value-type="string">
            <text:p text:style-name="code">Pyydetty viittaus löytyi.</text:p>
          </table:table-cell>
        </table:table-row>
        <table:table-row>
          <table:table-cell table:style-name="Table40.A2" office:value-type="string">
            <text:p text:style-name="code">REFERENCE_MISSING</text:p>
          </table:table-cell>
          <table:table-cell table:style-name="Table40.B2" office:value-type="string">
            <text:p text:style-name="code">Pyydettyä viittausta ei löytynyt.</text:p>
          </table:table-cell>
        </table:table-row>
        <table:table-row>
          <table:table-cell table:style-name="Table40.A2" office:value-type="string">
            <text:p text:style-name="code">EMPTY_QUERY</text:p>
          </table:table-cell>
          <table:table-cell table:style-name="Table40.B2" office:value-type="string">
            <text:p text:style-name="code">Hakulause oli tyhjä, eikä sitä voitu parsia.</text:p>
          </table:table-cell>
        </table:table-row>
        <table:table-row>
          <table:table-cell table:style-name="Table40.A2" office:value-type="string">
            <text:p text:style-name="code">MALFORMED_LANGUAGE</text:p>
          </table:table-cell>
          <table:table-cell table:style-name="Table40.B2" office:value-type="string">
            <text:p text:style-name="code">Hakulause<text:span text:style-name="T97">essa annettu kieliparametri</text:span> on virheellinen.</text:p>
          </table:table-cell>
        </table:table-row>
        <table:table-row>
          <table:table-cell table:style-name="Table40.A2" office:value-type="string">
            <text:p text:style-name="code">MALFORMED_QUERY</text:p>
          </table:table-cell>
          <table:table-cell table:style-name="Table40.B2" office:value-type="string">
            <text:p text:style-name="code">Hakulause on virheellinen, <text:span text:style-name="T98">eikä sitä voitu parsia.</text:span></text:p>
          </table:table-cell>
        </table:table-row>
        <table:table-row>
          <table:table-cell table:style-name="Table40.A2" office:value-type="string">
            <text:p text:style-name="code">PAGE_CREATED</text:p>
          </table:table-cell>
          <table:table-cell table:style-name="Table40.B2" office:value-type="string">
            <text:p text:style-name="code">Luotiin mappi.</text:p>
          </table:table-cell>
        </table:table-row>
        <text:soft-page-break/>
        <table:table-row>
          <table:table-cell table:style-name="Table40.A2" office:value-type="string">
            <text:p text:style-name="code">PAGE_UPDATED</text:p>
          </table:table-cell>
          <table:table-cell table:style-name="Table40.B2" office:value-type="string">
            <text:p text:style-name="code"><text:span text:style-name="T99">met</text:span>Mappia päivitettiin.</text:p>
          </table:table-cell>
        </table:table-row>
        <table:table-row>
          <table:table-cell table:style-name="Table40.A2" office:value-type="string">
            <text:p text:style-name="code">PAGE_REMOVED</text:p>
          </table:table-cell>
          <table:table-cell table:style-name="Table40.B2" office:value-type="string">
            <text:p text:style-name="code">Mappi poistettiin.</text:p>
          </table:table-cell>
        </table:table-row>
        <table:table-row>
          <table:table-cell table:style-name="Table40.A2" office:value-type="string">
            <text:p text:style-name="code">RESTRICTION_VALIDATION_FAILURE</text:p>
          </table:table-cell>
          <table:table-cell table:style-name="Table40.B2" office:value-type="string">
            <text:p text:style-name="code"><text:span text:style-name="T100">Toimenpiteen vaatimat rajoitteet eivät täyttyneet</text:span>.</text:p>
          </table:table-cell>
        </table:table-row>
        <table:table-row>
          <table:table-cell table:style-name="Table40.A2" office:value-type="string">
            <text:p text:style-name="code">CASCADE_FAILURE</text:p>
          </table:table-cell>
          <table:table-cell table:style-name="Table40.B2" office:value-type="string">
            <text:p text:style-name="code">Toimenpide aloitettiin, mutta jokin sen käynnistämistä alitoimenpiteistä epäonnistui, ja isäntätoimenpide jouduttiin keskeyttämään.</text:p>
          </table:table-cell>
        </table:table-row>
        <table:table-row>
          <table:table-cell table:style-name="Table40.A2" office:value-type="string">
            <text:p text:style-name="code">API_AUTHENTICATION_FAILED</text:p>
          </table:table-cell>
          <table:table-cell table:style-name="Table40.B2" office:value-type="string">
            <text:p text:style-name="code">Virheellinen API-autentikaatio.</text:p>
          </table:table-cell>
        </table:table-row>
        <table:table-row>
          <table:table-cell table:style-name="Table40.A2" office:value-type="string">
            <text:p text:style-name="code">EMPTY_PATH</text:p>
          </table:table-cell>
          <table:table-cell table:style-name="Table40.B2" office:value-type="string">
            <text:p text:style-name="code">Vaadittu polku on tyhjä.</text:p>
          </table:table-cell>
        </table:table-row>
        <table:table-row>
          <table:table-cell table:style-name="Table40.A2" office:value-type="string">
            <text:p text:style-name="code">MALFORMED_PATH</text:p>
          </table:table-cell>
          <table:table-cell table:style-name="Table40.B2" office:value-type="string">
            <text:p text:style-name="code"><text:span text:style-name="T101">Vaadittu </text:span>polku on virheellinen.</text:p>
          </table:table-cell>
        </table:table-row>
        <table:table-row>
          <table:table-cell table:style-name="Table40.A2" office:value-type="string">
            <text:p text:style-name="code">EMPTY_SUBQUERY</text:p>
          </table:table-cell>
          <table:table-cell table:style-name="Table40.B2" office:value-type="string">
            <text:p text:style-name="code">Alikysely palauttaa tyhjän listan. Koko kysely keskeytetään.</text:p>
          </table:table-cell>
        </table:table-row>
        <table:table-row>
          <table:table-cell table:style-name="Table40.A2" office:value-type="string">
            <text:p text:style-name="code">NO_CHANGES</text:p>
          </table:table-cell>
          <table:table-cell table:style-name="Table40.B2" office:value-type="string">
            <text:p text:style-name="code">Toimenpiteestä ei seurannut mitään muutoksia.</text:p>
          </table:table-cell>
        </table:table-row>
        <table:table-row>
          <table:table-cell table:style-name="Table40.A2" office:value-type="string">
            <text:p text:style-name="code">HAS_HANDLER</text:p>
          </table:table-cell>
          <table:table-cell table:style-name="Table40.B2" office:value-type="string">
            <text:p text:style-name="code">Revisiolla on jo käsittelijä, vaikka sillä ei pitäisi olla.</text:p>
          </table:table-cell>
        </table:table-row>
        <table:table-row>
          <table:table-cell table:style-name="Table40.A2" office:value-type="string">
            <text:p text:style-name="code">EXCEPTION_DURING_API_CALL</text:p>
          </table:table-cell>
          <table:table-cell table:style-name="Table40.B2" office:value-type="string">
            <text:p text:style-name="code">Käsittelemätön poikkeus kesken rajapintakutsun.</text:p>
          </table:table-cell>
        </table:table-row>
        <table:table-row>
          <table:table-cell table:style-name="Table40.A2" office:value-type="string">
            <text:p text:style-name="code">RESULT_SET_TOO_LARGE</text:p>
          </table:table-cell>
          <table:table-cell table:style-name="Table40.B2" office:value-type="string">
            <text:p text:style-name="code">Liikaa tuloksia – ei voida palauttaa.</text:p>
          </table:table-cell>
        </table:table-row>
        <table:table-row>
          <table:table-cell table:style-name="Table40.A2" office:value-type="string">
            <text:p text:style-name="code">FILE_ALREADY_EXISTS</text:p>
          </table:table-cell>
          <table:table-cell table:style-name="Table40.B2" office:value-type="string">
            <text:p text:style-name="code">Tiedostoa on yritetty siirtää jonnekin, mistä se jo löytyy.</text:p>
          </table:table-cell>
        </table:table-row>
        <table:table-row>
          <table:table-cell table:style-name="Table40.A2" office:value-type="string">
            <text:p text:style-name="code">CONFIG_UPDATE_PARTIAL_FAILURE</text:p>
          </table:table-cell>
          <table:table-cell table:style-name="Table40.B2" office:value-type="string">
            <text:p text:style-name="code">Revision tallentaminen epäonnistuu uuden datakonfiguraation johdosta.</text:p>
          </table:table-cell>
        </table:table-row>
      </table:table>
      <text:p text:style-name="P257"/>
      <text:p text:style-name="P2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40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9-06-25T11:49:14.527563783</dc:date>
    <meta:editing-duration>P7DT14H33M1S</meta:editing-duration>
    <meta:editing-cycles>120</meta:editing-cycles>
    <meta:generator>LibreOffice/6.0.7.3$Linux_X86_64 LibreOffice_project/00m0$Build-3</meta:generator>
    <meta:document-statistic meta:table-count="40" meta:image-count="0" meta:object-count="0" meta:page-count="43" meta:paragraph-count="1758" meta:word-count="3838" meta:character-count="40934" meta:non-whitespace-character-count="32458"/>
  </office:meta>
</office:document-meta>
</file>